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84in"/>
    </style:style>
    <style:style style:name="co2" style:family="table-column">
      <style:table-column-properties fo:break-before="auto" style:column-width="2.2811in"/>
    </style:style>
    <style:style style:name="co3" style:family="table-column">
      <style:table-column-properties fo:break-before="auto" style:column-width="2.8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2.6862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2.9055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4.8457in"/>
    </style:style>
    <style:style style:name="co11" style:family="table-column">
      <style:table-column-properties fo:break-before="auto" style:column-width="2.7193in"/>
    </style:style>
    <style:style style:name="co12" style:family="table-column">
      <style:table-column-properties fo:break-before="auto" style:column-width="2.3516in"/>
    </style:style>
    <style:style style:name="co13" style:family="table-column">
      <style:table-column-properties fo:break-before="auto" style:column-width="0.4484in"/>
    </style:style>
    <style:style style:name="co14" style:family="table-column">
      <style:table-column-properties fo:break-before="auto" style:column-width="2.8083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2.1937in"/>
    </style:style>
    <style:style style:name="co17" style:family="table-column">
      <style:table-column-properties fo:break-before="auto" style:column-width="1.4236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2.7689in"/>
    </style:style>
    <style:style style:name="co20" style:family="table-column">
      <style:table-column-properties fo:break-before="auto" style:column-width="2.8181in"/>
    </style:style>
    <style:style style:name="co21" style:family="table-column">
      <style:table-column-properties fo:break-before="auto" style:column-width="0.4972in"/>
    </style:style>
    <style:style style:name="co22" style:family="table-column">
      <style:table-column-properties fo:break-before="auto" style:column-width="3.1299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9016in"/>
    </style:style>
    <style:style style:name="co26" style:family="table-column">
      <style:table-column-properties fo:break-before="auto" style:column-width="2.3209in"/>
    </style:style>
    <style:style style:name="co27" style:family="table-column">
      <style:table-column-properties fo:break-before="auto" style:column-width="1.1311in"/>
    </style:style>
    <style:style style:name="co28" style:family="table-column">
      <style:table-column-properties fo:break-before="auto" style:column-width="1.9693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1.5898in"/>
    </style:style>
    <style:style style:name="co31" style:family="table-column">
      <style:table-column-properties fo:break-before="auto" style:column-width="1.7744in"/>
    </style:style>
    <style:style style:name="co32" style:family="table-column">
      <style:table-column-properties fo:break-before="auto" style:column-width="3.0618in"/>
    </style:style>
    <style:style style:name="co33" style:family="table-column">
      <style:table-column-properties fo:break-before="auto" style:column-width="2.4665in"/>
    </style:style>
    <style:style style:name="co34" style:family="table-column">
      <style:table-column-properties fo:break-before="auto" style:column-width="2.0181in"/>
    </style:style>
    <style:style style:name="co35" style:family="table-column">
      <style:table-column-properties fo:break-before="auto" style:column-width="1.4917in"/>
    </style:style>
    <style:style style:name="co36" style:family="table-column">
      <style:table-column-properties fo:break-before="auto" style:column-width="1.4429in"/>
    </style:style>
    <style:style style:name="co37" style:family="table-column">
      <style:table-column-properties fo:break-before="auto" style:column-width="1.5307in"/>
    </style:style>
    <style:style style:name="co38" style:family="table-column">
      <style:table-column-properties fo:break-before="auto" style:column-width="3.3638in"/>
    </style:style>
    <style:style style:name="co39" style:family="table-column">
      <style:table-column-properties fo:break-before="auto" style:column-width="0.7602in"/>
    </style:style>
    <style:style style:name="co40" style:family="table-column">
      <style:table-column-properties fo:break-before="auto" style:column-width="2.4472in"/>
    </style:style>
    <style:style style:name="co41" style:family="table-column">
      <style:table-column-properties fo:break-before="auto" style:column-width="2.6717in"/>
    </style:style>
    <style:style style:name="co42" style:family="table-column">
      <style:table-column-properties fo:break-before="auto" style:column-width="3.0909in"/>
    </style:style>
    <style:style style:name="co43" style:family="table-column">
      <style:table-column-properties fo:break-before="auto" style:column-width="1.5799in"/>
    </style:style>
    <style:style style:name="co44" style:family="table-column">
      <style:table-column-properties fo:break-before="auto" style:column-width="0.7409in"/>
    </style:style>
    <style:style style:name="co45" style:family="table-column">
      <style:table-column-properties fo:break-before="auto" style:column-width="2.7102in"/>
    </style:style>
    <style:style style:name="co46" style:family="table-column">
      <style:table-column-properties fo:break-before="auto" style:column-width="3.0717in"/>
    </style:style>
    <style:style style:name="co47" style:family="table-column">
      <style:table-column-properties fo:break-before="auto" style:column-width="2.8374in"/>
    </style:style>
    <style:style style:name="co48" style:family="table-column">
      <style:table-column-properties fo:break-before="auto" style:column-width="3.2854in"/>
    </style:style>
    <style:style style:name="co49" style:family="table-column">
      <style:table-column-properties fo:break-before="auto" style:column-width="3.7339in"/>
    </style:style>
    <style:style style:name="co50" style:family="table-column">
      <style:table-column-properties fo:break-before="auto" style:column-width="1.6866in"/>
    </style:style>
    <style:style style:name="co51" style:family="table-column">
      <style:table-column-properties fo:break-before="auto" style:column-width="1.7937in"/>
    </style:style>
    <style:style style:name="co52" style:family="table-column">
      <style:table-column-properties fo:break-before="auto" style:column-width="3.0319in"/>
    </style:style>
    <style:style style:name="co53" style:family="table-column">
      <style:table-column-properties fo:break-before="auto" style:column-width="3.1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no-wrap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0000" fo:wrap-option="no-wrap"/>
    </style:style>
    <style:style style:name="ce19" style:family="table-cell" style:parent-style-name="Default" style:data-style-name="N100"/>
    <style:style style:name="ce20" style:family="table-cell" style:parent-style-name="Default" style:data-style-name="N73"/>
    <style:style style:name="ce21" style:family="table-cell" style:parent-style-name="Default" style:data-style-name="N73">
      <style:table-cell-properties fo:wrap-option="no-wrap"/>
    </style:style>
    <style:style style:name="ce22" style:family="table-cell" style:parent-style-name="Default" style:data-style-name="N73">
      <style:table-cell-properties fo:background-color="#000000" fo:wrap-option="no-wrap"/>
    </style:style>
    <style:style style:name="ce23" style:family="table-cell" style:parent-style-name="Default" style:data-style-name="N73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song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ng title</text:p>
          </table:table-cell>
          <table:table-cell office:value-type="string" calcext:value-type="string">
            <text:p>album/category</text:p>
          </table:table-cell>
          <table:table-cell/>
        </table:table-row>
        <table:table-row table:style-name="ro1">
          <table:table-cell office:value-type="string" calcext:value-type="string">
            <text:p>Answering Machine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Blue Moon Turns to Go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nown from “Songs” book</text:p>
          </table:table-cell>
        </table:table-row>
        <table:table-row table:style-name="ro1">
          <table:table-cell office:value-type="string" calcext:value-type="string">
            <text:p>Forward!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bama Campaign Song</text:p>
          </table:table-cell>
        </table:table-row>
        <table:table-row table:style-name="ro1">
          <table:table-cell office:value-type="string" calcext:value-type="string">
            <text:p>I’m Turning Into Elvis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ust Another Lonely Mi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ritten for Darlene Love</text:p>
          </table:table-cell>
        </table:table-row>
        <table:table-row table:style-name="ro1">
          <table:table-cell office:value-type="string" calcext:value-type="string">
            <text:p>Night Closing In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Savin’ U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Clarence for debut, lyrics unknown</text:p>
          </table:table-cell>
        </table:table-row>
        <table:table-row table:style-name="ro1">
          <table:table-cell office:value-type="string" calcext:value-type="string">
            <text:p>Summer on Signal Hill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Clarence for debut, lyrics unknown</text:p>
          </table:table-cell>
        </table:table-row>
        <table:table-row table:style-name="ro1">
          <table:table-cell office:value-type="string" calcext:value-type="string">
            <text:p>Walking Through Midnigh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Southside for Debut</text:p>
          </table:table-cell>
        </table:table-row>
        <table:table-row table:style-name="ro1">
          <table:table-cell office:value-type="string" calcext:value-type="string">
            <text:p>Yankees W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ne off for Joe Torre tribute</text:p>
          </table:table-cell>
        </table:table-row>
        <table:table-row table:style-name="ro1">
          <table:table-cell office:value-type="string" calcext:value-type="string">
            <text:p>Homestead</text:p>
          </table:table-cell>
          <table:table-cell office:value-type="string" calcext:value-type="string">
            <text:p>American Babylon (Grushecky)</text:p>
          </table:table-cell>
          <table:table-cell/>
        </table:table-row>
        <table:table-row table:style-name="ro1">
          <table:table-cell office:value-type="string" calcext:value-type="string">
            <text:p>All I Need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Angelyne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Club Soul City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Hold On (To What You Got)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Love’s on the Line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Out of Work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Betty Je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Delivery M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Don’t Back Down (#2)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Fugitive’s Dream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James Lincoln Deer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Little Girl (Like You)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One Lov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Richfield Whistl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Seven Tears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The Klansm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Follow That Dream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Unsatisfied Heart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I’m Your Detail Man</text:p>
          </table:table-cell>
          <table:table-cell office:value-type="string" calcext:value-type="string">
            <text:p>T2: Nashville</text:p>
          </table:table-cell>
          <table:table-cell/>
        </table:table-row>
        <table:table-row table:style-name="ro1">
          <table:table-cell office:value-type="string" calcext:value-type="string">
            <text:p>Tiger Rose</text:p>
          </table:table-cell>
          <table:table-cell office:value-type="string" calcext:value-type="string">
            <text:p>T2: Nashville</text:p>
          </table:table-cell>
          <table:table-cell/>
        </table:table-row>
        <table:table-row table:style-name="ro1">
          <table:table-cell office:value-type="string" calcext:value-type="string">
            <text:p>Idiot’s Delight</text:p>
          </table:table-cell>
          <table:table-cell office:value-type="string" calcext:value-type="string">
            <text:p>T2: Perfect World</text:p>
          </table:table-cell>
          <table:table-cell/>
        </table:table-row>
        <table:table-row table:style-name="ro1">
          <table:table-cell office:value-type="string" calcext:value-type="string">
            <text:p>It’s the Little Things That Count</text:p>
          </table:table-cell>
          <table:table-cell office:value-type="string" calcext:value-type="string">
            <text:p>T2: SOPS</text:p>
          </table:table-cell>
          <table:table-cell/>
        </table:table-row>
        <table:table-row table:style-name="ro1">
          <table:table-cell office:value-type="string" calcext:value-type="string">
            <text:p>Waiting on the End of the World</text:p>
          </table:table-cell>
          <table:table-cell office:value-type="string" calcext:value-type="string">
            <text:p>T2: SOPS</text:p>
          </table:table-cell>
          <table:table-cell/>
        </table:table-row>
        <table:table-row table:style-name="ro1">
          <table:table-cell table:style-name="ce1" office:value-type="string" calcext:value-type="string">
            <text:p>Hold On (To What You Got)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Your Love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RotD/Gary U.S. Bonds, Bruce Springsteen and the E Street Band: Out of Work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I'm Not Sleeping</text:p>
          </table:table-cell>
          <table:table-cell office:value-type="string" calcext:value-type="string">
            <text:p>T2: Perfect World</text:p>
          </table:table-cell>
          <table:table-cell/>
        </table:table-row>
        <table:table-row table:style-name="ro1">
          <table:table-cell table:style-name="ce1" office:value-type="string" calcext:value-type="string">
            <text:p>This Little Girl</text:p>
          </table:table-cell>
          <table:table-cell office:value-type="string" calcext:value-type="string">
            <text:p>Dedication (Gary Bonds)</text:p>
          </table:table-cell>
          <table:table-cell/>
        </table:table-row>
      </table:table>
      <table:table table:name="early yea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0"/>
        <table:table-column table:style-name="co10" table:default-cell-style-name="Default"/>
        <table:table-column table:style-name="co4" table:number-columns-repeated="16377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1968 Notebook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22b683f-2131-46ba-9887-ad717e9204c3</text:p>
          </table:table-cell>
          <table:table-cell office:value-type="float" office:value="6806" calcext:value-type="float">
            <text:p>6806</text:p>
          </table:table-cell>
          <table:table-cell office:value-type="string" calcext:value-type="string">
            <text:p>Clouds</text:p>
          </table:table-cell>
          <table:table-cell table:style-name="ce19" office:value-type="string" calcext:value-type="string">
            <text:p>2019-01-05 13:00:53</text:p>
          </table:table-cell>
          <table:table-cell table:style-name="ce19" office:value-type="string" calcext:value-type="string">
            <text:p>2021-06-07 12:27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aef9780-f789-4384-838d-e1d255c789e2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Crystal</text:p>
          </table:table-cell>
          <table:table-cell table:style-name="ce19" office:value-type="string" calcext:value-type="string">
            <text:p>2018-05-11 12:00:21</text:p>
          </table:table-cell>
          <table:table-cell table:style-name="ce19" office:value-type="string" calcext:value-type="string">
            <text:p>2019-04-13 22:50:3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daf345b-a0be-4c51-85c3-37b2096741fa</text:p>
          </table:table-cell>
          <table:table-cell office:value-type="float" office:value="10934" calcext:value-type="float">
            <text:p>10934</text:p>
          </table:table-cell>
          <table:table-cell office:value-type="string" calcext:value-type="string">
            <text:p>Death of a Good Man</text:p>
          </table:table-cell>
          <table:table-cell table:style-name="ce19" office:value-type="string" calcext:value-type="string">
            <text:p>2019-07-07 12:00:00</text:p>
          </table:table-cell>
          <table:table-cell table:style-name="ce19" office:value-type="string" calcext:value-type="string">
            <text:p>2019-12-07 11:38:4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e49e41a-860d-415b-a630-6d619b6f1451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The Fire Engines Are Returning Home</text:p>
          </table:table-cell>
          <table:table-cell table:style-name="ce19" office:value-type="string" calcext:value-type="string">
            <text:p>2020-07-31 11:10:00</text:p>
          </table:table-cell>
          <table:table-cell table:style-name="ce19" office:value-type="string" calcext:value-type="string">
            <text:p>2020-07-31 11:12:2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8006906-4f3f-4f5c-b2e6-589d050f7cf5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For Never Asking</text:p>
          </table:table-cell>
          <table:table-cell table:style-name="ce19" office:value-type="string" calcext:value-type="string">
            <text:p>2018-08-24 12:00:25</text:p>
          </table:table-cell>
          <table:table-cell table:style-name="ce19" office:value-type="string" calcext:value-type="string">
            <text:p>2021-06-07 12:27:4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c0dd4a9-3703-4135-bc48-9763a2ced280</text:p>
          </table:table-cell>
          <table:table-cell office:value-type="float" office:value="26455" calcext:value-type="float">
            <text:p>26455</text:p>
          </table:table-cell>
          <table:table-cell office:value-type="string" calcext:value-type="string">
            <text:p>Love Cycle</text:p>
          </table:table-cell>
          <table:table-cell table:style-name="ce19" office:value-type="string" calcext:value-type="string">
            <text:p>2021-04-27 12:00:00</text:p>
          </table:table-cell>
          <table:table-cell table:style-name="ce19" office:value-type="string" calcext:value-type="string">
            <text:p>2021-04-27 02:16:1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548ed5e-add0-477c-ab50-23055b731b06</text:p>
          </table:table-cell>
          <table:table-cell office:value-type="float" office:value="21116" calcext:value-type="float">
            <text:p>21116</text:p>
          </table:table-cell>
          <table:table-cell office:value-type="string" calcext:value-type="string">
            <text:p>Mississippi</text:p>
          </table:table-cell>
          <table:table-cell table:style-name="ce19" office:value-type="string" calcext:value-type="string">
            <text:p>2020-09-22 12:00:00</text:p>
          </table:table-cell>
          <table:table-cell table:style-name="ce19" office:value-type="string" calcext:value-type="string">
            <text:p>2020-09-19 18:36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c68a077-da26-498b-a76d-7f67d5dc36b6</text:p>
          </table:table-cell>
          <table:table-cell office:value-type="float" office:value="13439" calcext:value-type="float">
            <text:p>13439</text:p>
          </table:table-cell>
          <table:table-cell office:value-type="string" calcext:value-type="string">
            <text:p>New York Morning Love</text:p>
          </table:table-cell>
          <table:table-cell table:style-name="ce19" office:value-type="string" calcext:value-type="string">
            <text:p>2019-10-23 12:00:00</text:p>
          </table:table-cell>
          <table:table-cell table:style-name="ce19" office:value-type="string" calcext:value-type="string">
            <text:p>2019-10-26 00:36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59e62d1-909c-45d9-a540-3495519cedc3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Oh No No No</text:p>
          </table:table-cell>
          <table:table-cell table:style-name="ce19" office:value-type="string" calcext:value-type="string">
            <text:p>2018-11-13 13:00:26</text:p>
          </table:table-cell>
          <table:table-cell table:style-name="ce19" office:value-type="string" calcext:value-type="string">
            <text:p>2023-01-01 16:03:3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1872781-97e4-407c-a2c6-28c50ded2c63</text:p>
          </table:table-cell>
          <table:table-cell office:value-type="float" office:value="19806" calcext:value-type="float">
            <text:p>19806</text:p>
          </table:table-cell>
          <table:table-cell office:value-type="string" calcext:value-type="string">
            <text:p>Phantom Love (Just 16)</text:p>
          </table:table-cell>
          <table:table-cell table:style-name="ce19" office:value-type="string" calcext:value-type="string">
            <text:p>2020-08-19 12:00:00</text:p>
          </table:table-cell>
          <table:table-cell table:style-name="ce19" office:value-type="string" calcext:value-type="string">
            <text:p>2020-08-16 18:13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8015697-f8b9-4622-b1d0-4d2cfec65d6b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Slum Sentiments</text:p>
          </table:table-cell>
          <table:table-cell table:style-name="ce19" office:value-type="string" calcext:value-type="string">
            <text:p>2018-10-12 11:27:07</text:p>
          </table:table-cell>
          <table:table-cell table:style-name="ce19" office:value-type="string" calcext:value-type="string">
            <text:p>2019-04-14 22:37:4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e9a987-7433-4f17-b8ca-e1f2df67f0a7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Sun Time</text:p>
          </table:table-cell>
          <table:table-cell table:style-name="ce19" office:value-type="string" calcext:value-type="string">
            <text:p>2022-08-02 12:00:00</text:p>
          </table:table-cell>
          <table:table-cell table:style-name="ce19" office:value-type="string" calcext:value-type="string">
            <text:p>2022-08-02 12:13:3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e668bc2-8c20-4963-b473-e725c19cd37a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Turn Around</text:p>
          </table:table-cell>
          <table:table-cell table:style-name="ce19" office:value-type="string" calcext:value-type="string">
            <text:p>2018-07-09 12:00:19</text:p>
          </table:table-cell>
          <table:table-cell table:style-name="ce19" office:value-type="string" calcext:value-type="string">
            <text:p>2019-04-14 17:18:1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963d125-f7b6-4305-ad66-699e79afac56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Until the Rain Comes</text:p>
          </table:table-cell>
          <table:table-cell table:style-name="ce19" office:value-type="string" calcext:value-type="string">
            <text:p>2018-04-22 12:00:17</text:p>
          </table:table-cell>
          <table:table-cell table:style-name="ce19" office:value-type="string" calcext:value-type="string">
            <text:p>2019-04-13 21:04:2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05d6391-eeb0-4d3e-8b1d-2b957cab4537</text:p>
          </table:table-cell>
          <table:table-cell office:value-type="float" office:value="27621" calcext:value-type="float">
            <text:p>27621</text:p>
          </table:table-cell>
          <table:table-cell office:value-type="string" calcext:value-type="string">
            <text:p>Upon This Day (Eurydice)</text:p>
          </table:table-cell>
          <table:table-cell table:style-name="ce19" office:value-type="string" calcext:value-type="string">
            <text:p>2021-06-07 12:00:00</text:p>
          </table:table-cell>
          <table:table-cell table:style-name="ce19" office:value-type="string" calcext:value-type="string">
            <text:p>2021-06-07 12:22:2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dd9e18d-ea15-45dd-b24e-7e85ff09e79c</text:p>
          </table:table-cell>
          <table:table-cell office:value-type="float" office:value="15838" calcext:value-type="float">
            <text:p>15838</text:p>
          </table:table-cell>
          <table:table-cell office:value-type="string" calcext:value-type="string">
            <text:p>Vaginal Vandals</text:p>
          </table:table-cell>
          <table:table-cell table:style-name="ce19" office:value-type="string" calcext:value-type="string">
            <text:p>2020-02-19 13:00:00</text:p>
          </table:table-cell>
          <table:table-cell table:style-name="ce19" office:value-type="string" calcext:value-type="string">
            <text:p>2020-02-20 18:14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f1c8280-c090-4348-b520-1017df2247e0</text:p>
          </table:table-cell>
          <table:table-cell office:value-type="float" office:value="27324" calcext:value-type="float">
            <text:p>27324</text:p>
          </table:table-cell>
          <table:table-cell office:value-type="string" calcext:value-type="string">
            <text:p>The Virgin Flower</text:p>
          </table:table-cell>
          <table:table-cell table:style-name="ce19" office:value-type="string" calcext:value-type="string">
            <text:p>2022-05-22 12:00:00</text:p>
          </table:table-cell>
          <table:table-cell table:style-name="ce19" office:value-type="string" calcext:value-type="string">
            <text:p>2022-05-22 06:07:5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9a54309-44d9-4f47-a055-04318fc836f5</text:p>
          </table:table-cell>
          <table:table-cell office:value-type="float" office:value="24471" calcext:value-type="float">
            <text:p>24471</text:p>
          </table:table-cell>
          <table:table-cell office:value-type="string" calcext:value-type="string">
            <text:p>The War Song</text:p>
          </table:table-cell>
          <table:table-cell table:style-name="ce19" office:value-type="string" calcext:value-type="string">
            <text:p>2021-01-27 13:00:00</text:p>
          </table:table-cell>
          <table:table-cell table:style-name="ce19" office:value-type="string" calcext:value-type="string">
            <text:p>2021-01-27 01:35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7414a23-9f77-41a0-8a78-bfc78566b5b9</text:p>
          </table:table-cell>
          <table:table-cell office:value-type="float" office:value="23072" calcext:value-type="float">
            <text:p>23072</text:p>
          </table:table-cell>
          <table:table-cell office:value-type="string" calcext:value-type="string">
            <text:p>The Window</text:p>
          </table:table-cell>
          <table:table-cell table:style-name="ce19" office:value-type="string" calcext:value-type="string">
            <text:p>2020-12-21 13:00:00</text:p>
          </table:table-cell>
          <table:table-cell table:style-name="ce19" office:value-type="string" calcext:value-type="string">
            <text:p>2020-12-21 14:36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638e5d4-d5d0-4512-9dce-e0d30c8728b9</text:p>
          </table:table-cell>
          <table:table-cell office:value-type="float" office:value="11846" calcext:value-type="float">
            <text:p>11846</text:p>
          </table:table-cell>
          <table:table-cell office:value-type="string" calcext:value-type="string">
            <text:p>A Winter's Revelation (In 9 Illusions)</text:p>
          </table:table-cell>
          <table:table-cell table:style-name="ce19" office:value-type="string" calcext:value-type="string">
            <text:p>2019-08-13 12:00:00</text:p>
          </table:table-cell>
          <table:table-cell table:style-name="ce19" office:value-type="string" calcext:value-type="string">
            <text:p>2019-08-13 12:21:39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CASTILES (1965-1968)</text:p>
          </table:table-cell>
          <table:table-cell table:style-name="ce18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468362e-d28b-4bd7-af8b-0d880321d0db</text:p>
          </table:table-cell>
          <table:table-cell office:value-type="float" office:value="22772" calcext:value-type="float">
            <text:p>22772</text:p>
          </table:table-cell>
          <table:table-cell office:value-type="string" calcext:value-type="string">
            <text:p>Look Into My Window</text:p>
          </table:table-cell>
          <table:table-cell office:value-type="date" office:date-value="2020-11-09T13:00:00" calcext:value-type="date">
            <text:p>2020-11-09 13:00:00</text:p>
          </table:table-cell>
          <table:table-cell office:value-type="date" office:date-value="2020-11-09T12:24:43" calcext:value-type="date">
            <text:p>2020-11-09 12:24:4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e971ee1-b900-4ee3-81ba-503affa06d1e</text:p>
          </table:table-cell>
          <table:table-cell office:value-type="float" office:value="7288" calcext:value-type="float">
            <text:p>7288</text:p>
          </table:table-cell>
          <table:table-cell office:value-type="string" calcext:value-type="string">
            <text:p>Mr. Jones</text:p>
          </table:table-cell>
          <table:table-cell office:value-type="date" office:date-value="2019-02-01T13:00:41" calcext:value-type="date">
            <text:p>2019-02-01 13:00:41</text:p>
          </table:table-cell>
          <table:table-cell office:value-type="date" office:date-value="2024-01-02T01:57:34" calcext:value-type="date">
            <text:p>2024-01-02 01:57:3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7bf1a54-47e1-4c8f-a013-60113e10aab0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That's What You Get</text:p>
          </table:table-cell>
          <table:table-cell office:value-type="date" office:date-value="2019-11-30T13:00:00" calcext:value-type="date">
            <text:p>2019-11-30 13:00:00</text:p>
          </table:table-cell>
          <table:table-cell office:value-type="date" office:date-value="2019-11-30T13:11:48" calcext:value-type="date">
            <text:p>2019-11-30 13:11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6a8fe1e-7d3f-41c0-a141-8e5a6d8fefea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Baby I</text:p>
          </table:table-cell>
          <table:table-cell office:value-type="date" office:date-value="2018-12-20T07:37:26" calcext:value-type="date">
            <text:p>2018-12-20 07:37:26</text:p>
          </table:table-cell>
          <table:table-cell office:value-type="date" office:date-value="2020-10-24T03:59:59" calcext:value-type="date">
            <text:p>2020-10-24 03:59:59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CHILD (1969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056db9a-62d8-4661-b2df-f92d3a6bc6f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KT-88</text:p>
          </table:table-cell>
          <table:table-cell office:value-type="date" office:date-value="2018-03-12T12:00:00" calcext:value-type="date">
            <text:p>2018-03-12 12:00:00</text:p>
          </table:table-cell>
          <table:table-cell office:value-type="date" office:date-value="2024-01-01T22:41:37" calcext:value-type="date">
            <text:p>2024-01-01 22:41:3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0b3f016-c6f3-49fa-8f78-b1d307ca562a</text:p>
          </table:table-cell>
          <table:table-cell office:value-type="float" office:value="15953" calcext:value-type="float">
            <text:p>15953</text:p>
          </table:table-cell>
          <table:table-cell office:value-type="string" calcext:value-type="string">
            <text:p>Sister Theresa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date" office:date-value="2021-12-20T00:49:00" calcext:value-type="date">
            <text:p>2021-12-20 00:49:00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TEEL MILL (1970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72fbeeb-b1fa-4553-a682-03905dc27c60</text:p>
          </table:table-cell>
          <table:table-cell office:value-type="float" office:value="24435" calcext:value-type="float">
            <text:p>24435</text:p>
          </table:table-cell>
          <table:table-cell office:value-type="string" calcext:value-type="string">
            <text:p>America Under Fire</text:p>
          </table:table-cell>
          <table:table-cell office:value-type="date" office:date-value="2021-01-07T13:00:00" calcext:value-type="date">
            <text:p>2021-01-07 13:00:00</text:p>
          </table:table-cell>
          <table:table-cell office:value-type="date" office:date-value="2021-01-07T14:30:55" calcext:value-type="date">
            <text:p>2021-01-07 14:30:5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806417a-afa6-4845-9b26-9faee99d04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lack Sun Rising</text:p>
          </table:table-cell>
          <table:table-cell office:value-type="date" office:date-value="2018-01-27T20:30:49" calcext:value-type="date">
            <text:p>2018-01-27 20:30:49</text:p>
          </table:table-cell>
          <table:table-cell office:value-type="date" office:date-value="2019-04-13T17:23:57" calcext:value-type="date">
            <text:p>2019-04-13 17:23:5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c7b793b-9050-4701-9f8d-54cd369e44dd</text:p>
          </table:table-cell>
          <table:table-cell office:value-type="float" office:value="12476" calcext:value-type="float">
            <text:p>12476</text:p>
          </table:table-cell>
          <table:table-cell office:value-type="string" calcext:value-type="string">
            <text:p>Changing Children</text:p>
          </table:table-cell>
          <table:table-cell office:value-type="date" office:date-value="2019-09-04T12:00:00" calcext:value-type="date">
            <text:p>2019-09-04 12:00:00</text:p>
          </table:table-cell>
          <table:table-cell office:value-type="date" office:date-value="2020-12-15T16:02:49" calcext:value-type="date">
            <text:p>2020-12-15 16:02:4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2d80f53-8966-421d-a550-378c8b111e39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Garden State Parkway Blues</text:p>
          </table:table-cell>
          <table:table-cell office:value-type="date" office:date-value="2018-11-30T13:00:16" calcext:value-type="date">
            <text:p>2018-11-30 13:00:16</text:p>
          </table:table-cell>
          <table:table-cell office:value-type="date" office:date-value="2023-01-01T16:21:05" calcext:value-type="date">
            <text:p>2023-01-01 16:21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771961a-0601-4b6a-b93b-6192811fb837</text:p>
          </table:table-cell>
          <table:table-cell office:value-type="float" office:value="28158" calcext:value-type="float">
            <text:p>28158</text:p>
          </table:table-cell>
          <table:table-cell office:value-type="string" calcext:value-type="string">
            <text:p>Girlfriend Blues</text:p>
          </table:table-cell>
          <table:table-cell office:value-type="date" office:date-value="2021-06-21T12:00:00" calcext:value-type="date">
            <text:p>2021-06-21 12:00:00</text:p>
          </table:table-cell>
          <table:table-cell office:value-type="date" office:date-value="2021-06-21T12:33:28" calcext:value-type="date">
            <text:p>2021-06-21 12:33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012a6f9-ecaa-4db3-b726-850eb9848035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Goin' Back to Georgia</text:p>
          </table:table-cell>
          <table:table-cell office:value-type="date" office:date-value="2019-03-07T13:00:00" calcext:value-type="date">
            <text:p>2019-03-07 13:00:00</text:p>
          </table:table-cell>
          <table:table-cell office:value-type="date" office:date-value="2019-04-15T05:17:36" calcext:value-type="date">
            <text:p>2019-04-15 05:17:3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5489e3c-d916-4bcc-b2b1-411acf67c009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Goin' Down Slow</text:p>
          </table:table-cell>
          <table:table-cell office:value-type="date" office:date-value="2019-04-20T12:00:00" calcext:value-type="date">
            <text:p>2019-04-20 12:00:00</text:p>
          </table:table-cell>
          <table:table-cell office:value-type="date" office:date-value="2024-01-02T02:20:59" calcext:value-type="date">
            <text:p>2024-01-02 02:20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da53163-09e5-48a3-aad7-4c889b3ebfcb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Good Lovin' Woman</text:p>
          </table:table-cell>
          <table:table-cell office:value-type="date" office:date-value="2019-06-17T12:00:00" calcext:value-type="date">
            <text:p>2019-06-17 12:00:00</text:p>
          </table:table-cell>
          <table:table-cell office:value-type="date" office:date-value="2019-06-18T02:05:57" calcext:value-type="date">
            <text:p>2019-06-18 02:05:5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32e4f83-9604-4865-85bc-055a52b107d4</text:p>
          </table:table-cell>
          <table:table-cell office:value-type="float" office:value="26078" calcext:value-type="float">
            <text:p>26078</text:p>
          </table:table-cell>
          <table:table-cell office:value-type="string" calcext:value-type="string">
            <text:p>I Am the Doctor</text:p>
          </table:table-cell>
          <table:table-cell office:value-type="date" office:date-value="2021-03-31T12:00:00" calcext:value-type="date">
            <text:p>2021-03-31 12:00:00</text:p>
          </table:table-cell>
          <table:table-cell office:value-type="date" office:date-value="2021-03-31T12:06:35" calcext:value-type="date">
            <text:p>2021-03-31 12:06:3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8882c3c-2b77-4934-8e64-871f8d2b5de9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I Can't Take It No More</text:p>
          </table:table-cell>
          <table:table-cell office:value-type="date" office:date-value="2019-11-20T13:00:00" calcext:value-type="date">
            <text:p>2019-11-20 13:00:00</text:p>
          </table:table-cell>
          <table:table-cell office:value-type="date" office:date-value="2019-11-24T00:41:45" calcext:value-type="date">
            <text:p>2019-11-24 00:41:4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8e0437b-bbf8-4ac6-948c-4aebd756592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I Gotta Be Free</text:p>
          </table:table-cell>
          <table:table-cell office:value-type="date" office:date-value="2019-07-20T12:00:00" calcext:value-type="date">
            <text:p>2019-07-20 12:00:00</text:p>
          </table:table-cell>
          <table:table-cell office:value-type="date" office:date-value="2019-07-20T19:58:48" calcext:value-type="date">
            <text:p>2019-07-20 19:58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fc2fa73-3faa-4084-95bf-7760c40ab435</text:p>
          </table:table-cell>
          <table:table-cell office:value-type="float" office:value="13617" calcext:value-type="float">
            <text:p>13617</text:p>
          </table:table-cell>
          <table:table-cell office:value-type="string" calcext:value-type="string">
            <text:p>Jeannie, I Want to Thank You</text:p>
          </table:table-cell>
          <table:table-cell office:value-type="date" office:date-value="2019-11-22T11:35:00" calcext:value-type="date">
            <text:p>2019-11-22 11:35:00</text:p>
          </table:table-cell>
          <table:table-cell office:value-type="date" office:date-value="2019-11-22T12:54:29" calcext:value-type="date">
            <text:p>2019-11-22 12:54:2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a68c26f-994e-4958-9590-933ee2f3ecfa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Lady Walking Down by the River</text:p>
          </table:table-cell>
          <table:table-cell office:value-type="date" office:date-value="2018-06-27T12:00:19" calcext:value-type="date">
            <text:p>2018-06-27 12:00:19</text:p>
          </table:table-cell>
          <table:table-cell office:value-type="date" office:date-value="2019-04-14T16:40:45" calcext:value-type="date">
            <text:p>2019-04-14 16:40:4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574455c-31f9-4dac-9ad4-850681c5cc9b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Mary Louise Watson</text:p>
          </table:table-cell>
          <table:table-cell office:value-type="date" office:date-value="2018-09-27T12:00:03" calcext:value-type="date">
            <text:p>2018-09-27 12:00:03</text:p>
          </table:table-cell>
          <table:table-cell office:value-type="date" office:date-value="2019-04-14T22:25:52" calcext:value-type="date">
            <text:p>2019-04-14 22:25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da90365-4b29-40c5-aad7-b41c4cc67b52</text:p>
          </table:table-cell>
          <table:table-cell office:value-type="float" office:value="38923" calcext:value-type="float">
            <text:p>38923</text:p>
          </table:table-cell>
          <table:table-cell office:value-type="string" calcext:value-type="string">
            <text:p>Oh Mama</text:p>
          </table:table-cell>
          <table:table-cell office:value-type="date" office:date-value="2022-10-28T12:30:00" calcext:value-type="date">
            <text:p>2022-10-28 12:30:00</text:p>
          </table:table-cell>
          <table:table-cell office:value-type="date" office:date-value="2024-01-04T00:15:44" calcext:value-type="date">
            <text:p>2024-01-04 00:15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e37c168-42d4-488a-8775-29f27aae27f7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Resurrection</text:p>
          </table:table-cell>
          <table:table-cell office:value-type="date" office:date-value="2019-06-26T12:00:00" calcext:value-type="date">
            <text:p>2019-06-26 12:00:00</text:p>
          </table:table-cell>
          <table:table-cell office:value-type="date" office:date-value="2019-06-26T12:09:06" calcext:value-type="date">
            <text:p>2019-06-26 12:09:0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b862853-fcb9-4175-abbe-41c73bc8f845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Sherlock Goes Home</text:p>
          </table:table-cell>
          <table:table-cell office:value-type="date" office:date-value="2018-09-21T12:00:19" calcext:value-type="date">
            <text:p>2018-09-21 12:00:19</text:p>
          </table:table-cell>
          <table:table-cell office:value-type="date" office:date-value="2025-07-18T19:53:50" calcext:value-type="date">
            <text:p>2025-07-18 19:53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e5c4a2d-23dd-4ddb-a4ca-e54fe4cac334</text:p>
          </table:table-cell>
          <table:table-cell office:value-type="float" office:value="28156" calcext:value-type="float">
            <text:p>28156</text:p>
          </table:table-cell>
          <table:table-cell office:value-type="string" calcext:value-type="string">
            <text:p>Sweet Melinda</text:p>
          </table:table-cell>
          <table:table-cell office:value-type="date" office:date-value="2021-08-03T12:00:00" calcext:value-type="date">
            <text:p>2021-08-03 12:00:00</text:p>
          </table:table-cell>
          <table:table-cell office:value-type="date" office:date-value="2021-08-03T02:48:07" calcext:value-type="date">
            <text:p>2021-08-03 02:48:0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81c6006-e4ee-45d9-a7e1-b7666c3508b9</text:p>
          </table:table-cell>
          <table:table-cell office:value-type="float" office:value="30465" calcext:value-type="float">
            <text:p>30465</text:p>
          </table:table-cell>
          <table:table-cell office:value-type="string" calcext:value-type="string">
            <text:p>Temporarily Out of Order</text:p>
          </table:table-cell>
          <table:table-cell office:value-type="date" office:date-value="2021-10-26T12:00:00" calcext:value-type="date">
            <text:p>2021-10-26 12:00:00</text:p>
          </table:table-cell>
          <table:table-cell office:value-type="date" office:date-value="2021-10-26T02:39:51" calcext:value-type="date">
            <text:p>2021-10-26 02:39:5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cb2fa63-f932-484a-ae5a-5cd88e3ffd7d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The Train Song</text:p>
          </table:table-cell>
          <table:table-cell office:value-type="date" office:date-value="2021-10-06T12:00:00" calcext:value-type="date">
            <text:p>2021-10-06 12:00:00</text:p>
          </table:table-cell>
          <table:table-cell office:value-type="date" office:date-value="2021-10-06T12:40:18" calcext:value-type="date">
            <text:p>2021-10-06 12:40:1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aefb3aa-00d1-4325-ace8-57b5f2879472</text:p>
          </table:table-cell>
          <table:table-cell office:value-type="float" office:value="7886" calcext:value-type="float">
            <text:p>7886</text:p>
          </table:table-cell>
          <table:table-cell office:value-type="string" calcext:value-type="string">
            <text:p>The War is Over</text:p>
          </table:table-cell>
          <table:table-cell office:value-type="date" office:date-value="2019-03-23T12:00:00" calcext:value-type="date">
            <text:p>2019-03-23 12:00:00</text:p>
          </table:table-cell>
          <table:table-cell office:value-type="date" office:date-value="2019-04-15T11:56:58" calcext:value-type="date">
            <text:p>2019-04-15 11:56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dfa6811-c971-4c1f-9910-f67b5ecd4956</text:p>
          </table:table-cell>
          <table:table-cell office:value-type="float" office:value="29315" calcext:value-type="float">
            <text:p>29315</text:p>
          </table:table-cell>
          <table:table-cell office:value-type="string" calcext:value-type="string">
            <text:p>The Wind and the Rain</text:p>
          </table:table-cell>
          <table:table-cell office:value-type="date" office:date-value="2021-10-10T12:00:00" calcext:value-type="date">
            <text:p>2021-10-10 12:00:00</text:p>
          </table:table-cell>
          <table:table-cell office:value-type="date" office:date-value="2021-10-10T12:33:59" calcext:value-type="date">
            <text:p>2021-10-10 12:33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4667922-e991-488f-b954-4b1e8c74685d</text:p>
          </table:table-cell>
          <table:table-cell office:value-type="float" office:value="30866" calcext:value-type="float">
            <text:p>30866</text:p>
          </table:table-cell>
          <table:table-cell office:value-type="string" calcext:value-type="string">
            <text:p>Twenty More Miles</text:p>
          </table:table-cell>
          <table:table-cell office:value-type="date" office:date-value="2021-12-03T13:00:00" calcext:value-type="date">
            <text:p>2021-12-03 13:00:00</text:p>
          </table:table-cell>
          <table:table-cell office:value-type="date" office:date-value="2024-01-03T05:29:28" calcext:value-type="date">
            <text:p>2024-01-03 05:29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6f316ca-ba3b-4802-960b-5056f53678d9</text:p>
          </table:table-cell>
          <table:table-cell office:value-type="float" office:value="25935" calcext:value-type="float">
            <text:p>25935</text:p>
          </table:table-cell>
          <table:table-cell office:value-type="string" calcext:value-type="string">
            <text:p>We'll All Man the Guns</text:p>
          </table:table-cell>
          <table:table-cell office:value-type="date" office:date-value="2021-04-07T12:00:00" calcext:value-type="date">
            <text:p>2021-04-07 12:00:00</text:p>
          </table:table-cell>
          <table:table-cell office:value-type="date" office:date-value="2021-04-07T12:20:04" calcext:value-type="date">
            <text:p>2021-04-07 12:20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a344b07-bd35-42bd-9001-ecf8788edbbf</text:p>
          </table:table-cell>
          <table:table-cell office:value-type="float" office:value="6937" calcext:value-type="float">
            <text:p>6937</text:p>
          </table:table-cell>
          <table:table-cell office:value-type="string" calcext:value-type="string">
            <text:p>We've Got to Do It Now</text:p>
          </table:table-cell>
          <table:table-cell office:value-type="date" office:date-value="2019-01-20T13:00:48" calcext:value-type="date">
            <text:p>2019-01-20 13:00:48</text:p>
          </table:table-cell>
          <table:table-cell office:value-type="date" office:date-value="2019-12-02T18:09:54" calcext:value-type="date">
            <text:p>2019-12-02 18:09:5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752ed73-4363-4ea4-93df-81b253a1061f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Where Was Jesus in Ohio</text:p>
          </table:table-cell>
          <table:table-cell office:value-type="date" office:date-value="2020-07-06T12:00:00" calcext:value-type="date">
            <text:p>2020-07-06 12:00:00</text:p>
          </table:table-cell>
          <table:table-cell office:value-type="date" office:date-value="2020-07-06T12:11:11" calcext:value-type="date">
            <text:p>2020-07-06 12:11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f0c376e-c317-4abb-afc4-03be464250fd</text:p>
          </table:table-cell>
          <table:table-cell office:value-type="float" office:value="33061" calcext:value-type="float">
            <text:p>33061</text:p>
          </table:table-cell>
          <table:table-cell office:value-type="string" calcext:value-type="string">
            <text:p>Why'd You Do That</text:p>
          </table:table-cell>
          <table:table-cell office:value-type="date" office:date-value="2022-03-08T13:00:00" calcext:value-type="date">
            <text:p>2022-03-08 13:00:00</text:p>
          </table:table-cell>
          <table:table-cell office:value-type="date" office:date-value="2022-03-08T02:56:24" calcext:value-type="date">
            <text:p>2022-03-08 02:56:2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dc2257-e911-4a35-b989-5bfaf83b53d9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He's Guilty (The Judge Song)</text:p>
          </table:table-cell>
          <table:table-cell office:value-type="date" office:date-value="2020-07-10T12:00:00" calcext:value-type="date">
            <text:p>2020-07-10 12:00:00</text:p>
          </table:table-cell>
          <table:table-cell office:value-type="date" office:date-value="2020-07-10T12:08:33" calcext:value-type="date">
            <text:p>2020-07-10 12:08:33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7eb52b1-3467-4778-a565-793bc17e355b</text:p>
          </table:table-cell>
          <table:table-cell office:value-type="float" office:value="21638" calcext:value-type="float">
            <text:p>21638</text:p>
          </table:table-cell>
          <table:table-cell office:value-type="string" calcext:value-type="string">
            <text:p>The Ballad of Jesse James</text:p>
          </table:table-cell>
          <table:table-cell office:value-type="date" office:date-value="2020-10-22T12:00:00" calcext:value-type="date">
            <text:p>2020-10-22 12:00:00</text:p>
          </table:table-cell>
          <table:table-cell office:value-type="date" office:date-value="2020-10-22T03:51:27" calcext:value-type="date">
            <text:p>2020-10-22 03:51:27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R ZOOM (1971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1e4df1f-6805-44f3-8c76-d248ed336e6c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Jumbeliah</text:p>
          </table:table-cell>
          <table:table-cell office:value-type="date" office:date-value="2018-10-22T12:00:58" calcext:value-type="date">
            <text:p>2018-10-22 12:00:58</text:p>
          </table:table-cell>
          <table:table-cell office:value-type="date" office:date-value="2019-11-30T13:17:07" calcext:value-type="date">
            <text:p>2019-11-30 13:17:0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7fbaa9a-2dc7-4861-a59e-80ae2ddaa179</text:p>
          </table:table-cell>
          <table:table-cell office:value-type="float" office:value="29802" calcext:value-type="float">
            <text:p>29802</text:p>
          </table:table-cell>
          <table:table-cell office:value-type="string" calcext:value-type="string">
            <text:p>Lady of Boston</text:p>
          </table:table-cell>
          <table:table-cell office:value-type="date" office:date-value="2021-11-02T12:00:00" calcext:value-type="date">
            <text:p>2021-11-02 12:00:00</text:p>
          </table:table-cell>
          <table:table-cell office:value-type="date" office:date-value="2021-11-02T13:14:05" calcext:value-type="date">
            <text:p>2021-11-02 13:14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e1a151e-64eb-4240-9100-ad9c282119c8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Southside Shuffle</text:p>
          </table:table-cell>
          <table:table-cell office:value-type="date" office:date-value="2020-08-25T12:00:00" calcext:value-type="date">
            <text:p>2020-08-25 12:00:00</text:p>
          </table:table-cell>
          <table:table-cell office:value-type="date" office:date-value="2020-08-25T01:57:33" calcext:value-type="date">
            <text:p>2020-08-25 01:57:33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BRUCE SPRINGSTEEN BAND (1971-72?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310f82f-aa71-42c4-83a0-13d62ca01524</text:p>
          </table:table-cell>
          <table:table-cell office:value-type="float" office:value="26260" calcext:value-type="float">
            <text:p>26260</text:p>
          </table:table-cell>
          <table:table-cell office:value-type="string" calcext:value-type="string">
            <text:p>All I Want to Do Is Dance</text:p>
          </table:table-cell>
          <table:table-cell office:value-type="date" office:date-value="2021-04-20T12:00:00" calcext:value-type="date">
            <text:p>2021-04-20 12:00:00</text:p>
          </table:table-cell>
          <table:table-cell office:value-type="date" office:date-value="2021-04-19T23:32:13" calcext:value-type="date">
            <text:p>2021-04-19 23:32:1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2a7c502-f428-44fa-83cd-3e199a0c410b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Bless My Soul</text:p>
          </table:table-cell>
          <table:table-cell office:value-type="date" office:date-value="2022-06-11T12:00:00" calcext:value-type="date">
            <text:p>2022-06-11 12:00:00</text:p>
          </table:table-cell>
          <table:table-cell office:value-type="date" office:date-value="2024-01-03T23:40:01" calcext:value-type="date">
            <text:p>2024-01-03 23:40:0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561f90e-b44a-4cb2-9117-6fc184d422a1</text:p>
          </table:table-cell>
          <table:table-cell office:value-type="float" office:value="27718" calcext:value-type="float">
            <text:p>27718</text:p>
          </table:table-cell>
          <table:table-cell office:value-type="string" calcext:value-type="string">
            <text:p>Cherokee Queen</text:p>
          </table:table-cell>
          <table:table-cell office:value-type="date" office:date-value="2022-02-12T13:00:00" calcext:value-type="date">
            <text:p>2022-02-12 13:00:00</text:p>
          </table:table-cell>
          <table:table-cell office:value-type="date" office:date-value="2022-02-12T02:04:53" calcext:value-type="date">
            <text:p>2022-02-12 02:04:5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de920e0-75a8-4274-b7c8-90f10846d993</text:p>
          </table:table-cell>
          <table:table-cell office:value-type="float" office:value="19669" calcext:value-type="float">
            <text:p>19669</text:p>
          </table:table-cell>
          <table:table-cell office:value-type="string" calcext:value-type="string">
            <text:p>Coming Home</text:p>
          </table:table-cell>
          <table:table-cell office:value-type="date" office:date-value="2020-07-18T12:00:00" calcext:value-type="date">
            <text:p>2020-07-18 12:00:00</text:p>
          </table:table-cell>
          <table:table-cell office:value-type="date" office:date-value="2020-12-25T15:20:50" calcext:value-type="date">
            <text:p>2020-12-25 15:20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91bd6ec-6597-4d3d-b334-b4845991ca7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Dance, Dance, Dance</text:p>
          </table:table-cell>
          <table:table-cell office:value-type="date" office:date-value="2018-06-22T12:00:11" calcext:value-type="date">
            <text:p>2018-06-22 12:00:11</text:p>
          </table:table-cell>
          <table:table-cell office:value-type="date" office:date-value="2019-04-14T16:27:44" calcext:value-type="date">
            <text:p>2019-04-14 16:27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fc98628-1a5c-4af7-8aad-08eaa561aa6a</text:p>
          </table:table-cell>
          <table:table-cell office:value-type="float" office:value="28463" calcext:value-type="float">
            <text:p>28463</text:p>
          </table:table-cell>
          <table:table-cell office:value-type="string" calcext:value-type="string">
            <text:p>Do It With a Feeling</text:p>
          </table:table-cell>
          <table:table-cell office:value-type="date" office:date-value="2021-08-28T12:00:00" calcext:value-type="date">
            <text:p>2021-08-28 12:00:00</text:p>
          </table:table-cell>
          <table:table-cell office:value-type="date" office:date-value="2021-08-28T13:29:37" calcext:value-type="date">
            <text:p>2021-08-28 13:29:3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2a34c33-4160-47c3-bad1-2f24701ab268</text:p>
          </table:table-cell>
          <table:table-cell office:value-type="float" office:value="25806" calcext:value-type="float">
            <text:p>25806</text:p>
          </table:table-cell>
          <table:table-cell office:value-type="string" calcext:value-type="string">
            <text:p>Down to Mexico</text:p>
          </table:table-cell>
          <table:table-cell office:value-type="date" office:date-value="2021-03-10T13:00:00" calcext:value-type="date">
            <text:p>2021-03-10 13:00:00</text:p>
          </table:table-cell>
          <table:table-cell office:value-type="date" office:date-value="2021-03-10T14:36:27" calcext:value-type="date">
            <text:p>2021-03-10 14:36:2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f4111e4-0afd-4193-9870-e8de97aaa8fb</text:p>
          </table:table-cell>
          <table:table-cell office:value-type="float" office:value="30275" calcext:value-type="float">
            <text:p>30275</text:p>
          </table:table-cell>
          <table:table-cell office:value-type="string" calcext:value-type="string">
            <text:p>Down to the Riverside</text:p>
          </table:table-cell>
          <table:table-cell office:value-type="date" office:date-value="2021-10-15T12:00:00" calcext:value-type="date">
            <text:p>2021-10-15 12:00:00</text:p>
          </table:table-cell>
          <table:table-cell office:value-type="date" office:date-value="2024-01-03T05:18:13" calcext:value-type="date">
            <text:p>2024-01-03 05:18:13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office:value-type="string" calcext:value-type="string">
            <text:p>f916cc61-fb4b-40e1-8ae1-ad9d062873f3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Funk Song</text:p>
          </table:table-cell>
          <table:table-cell office:value-type="date" office:date-value="2018-05-02T12:00:56" calcext:value-type="date">
            <text:p>2018-05-02 12:00:56</text:p>
          </table:table-cell>
          <table:table-cell office:value-type="date" office:date-value="2019-04-13T22:35:11" calcext:value-type="date">
            <text:p>2019-04-13 22:35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4639b32-b379-425e-b9e7-e0e64228c837</text:p>
          </table:table-cell>
          <table:table-cell office:value-type="float" office:value="27895" calcext:value-type="float">
            <text:p>27895</text:p>
          </table:table-cell>
          <table:table-cell office:value-type="string" calcext:value-type="string">
            <text:p>I Got to Have You, Baby</text:p>
          </table:table-cell>
          <table:table-cell office:value-type="date" office:date-value="2021-06-13T12:00:00" calcext:value-type="date">
            <text:p>2021-06-13 12:00:00</text:p>
          </table:table-cell>
          <table:table-cell office:value-type="date" office:date-value="2021-06-13T12:48:23" calcext:value-type="date">
            <text:p>2021-06-13 12:48:2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403e27d-e14a-4f3e-9d50-1a3710a5b2c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 Just Can't Change</text:p>
          </table:table-cell>
          <table:table-cell office:value-type="date" office:date-value="2018-05-05T12:00:00" calcext:value-type="date">
            <text:p>2018-05-05 12:00:00</text:p>
          </table:table-cell>
          <table:table-cell office:value-type="date" office:date-value="2020-11-28T20:56:26" calcext:value-type="date">
            <text:p>2020-11-28 20:56:2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a538e00-02de-485a-9560-6c30ea081781</text:p>
          </table:table-cell>
          <table:table-cell office:value-type="float" office:value="18395" calcext:value-type="float">
            <text:p>18395</text:p>
          </table:table-cell>
          <table:table-cell office:value-type="string" calcext:value-type="string">
            <text:p>I'm in Love Again</text:p>
          </table:table-cell>
          <table:table-cell office:value-type="date" office:date-value="2020-05-23T12:00:00" calcext:value-type="date">
            <text:p>2020-05-23 12:00:00</text:p>
          </table:table-cell>
          <table:table-cell office:value-type="date" office:date-value="2020-12-23T16:02:20" calcext:value-type="date">
            <text:p>2020-12-23 16:02:2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7409cb8-c9bc-4421-bf98-37cf549aed86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It's Time to Go Home</text:p>
          </table:table-cell>
          <table:table-cell office:value-type="date" office:date-value="2018-05-31T12:00:56" calcext:value-type="date">
            <text:p>2018-05-31 12:00:56</text:p>
          </table:table-cell>
          <table:table-cell office:value-type="date" office:date-value="2024-01-01T23:12:32" calcext:value-type="date">
            <text:p>2024-01-01 23:12:3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12d94b0-5cfd-4c3e-a604-ccb197151f12</text:p>
          </table:table-cell>
          <table:table-cell office:value-type="float" office:value="23376" calcext:value-type="float">
            <text:p>23376</text:p>
          </table:table-cell>
          <table:table-cell office:value-type="string" calcext:value-type="string">
            <text:p>Last Night in Tulsa</text:p>
          </table:table-cell>
          <table:table-cell office:value-type="date" office:date-value="2020-12-10T13:00:00" calcext:value-type="date">
            <text:p>2020-12-10 13:00:00</text:p>
          </table:table-cell>
          <table:table-cell office:value-type="date" office:date-value="2021-12-21T14:42:42" calcext:value-type="date">
            <text:p>2021-12-21 14:42:4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a4c1de6d-cb1e-4f32-9e55-0cb03757205a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Like a Stranger</text:p>
          </table:table-cell>
          <table:table-cell office:value-type="date" office:date-value="2018-10-28T12:00:24" calcext:value-type="date">
            <text:p>2018-10-28 12:00:24</text:p>
          </table:table-cell>
          <table:table-cell office:value-type="date" office:date-value="2019-04-14T23:26:04" calcext:value-type="date">
            <text:p>2019-04-14 23:26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28b51a2-8645-4a5c-9d50-589f3e247339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Living in Rock and Roll</text:p>
          </table:table-cell>
          <table:table-cell office:value-type="date" office:date-value="2022-03-27T12:00:00" calcext:value-type="date">
            <text:p>2022-03-27 12:00:00</text:p>
          </table:table-cell>
          <table:table-cell office:value-type="date" office:date-value="2022-03-27T06:13:59" calcext:value-type="date">
            <text:p>2022-03-27 06:13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932a465-0740-4a89-a9da-2c19b13ceaaa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Look Towards the Land</text:p>
          </table:table-cell>
          <table:table-cell office:value-type="date" office:date-value="2018-12-10T13:00:48" calcext:value-type="date">
            <text:p>2018-12-10 13:00:48</text:p>
          </table:table-cell>
          <table:table-cell office:value-type="date" office:date-value="2021-12-15T03:23:29" calcext:value-type="date">
            <text:p>2021-12-15 03:23:2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06ff423-762b-4b98-a5a4-e518db6525e4</text:p>
          </table:table-cell>
          <table:table-cell office:value-type="float" office:value="20377" calcext:value-type="float">
            <text:p>20377</text:p>
          </table:table-cell>
          <table:table-cell office:value-type="string" calcext:value-type="string">
            <text:p>Love Is a Crazy Thing</text:p>
          </table:table-cell>
          <table:table-cell office:value-type="date" office:date-value="2020-08-12T12:00:00" calcext:value-type="date">
            <text:p>2020-08-12 12:00:00</text:p>
          </table:table-cell>
          <table:table-cell office:value-type="date" office:date-value="2023-01-02T00:03:44" calcext:value-type="date">
            <text:p>2023-01-02 00:03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76421bb-e027-4dfd-9337-9af0d8b86208</text:p>
          </table:table-cell>
          <table:table-cell office:value-type="float" office:value="27152" calcext:value-type="float">
            <text:p>27152</text:p>
          </table:table-cell>
          <table:table-cell office:value-type="string" calcext:value-type="string">
            <text:p>Magic Kind of Loving</text:p>
          </table:table-cell>
          <table:table-cell office:value-type="date" office:date-value="2021-05-10T12:00:00" calcext:value-type="date">
            <text:p>2021-05-10 12:00:00</text:p>
          </table:table-cell>
          <table:table-cell office:value-type="date" office:date-value="2021-05-10T12:29:15" calcext:value-type="date">
            <text:p>2021-05-10 12:29:1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0ff48fa-7d92-48ed-91b1-c28ed322c05c</text:p>
          </table:table-cell>
          <table:table-cell office:value-type="float" office:value="29684" calcext:value-type="float">
            <text:p>29684</text:p>
          </table:table-cell>
          <table:table-cell office:value-type="string" calcext:value-type="string">
            <text:p>Make Up Your Mind</text:p>
          </table:table-cell>
          <table:table-cell office:value-type="date" office:date-value="2021-09-21T12:00:00" calcext:value-type="date">
            <text:p>2021-09-21 12:00:00</text:p>
          </table:table-cell>
          <table:table-cell office:value-type="date" office:date-value="2021-09-21T12:12:39" calcext:value-type="date">
            <text:p>2021-09-21 12:12:3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19bb0c1-ea4b-4368-a2f2-8a4259656ecb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stress Annie/Sweet Miss Sally</text:p>
          </table:table-cell>
          <table:table-cell office:value-type="date" office:date-value="2018-12-22T09:55:34" calcext:value-type="date">
            <text:p>2018-12-22 09:55:34</text:p>
          </table:table-cell>
          <table:table-cell office:value-type="date" office:date-value="2024-01-02T00:20:11" calcext:value-type="date">
            <text:p>2024-01-02 00:20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afda7d6-a77a-4787-a487-e94ee078f1bc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Natural Magic</text:p>
          </table:table-cell>
          <table:table-cell office:value-type="date" office:date-value="2020-05-19T12:00:00" calcext:value-type="date">
            <text:p>2020-05-19 12:00:00</text:p>
          </table:table-cell>
          <table:table-cell office:value-type="date" office:date-value="2020-12-23T16:06:52" calcext:value-type="date">
            <text:p>2020-12-23 16:06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9109fa1-5078-4fc6-acd7-fa9e1686ff99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She's a Woman</text:p>
          </table:table-cell>
          <table:table-cell office:value-type="date" office:date-value="2020-01-24T13:00:00" calcext:value-type="date">
            <text:p>2020-01-24 13:00:00</text:p>
          </table:table-cell>
          <table:table-cell office:value-type="date" office:date-value="2023-01-01T21:06:16" calcext:value-type="date">
            <text:p>2023-01-01 21:06:1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She's Leaving</text:p>
          </table:table-cell>
          <table:table-cell office:value-type="date" office:date-value="2011-01-26T13:00:42" calcext:value-type="date">
            <text:p>2011-01-26 13:00:42</text:p>
          </table:table-cell>
          <table:table-cell office:value-type="date" office:date-value="2025-11-16T00:04:31" calcext:value-type="date">
            <text:p>2025-11-16 00:04:3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51f457-d6f5-4916-8e79-48d31b9cb8ac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Sometimes at Night</text:p>
          </table:table-cell>
          <table:table-cell office:value-type="date" office:date-value="2019-05-22T12:00:00" calcext:value-type="date">
            <text:p>2019-05-22 12:00:00</text:p>
          </table:table-cell>
          <table:table-cell office:value-type="date" office:date-value="2019-12-06T05:45:32" calcext:value-type="date">
            <text:p>2019-12-06 05:45:3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293f4e6-ac92-491e-a629-9dfe5bb94baf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Sure Can Feel the Pain</text:p>
          </table:table-cell>
          <table:table-cell office:value-type="date" office:date-value="2018-07-15T12:00:22" calcext:value-type="date">
            <text:p>2018-07-15 12:00:22</text:p>
          </table:table-cell>
          <table:table-cell office:value-type="date" office:date-value="2019-04-14T17:30:46" calcext:value-type="date">
            <text:p>2019-04-14 17:30:4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7ab9c85-2ed6-47f6-953d-cc4ebd4f3946</text:p>
          </table:table-cell>
          <table:table-cell office:value-type="float" office:value="52380" calcext:value-type="float">
            <text:p>52380</text:p>
          </table:table-cell>
          <table:table-cell office:value-type="string" calcext:value-type="string">
            <text:p>Talking About My Baby</text:p>
          </table:table-cell>
          <table:table-cell office:value-type="date" office:date-value="2024-07-02T16:00:00" calcext:value-type="date">
            <text:p>2024-07-02 16:00:00</text:p>
          </table:table-cell>
          <table:table-cell office:value-type="date" office:date-value="2024-07-02T15:17:42" calcext:value-type="date">
            <text:p>2024-07-02 15:17:4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4c46266-9bb3-4bed-a784-398b7fa266dd</text:p>
          </table:table-cell>
          <table:table-cell office:value-type="float" office:value="23949" calcext:value-type="float">
            <text:p>23949</text:p>
          </table:table-cell>
          <table:table-cell office:value-type="string" calcext:value-type="string">
            <text:p>The Band's Just Boppin' the Blues</text:p>
          </table:table-cell>
          <table:table-cell office:value-type="date" office:date-value="2021-01-19T13:00:00" calcext:value-type="date">
            <text:p>2021-01-19 13:00:00</text:p>
          </table:table-cell>
          <table:table-cell office:value-type="date" office:date-value="2021-01-19T04:43:12" calcext:value-type="date">
            <text:p>2021-01-19 04:43:1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bac5aba-71a9-40d4-a0e7-341281c6bfd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When You Dance</text:p>
          </table:table-cell>
          <table:table-cell office:value-type="date" office:date-value="2018-08-12T12:00:29" calcext:value-type="date">
            <text:p>2018-08-12 12:00:29</text:p>
          </table:table-cell>
          <table:table-cell office:value-type="date" office:date-value="2024-01-01T23:36:28" calcext:value-type="date">
            <text:p>2024-01-01 23:36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a5aa3dc-4596-4d09-a0fc-7e3e7e012e1a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Why's It So Hard</text:p>
          </table:table-cell>
          <table:table-cell office:value-type="date" office:date-value="2019-02-11T13:00:33" calcext:value-type="date">
            <text:p>2019-02-11 13:00:33</text:p>
          </table:table-cell>
          <table:table-cell office:value-type="date" office:date-value="2020-07-09T15:47:25" calcext:value-type="date">
            <text:p>2020-07-09 15:47:2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f9ea168-528d-453b-8de4-4a6401839cba</text:p>
          </table:table-cell>
          <table:table-cell office:value-type="float" office:value="22587" calcext:value-type="float">
            <text:p>22587</text:p>
          </table:table-cell>
          <table:table-cell office:value-type="string" calcext:value-type="string">
            <text:p>You Don't Leave Me No Choice</text:p>
          </table:table-cell>
          <table:table-cell office:value-type="date" office:date-value="2020-11-07T13:00:00" calcext:value-type="date">
            <text:p>2020-11-07 13:00:00</text:p>
          </table:table-cell>
          <table:table-cell office:value-type="date" office:date-value="2020-11-07T14:13:41" calcext:value-type="date">
            <text:p>2020-11-07 14:13:4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f304f4b-3384-4269-a457-1ca1c0ac84fa</text:p>
          </table:table-cell>
          <table:table-cell office:value-type="float" office:value="15485" calcext:value-type="float">
            <text:p>15485</text:p>
          </table:table-cell>
          <table:table-cell office:value-type="string" calcext:value-type="string">
            <text:p>You Mean So Much to Me</text:p>
          </table:table-cell>
          <table:table-cell office:value-type="date" office:date-value="2020-01-13T13:00:00" calcext:value-type="date">
            <text:p>2020-01-13 13:00:00</text:p>
          </table:table-cell>
          <table:table-cell office:value-type="date" office:date-value="2024-01-02T19:23:41" calcext:value-type="date">
            <text:p>2024-01-02 19:23:41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OLO (1972?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d856047-0fb2-4223-8b4f-eb5e9793c304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Family Song</text:p>
          </table:table-cell>
          <table:table-cell office:value-type="date" office:date-value="2020-02-23T13:00:00" calcext:value-type="date">
            <text:p>2020-02-23 13:00:00</text:p>
          </table:table-cell>
          <table:table-cell office:value-type="date" office:date-value="2023-01-03T21:44:50" calcext:value-type="date">
            <text:p>2023-01-03 21:44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20a2028-f94a-42e2-91bd-5975053989c4</text:p>
          </table:table-cell>
          <table:table-cell office:value-type="float" office:value="20495" calcext:value-type="float">
            <text:p>20495</text:p>
          </table:table-cell>
          <table:table-cell office:value-type="string" calcext:value-type="string">
            <text:p>Lady and the Doctor</text:p>
          </table:table-cell>
          <table:table-cell office:value-type="date" office:date-value="2011-01-21T13:00:00" calcext:value-type="date">
            <text:p>2011-01-21 13:00:00</text:p>
          </table:table-cell>
          <table:table-cell office:value-type="date" office:date-value="2025-11-16T23:18:09" calcext:value-type="date">
            <text:p>2025-11-16 23:18:0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97c7f3c-9c90-41d9-b362-a3bbf9ad87d2</text:p>
          </table:table-cell>
          <table:table-cell office:value-type="float" office:value="47086" calcext:value-type="float">
            <text:p>47086</text:p>
          </table:table-cell>
          <table:table-cell office:value-type="string" calcext:value-type="string">
            <text:p>Water Station</text:p>
          </table:table-cell>
          <table:table-cell office:value-type="date" office:date-value="2023-12-24T13:30:00" calcext:value-type="date">
            <text:p>2023-12-24 13:30:00</text:p>
          </table:table-cell>
          <table:table-cell office:value-type="date" office:date-value="2024-01-04T00:41:46" calcext:value-type="date">
            <text:p>2024-01-04 00:41:46</text:p>
          </table:table-cell>
          <table:table-cell office:value-type="string" calcext:value-type="string">
            <text:p>Highlands 72 One Off? Segued into Baby Please Don’t Go/Saint in the City</text:p>
          </table:table-cell>
          <table:table-cell table:style-name="Default" table:number-columns-repeated="16377"/>
        </table:table-row>
      </table:table>
      <table:table table:name="greetings" table:style-name="ta1">
        <table:table-column table:style-name="co5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9" table:number-columns-repeated="2" table:default-cell-style-name="ce2"/>
        <table:table-column table:style-name="co4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Updated</text:p>
          </table:table-cell>
          <table:table-cell table:style-name="ce2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dea69b2-3a0b-4bee-9551-6f4cb3aa8618</text:p>
          </table:table-cell>
          <table:table-cell office:value-type="float" office:value="40499" calcext:value-type="float">
            <text:p>40499</text:p>
          </table:table-cell>
          <table:table-cell office:value-type="string" calcext:value-type="string">
            <text:p>Greetings From Asbury Park, N.J.</text:p>
          </table:table-cell>
          <table:table-cell table:style-name="ce21" office:value-type="date" office:date-value="2011-01-01T20:00:00" calcext:value-type="date">
            <text:p>2011-01-01 20:00:00</text:p>
          </table:table-cell>
          <table:table-cell table:style-name="ce21" office:value-type="date" office:date-value="2025-11-21T20:52:26" calcext:value-type="date">
            <text:p>2025-11-21 20:52:26</text:p>
          </table:table-cell>
          <table:table-cell table:style-name="ce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d323e-2a1b-4b56-8847-441772df7b69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Blinded by the Light</text:p>
          </table:table-cell>
          <table:table-cell table:style-name="ce21" office:value-type="date" office:date-value="2011-01-02T08:30:00" calcext:value-type="date">
            <text:p>2011-01-02 08:30:00</text:p>
          </table:table-cell>
          <table:table-cell table:style-name="ce21" office:value-type="date" office:date-value="2025-11-15T23:34:45" calcext:value-type="date">
            <text:p>2025-11-15 23:34:45</text:p>
          </table:table-cell>
          <table:table-cell table:style-name="ce2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fed125-1759-43ce-bcb3-c64377ad15cc</text:p>
          </table:table-cell>
          <table:table-cell office:value-type="float" office:value="38034" calcext:value-type="float">
            <text:p>38034</text:p>
          </table:table-cell>
          <table:table-cell office:value-type="string" calcext:value-type="string">
            <text:p>Growin' Up</text:p>
          </table:table-cell>
          <table:table-cell table:style-name="ce21" office:value-type="date" office:date-value="2011-01-03T09:00:00" calcext:value-type="date">
            <text:p>2011-01-03 09:00:00</text:p>
          </table:table-cell>
          <table:table-cell table:style-name="ce21" office:value-type="date" office:date-value="2025-11-15T23:34:08" calcext:value-type="date">
            <text:p>2025-11-15 23:34:08</text:p>
          </table:table-cell>
          <table:table-cell table:style-name="ce2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5b235df-b960-484a-8884-6b756ac4d512</text:p>
          </table:table-cell>
          <table:table-cell office:value-type="float" office:value="26519" calcext:value-type="float">
            <text:p>26519</text:p>
          </table:table-cell>
          <table:table-cell office:value-type="string" calcext:value-type="string">
            <text:p>Mary Queen of Arkansas</text:p>
          </table:table-cell>
          <table:table-cell table:style-name="ce21" office:value-type="date" office:date-value="2011-01-03T13:00:00" calcext:value-type="date">
            <text:p>2011-01-03 13:00:00</text:p>
          </table:table-cell>
          <table:table-cell table:style-name="ce21" office:value-type="date" office:date-value="2025-11-15T23:36:43" calcext:value-type="date">
            <text:p>2025-11-15 23:36:43</text:p>
          </table:table-cell>
          <table:table-cell table:style-name="ce2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d1a107-552d-4b61-a151-5dd646362988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Does This Bus Stop at 82nd Street?</text:p>
          </table:table-cell>
          <table:table-cell table:style-name="ce21" office:value-type="date" office:date-value="2011-01-04T13:00:00" calcext:value-type="date">
            <text:p>2011-01-04 13:00:00</text:p>
          </table:table-cell>
          <table:table-cell table:style-name="ce21" office:value-type="date" office:date-value="2025-11-15T23:36:03" calcext:value-type="date">
            <text:p>2025-11-15 23:36:03</text:p>
          </table:table-cell>
          <table:table-cell table:style-name="ce2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ce2a3dd-c5c3-47c4-ae34-84da621b2df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ost in the Flood</text:p>
          </table:table-cell>
          <table:table-cell table:style-name="ce21" office:value-type="date" office:date-value="2011-01-05T13:00:27" calcext:value-type="date">
            <text:p>2011-01-05 13:00:27</text:p>
          </table:table-cell>
          <table:table-cell table:style-name="ce21" office:value-type="date" office:date-value="2025-11-15T23:38:08" calcext:value-type="date">
            <text:p>2025-11-15 23:38:08</text:p>
          </table:table-cell>
          <table:table-cell table:style-name="ce2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f7a43e8-47ce-4fb1-85bf-fa82c24a957a</text:p>
          </table:table-cell>
          <table:table-cell office:value-type="float" office:value="21388" calcext:value-type="float">
            <text:p>21388</text:p>
          </table:table-cell>
          <table:table-cell office:value-type="string" calcext:value-type="string">
            <text:p>The Angel</text:p>
          </table:table-cell>
          <table:table-cell table:style-name="ce21" office:value-type="date" office:date-value="2011-01-06T13:00:00" calcext:value-type="date">
            <text:p>2011-01-06 13:00:00</text:p>
          </table:table-cell>
          <table:table-cell table:style-name="ce21" office:value-type="date" office:date-value="2025-11-22T22:38:18" calcext:value-type="date">
            <text:p>2025-11-22 22:38:18</text:p>
          </table:table-cell>
          <table:table-cell table:style-name="ce2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0e15b3-eb1b-4887-8202-1f1cf4e143ab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For You</text:p>
          </table:table-cell>
          <table:table-cell table:style-name="ce21" office:value-type="date" office:date-value="2011-01-07T13:00:00" calcext:value-type="date">
            <text:p>2011-01-07 13:00:00</text:p>
          </table:table-cell>
          <table:table-cell table:style-name="ce21" office:value-type="date" office:date-value="2025-11-15T23:47:11" calcext:value-type="date">
            <text:p>2025-11-15 23:47:11</text:p>
          </table:table-cell>
          <table:table-cell table:style-name="ce2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5cd220-b2ef-4b27-8576-3f0e34dc21f7</text:p>
          </table:table-cell>
          <table:table-cell office:value-type="float" office:value="16175" calcext:value-type="float">
            <text:p>16175</text:p>
          </table:table-cell>
          <table:table-cell office:value-type="string" calcext:value-type="string">
            <text:p>Spirit in the Night</text:p>
          </table:table-cell>
          <table:table-cell table:style-name="ce21" office:value-type="date" office:date-value="2011-01-08T13:00:00" calcext:value-type="date">
            <text:p>2011-01-08 13:00:00</text:p>
          </table:table-cell>
          <table:table-cell table:style-name="ce21" office:value-type="date" office:date-value="2025-11-15T23:47:53" calcext:value-type="date">
            <text:p>2025-11-15 23:47:53</text:p>
          </table:table-cell>
          <table:table-cell table:style-name="ce2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a35f2e5-c131-46f2-9a53-3cad1663b8d4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It's Hard to Be a Saint in the City</text:p>
          </table:table-cell>
          <table:table-cell table:style-name="ce21" office:value-type="date" office:date-value="2011-01-09T13:00:36" calcext:value-type="date">
            <text:p>2011-01-09 13:00:36</text:p>
          </table:table-cell>
          <table:table-cell table:style-name="ce21" office:value-type="date" office:date-value="2025-11-15T23:48:27" calcext:value-type="date">
            <text:p>2025-11-15 23:48:27</text:p>
          </table:table-cell>
          <table:table-cell table:style-name="ce2" table:number-columns-repeated="1637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OUTTAKES</text:p>
          </table:table-cell>
          <table:table-cell table:style-name="ce22" table:number-columns-repeated="2"/>
          <table:table-cell table:style-name="ce2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0fd5e32-a3af-45b6-b330-da3836804b02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Arabian Nights</text:p>
          </table:table-cell>
          <table:table-cell table:style-name="ce21" office:value-type="date" office:date-value="2011-01-11T13:00:00" calcext:value-type="date">
            <text:p>2011-01-11 13:00:00</text:p>
          </table:table-cell>
          <table:table-cell table:style-name="ce21" office:value-type="date" office:date-value="2025-11-15T23:49:30" calcext:value-type="date">
            <text:p>2025-11-15 23:49:30</text:p>
          </table:table-cell>
          <table:table-cell table:style-name="ce2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8c99409-0995-4ce8-bb73-169678d62216</text:p>
          </table:table-cell>
          <table:table-cell office:value-type="float" office:value="13193" calcext:value-type="float">
            <text:p>13193</text:p>
          </table:table-cell>
          <table:table-cell office:value-type="string" calcext:value-type="string">
            <text:p>Baby Doll</text:p>
          </table:table-cell>
          <table:table-cell table:style-name="ce21" office:value-type="date" office:date-value="2011-01-12T13:00:00" calcext:value-type="date">
            <text:p>2011-01-12 13:00:00</text:p>
          </table:table-cell>
          <table:table-cell table:style-name="ce21" office:value-type="date" office:date-value="2025-10-31T02:21:03" calcext:value-type="date">
            <text:p>2025-10-31 02:21:03</text:p>
          </table:table-cell>
          <table:table-cell table:style-name="ce2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2b0f3a-9c4b-451e-bc01-763ca5bd6fac</text:p>
          </table:table-cell>
          <table:table-cell office:value-type="float" office:value="31751" calcext:value-type="float">
            <text:p>31751</text:p>
          </table:table-cell>
          <table:table-cell office:value-type="string" calcext:value-type="string">
            <text:p>Border Guard</text:p>
          </table:table-cell>
          <table:table-cell table:style-name="ce21" office:value-type="date" office:date-value="2011-01-13T13:00:00" calcext:value-type="date">
            <text:p>2011-01-13 13:00:00</text:p>
          </table:table-cell>
          <table:table-cell table:style-name="ce21" office:value-type="date" office:date-value="2025-11-15T23:53:19" calcext:value-type="date">
            <text:p>2025-11-15 23:53:19</text:p>
          </table:table-cell>
          <table:table-cell table:style-name="ce2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d2a0f90-5df5-4bc7-bc72-bc9eaae9fd58</text:p>
          </table:table-cell>
          <table:table-cell office:value-type="float" office:value="35373" calcext:value-type="float">
            <text:p>35373</text:p>
          </table:table-cell>
          <table:table-cell office:value-type="string" calcext:value-type="string">
            <text:p>Camilla Horn</text:p>
          </table:table-cell>
          <table:table-cell table:style-name="ce21" office:value-type="date" office:date-value="2011-01-14T13:00:00" calcext:value-type="date">
            <text:p>2011-01-14 13:00:00</text:p>
          </table:table-cell>
          <table:table-cell table:style-name="ce21" office:value-type="date" office:date-value="2025-11-15T23:53:49" calcext:value-type="date">
            <text:p>2025-11-15 23:53:49</text:p>
          </table:table-cell>
          <table:table-cell table:style-name="ce2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8bfc1a4-8ec8-4f99-a1f8-0f92e6176cc9</text:p>
          </table:table-cell>
          <table:table-cell office:value-type="float" office:value="29030" calcext:value-type="float">
            <text:p>29030</text:p>
          </table:table-cell>
          <table:table-cell office:value-type="string" calcext:value-type="string">
            <text:p>Cowboys of the Sea</text:p>
          </table:table-cell>
          <table:table-cell table:style-name="ce21" office:value-type="date" office:date-value="2011-01-15T13:00:00" calcext:value-type="date">
            <text:p>2011-01-15 13:00:00</text:p>
          </table:table-cell>
          <table:table-cell table:style-name="ce21" office:value-type="date" office:date-value="2025-11-15T23:54:27" calcext:value-type="date">
            <text:p>2025-11-15 23:54:27</text:p>
          </table:table-cell>
          <table:table-cell table:style-name="ce2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97c0083-d384-48bd-9693-db996e90d9fa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Eloise</text:p>
          </table:table-cell>
          <table:table-cell table:style-name="ce21" office:value-type="date" office:date-value="2011-01-16T13:00:37" calcext:value-type="date">
            <text:p>2011-01-16 13:00:37</text:p>
          </table:table-cell>
          <table:table-cell table:style-name="ce21" office:value-type="date" office:date-value="2025-11-15T23:55:09" calcext:value-type="date">
            <text:p>2025-11-15 23:55:09</text:p>
          </table:table-cell>
          <table:table-cell table:style-name="ce2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40f8542-2796-4b56-993c-94f33b982d60</text:p>
          </table:table-cell>
          <table:table-cell office:value-type="float" office:value="33406" calcext:value-type="float">
            <text:p>33406</text:p>
          </table:table-cell>
          <table:table-cell office:value-type="string" calcext:value-type="string">
            <text:p>Henry Boy</text:p>
          </table:table-cell>
          <table:table-cell table:style-name="ce21" office:value-type="date" office:date-value="2011-01-17T13:00:00" calcext:value-type="date">
            <text:p>2011-01-17 13:00:00</text:p>
          </table:table-cell>
          <table:table-cell table:style-name="ce21" office:value-type="date" office:date-value="2025-11-15T23:56:37" calcext:value-type="date">
            <text:p>2025-11-15 23:56:37</text:p>
          </table:table-cell>
          <table:table-cell table:style-name="ce2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5944c72-c156-43f5-a73f-ffe0da06d4d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lywood Kids</text:p>
          </table:table-cell>
          <table:table-cell table:style-name="ce21" office:value-type="date" office:date-value="2011-01-19T00:00:40" calcext:value-type="date">
            <text:p>2011-01-19 00:00:40</text:p>
          </table:table-cell>
          <table:table-cell table:style-name="ce21" office:value-type="date" office:date-value="2025-11-15T23:57:57" calcext:value-type="date">
            <text:p>2025-11-15 23:57:57</text:p>
          </table:table-cell>
          <table:table-cell table:style-name="ce2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418d372-4a29-43f5-9ee6-d54ce6458b31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Jazz Musician</text:p>
          </table:table-cell>
          <table:table-cell table:style-name="ce21" office:value-type="date" office:date-value="2011-01-19T13:00:00" calcext:value-type="date">
            <text:p>2011-01-19 13:00:00</text:p>
          </table:table-cell>
          <table:table-cell table:style-name="ce21" office:value-type="date" office:date-value="2025-11-15T23:58:37" calcext:value-type="date">
            <text:p>2025-11-15 23:58:37</text:p>
          </table:table-cell>
          <table:table-cell table:style-name="ce2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4040907-738c-40b2-97b3-f4d479b51319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Jesse</text:p>
          </table:table-cell>
          <table:table-cell table:style-name="ce21" office:value-type="date" office:date-value="2011-01-20T13:00:07" calcext:value-type="date">
            <text:p>2011-01-20 13:00:07</text:p>
          </table:table-cell>
          <table:table-cell table:style-name="ce21" office:value-type="date" office:date-value="2025-11-15T23:59:15" calcext:value-type="date">
            <text:p>2025-11-15 23:59:15</text:p>
          </table:table-cell>
          <table:table-cell table:style-name="ce2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70c3c9c-45b0-45ef-b3ff-494da94356ac</text:p>
          </table:table-cell>
          <table:table-cell office:value-type="float" office:value="30736" calcext:value-type="float">
            <text:p>30736</text:p>
          </table:table-cell>
          <table:table-cell office:value-type="string" calcext:value-type="string">
            <text:p>Marie</text:p>
          </table:table-cell>
          <table:table-cell table:style-name="ce21" office:value-type="date" office:date-value="2011-01-22T13:00:00" calcext:value-type="date">
            <text:p>2011-01-22 13:00:00</text:p>
          </table:table-cell>
          <table:table-cell table:style-name="ce21" office:value-type="date" office:date-value="2025-11-15T23:59:43" calcext:value-type="date">
            <text:p>2025-11-15 23:59:43</text:p>
          </table:table-cell>
          <table:table-cell table:style-name="ce2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bb0d13e-acf2-4293-8114-183ef6c15cfe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No Need</text:p>
          </table:table-cell>
          <table:table-cell table:style-name="ce21" office:value-type="date" office:date-value="2011-01-23T13:00:32" calcext:value-type="date">
            <text:p>2011-01-23 13:00:32</text:p>
          </table:table-cell>
          <table:table-cell table:style-name="ce21" office:value-type="date" office:date-value="2025-11-16T00:00:12" calcext:value-type="date">
            <text:p>2025-11-16 00:00:12</text:p>
          </table:table-cell>
          <table:table-cell table:style-name="ce2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940deb-b811-490c-abe1-49095686c531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Prodigal Son</text:p>
          </table:table-cell>
          <table:table-cell table:style-name="ce21" office:value-type="date" office:date-value="2011-01-24T13:00:00" calcext:value-type="date">
            <text:p>2011-01-24 13:00:00</text:p>
          </table:table-cell>
          <table:table-cell table:style-name="ce21" office:value-type="date" office:date-value="2025-11-16T00:03:26" calcext:value-type="date">
            <text:p>2025-11-16 00:03:26</text:p>
          </table:table-cell>
          <table:table-cell table:style-name="ce2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e48273-a5d4-4b1f-baed-d54008ec27c8</text:p>
          </table:table-cell>
          <table:table-cell office:value-type="float" office:value="23579" calcext:value-type="float">
            <text:p>23579</text:p>
          </table:table-cell>
          <table:table-cell office:value-type="string" calcext:value-type="string">
            <text:p>Randolph Street</text:p>
          </table:table-cell>
          <table:table-cell table:style-name="ce21" office:value-type="date" office:date-value="2011-01-25T13:00:00" calcext:value-type="date">
            <text:p>2011-01-25 13:00:00</text:p>
          </table:table-cell>
          <table:table-cell table:style-name="ce21" office:value-type="date" office:date-value="2025-11-16T00:03:59" calcext:value-type="date">
            <text:p>2025-11-16 00:03:59</text:p>
          </table:table-cell>
          <table:table-cell table:style-name="ce2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She's Leaving</text:p>
          </table:table-cell>
          <table:table-cell table:style-name="ce21" office:value-type="date" office:date-value="2011-01-26T13:00:42" calcext:value-type="date">
            <text:p>2011-01-26 13:00:42</text:p>
          </table:table-cell>
          <table:table-cell table:style-name="ce21" office:value-type="date" office:date-value="2025-11-16T00:04:31" calcext:value-type="date">
            <text:p>2025-11-16 00:04:31</text:p>
          </table:table-cell>
          <table:table-cell table:style-name="ce2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e95068e-0d6c-4c6c-8ab7-42874b8176bc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Southern Sun</text:p>
          </table:table-cell>
          <table:table-cell table:style-name="ce21" office:value-type="date" office:date-value="2011-01-27T13:00:00" calcext:value-type="date">
            <text:p>2011-01-27 13:00:00</text:p>
          </table:table-cell>
          <table:table-cell table:style-name="ce21" office:value-type="date" office:date-value="2025-11-16T00:05:06" calcext:value-type="date">
            <text:p>2025-11-16 00:05:06</text:p>
          </table:table-cell>
          <table:table-cell table:style-name="ce2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68342a-bcc7-4e50-ac62-368751319180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Street Queen</text:p>
          </table:table-cell>
          <table:table-cell table:style-name="ce21" office:value-type="date" office:date-value="2011-01-28T13:00:00" calcext:value-type="date">
            <text:p>2011-01-28 13:00:00</text:p>
          </table:table-cell>
          <table:table-cell table:style-name="ce21" office:value-type="date" office:date-value="2025-11-16T00:05:36" calcext:value-type="date">
            <text:p>2025-11-16 00:05:36</text:p>
          </table:table-cell>
          <table:table-cell table:style-name="ce2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fb42da-d141-42d0-88a0-57d475bf2784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The Song</text:p>
          </table:table-cell>
          <table:table-cell table:style-name="ce21" office:value-type="date" office:date-value="2011-01-30T13:00:37" calcext:value-type="date">
            <text:p>2011-01-30 13:00:37</text:p>
          </table:table-cell>
          <table:table-cell table:style-name="ce21" office:value-type="date" office:date-value="2025-11-16T00:06:13" calcext:value-type="date">
            <text:p>2025-11-16 00:06:13</text:p>
          </table:table-cell>
          <table:table-cell table:style-name="ce2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6220395-bccd-411d-ab0a-58735197ff0e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Two Hearts in True Waltz Time</text:p>
          </table:table-cell>
          <table:table-cell table:style-name="ce21" office:value-type="date" office:date-value="2011-01-31T13:00:00" calcext:value-type="date">
            <text:p>2011-01-31 13:00:00</text:p>
          </table:table-cell>
          <table:table-cell table:style-name="ce21" office:value-type="date" office:date-value="2025-11-16T00:10:27" calcext:value-type="date">
            <text:p>2025-11-16 00:10:27</text:p>
          </table:table-cell>
          <table:table-cell table:style-name="ce2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c4ba71f-6a8f-44c0-8165-960b79a338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Visitation at Fort Horn</text:p>
          </table:table-cell>
          <table:table-cell table:style-name="ce21" office:value-type="date" office:date-value="2011-01-31T23:00:25" calcext:value-type="date">
            <text:p>2011-01-31 23:00:25</text:p>
          </table:table-cell>
          <table:table-cell table:style-name="ce21" office:value-type="date" office:date-value="2025-11-17T20:35:51" calcext:value-type="date">
            <text:p>2025-11-17 20:35:51</text:p>
          </table:table-cell>
          <table:table-cell table:style-name="ce2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3217b9-fd0f-4022-90e5-953ab8f1416b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War Nurse</text:p>
          </table:table-cell>
          <table:table-cell table:style-name="ce21" office:value-type="date" office:date-value="2011-02-01T13:00:00" calcext:value-type="date">
            <text:p>2011-02-01 13:00:00</text:p>
          </table:table-cell>
          <table:table-cell table:style-name="ce21" office:value-type="date" office:date-value="2025-11-16T00:10:58" calcext:value-type="date">
            <text:p>2025-11-16 00:10:58</text:p>
          </table:table-cell>
          <table:table-cell table:style-name="ce2" table:number-columns-repeated="1637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OTHER ARTIST COVERS</text:p>
          </table:table-cell>
          <table:table-cell table:style-name="ce22" table:number-columns-repeated="2"/>
          <table:table-cell table:style-name="ce2"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64f0671f-38a2-4224-b6e6-5beff5ff3125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The Astronettes: Spirit in the Night</text:p>
          </table:table-cell>
          <table:table-cell table:style-name="ce21" office:value-type="date" office:date-value="2011-02-01T14:02:00" calcext:value-type="date">
            <text:p>2011-02-01 14:02:00</text:p>
          </table:table-cell>
          <table:table-cell table:style-name="ce21" office:value-type="date" office:date-value="2025-11-16T00:13:25" calcext:value-type="date">
            <text:p>2025-11-16 00:13:25</text:p>
          </table:table-cell>
          <table:table-cell table:style-name="ce2"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92a0f20-5a0a-46f9-bb65-5a3b3bb9ca4b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The Manfred Mann Covers</text:p>
          </table:table-cell>
          <table:table-cell table:style-name="ce21" office:value-type="date" office:date-value="2011-02-01T14:03:00" calcext:value-type="date">
            <text:p>2011-02-01 14:03:00</text:p>
          </table:table-cell>
          <table:table-cell table:style-name="ce21" office:value-type="date" office:date-value="2025-11-16T00:14:51" calcext:value-type="date">
            <text:p>2025-11-16 00:14:51</text:p>
          </table:table-cell>
          <table:table-cell table:style-name="ce2"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e2f415-73b5-425d-9957-4cfcd3291be9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The David Bowie Covers</text:p>
          </table:table-cell>
          <table:table-cell table:style-name="ce21" office:value-type="date" office:date-value="2011-02-01T14:01:38" calcext:value-type="date">
            <text:p>2011-02-01 14:01:38</text:p>
          </table:table-cell>
          <table:table-cell table:style-name="ce21" office:value-type="date" office:date-value="2025-11-16T00:12:54" calcext:value-type="date">
            <text:p>2025-11-16 00:12:54</text:p>
          </table:table-cell>
          <table:table-cell table:style-name="ce2" table:number-columns-repeated="16378"/>
        </table:table-row>
        <table:table-row table:style-name="ro1" table:number-rows-repeated="1048538">
          <table:table-cell table:number-columns-repeated="6"/>
          <table:table-cell table:style-name="ce2" table:number-columns-repeated="16378"/>
        </table:table-row>
        <table:table-row table:style-name="ro1">
          <table:table-cell table:number-columns-repeated="6"/>
          <table:table-cell table:style-name="ce2" table:number-columns-repeated="16378"/>
        </table:table-row>
      </table:table>
      <table:table table:name="wild-innocen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20"/>
        <table:table-column table:style-name="co18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ef9182b-b041-457c-8a05-cb31b479c4bf</text:p>
          </table:table-cell>
          <table:table-cell office:value-type="float" office:value="18561" calcext:value-type="float">
            <text:p>18561</text:p>
          </table:table-cell>
          <table:table-cell office:value-type="string" calcext:value-type="string">
            <text:p>The E Street Shuffle</text:p>
          </table:table-cell>
          <table:table-cell office:value-type="date" office:date-value="2020-06-06T12:00:00" calcext:value-type="date">
            <text:p>2020-06-06 12:00:00</text:p>
          </table:table-cell>
          <table:table-cell office:value-type="date" office:date-value="2024-01-02T20:36:34" calcext:value-type="date">
            <text:p>2024-01-02 20:36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97d85da-0eb4-4fca-9636-072791e46e67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4th of July, Asbury Park (Sandy)</text:p>
          </table:table-cell>
          <table:table-cell office:value-type="date" office:date-value="2019-04-26T12:00:00" calcext:value-type="date">
            <text:p>2019-04-26 12:00:00</text:p>
          </table:table-cell>
          <table:table-cell office:value-type="date" office:date-value="2024-07-05T17:46:07" calcext:value-type="date">
            <text:p>2024-07-05 17:46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49ab67-d467-4e7b-943c-a8b0a66d3473</text:p>
          </table:table-cell>
          <table:table-cell office:value-type="float" office:value="31937" calcext:value-type="float">
            <text:p>31937</text:p>
          </table:table-cell>
          <table:table-cell office:value-type="string" calcext:value-type="string">
            <text:p>Kitty's Back</text:p>
          </table:table-cell>
          <table:table-cell office:value-type="date" office:date-value="2022-01-22T13:00:00" calcext:value-type="date">
            <text:p>2022-01-22 13:00:00</text:p>
          </table:table-cell>
          <table:table-cell office:value-type="date" office:date-value="2024-01-03T14:25:07" calcext:value-type="date">
            <text:p>2024-01-03 14:25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3e7a54-1c68-41a7-b7b2-c7484833d13d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Wild Billy's Circus Story</text:p>
          </table:table-cell>
          <table:table-cell office:value-type="date" office:date-value="2019-03-14T12:00:00" calcext:value-type="date">
            <text:p>2019-03-14 12:00:00</text:p>
          </table:table-cell>
          <table:table-cell office:value-type="date" office:date-value="2024-01-02T02:10:20" calcext:value-type="date">
            <text:p>2024-01-02 02:10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9f1d72b-f351-4628-b828-f76945d4cfb2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Incident on 57th Street</text:p>
          </table:table-cell>
          <table:table-cell office:value-type="date" office:date-value="2018-12-14T13:00:36" calcext:value-type="date">
            <text:p>2018-12-14 13:00:36</text:p>
          </table:table-cell>
          <table:table-cell office:value-type="date" office:date-value="2023-07-16T11:52:36" calcext:value-type="date">
            <text:p>2023-07-16 11:52:36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014a1e56-340a-4a46-8b54-46fd3c95a9aa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Ballad of a Self-Loading Pistol</text:p>
          </table:table-cell>
          <table:table-cell office:value-type="date" office:date-value="2019-05-09T12:00:00" calcext:value-type="date">
            <text:p>2019-05-09 12:00:00</text:p>
          </table:table-cell>
          <table:table-cell office:value-type="date" office:date-value="2024-01-02T02:25:04" calcext:value-type="date">
            <text:p>2024-01-02 02:25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592a04-1e4f-4259-9da4-c442c92e943d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Bishop Danced</text:p>
          </table:table-cell>
          <table:table-cell office:value-type="date" office:date-value="2021-05-18T12:00:00" calcext:value-type="date">
            <text:p>2021-05-18 12:00:00</text:p>
          </table:table-cell>
          <table:table-cell office:value-type="date" office:date-value="2021-05-18T12:39:49" calcext:value-type="date">
            <text:p>2021-05-18 12:39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0a36b-82af-46b9-8f74-60c7f5867e26</text:p>
          </table:table-cell>
          <table:table-cell office:value-type="float" office:value="21256" calcext:value-type="float">
            <text:p>21256</text:p>
          </table:table-cell>
          <table:table-cell office:value-type="string" calcext:value-type="string">
            <text:p>Evacuation of the West</text:p>
          </table:table-cell>
          <table:table-cell office:value-type="date" office:date-value="2020-09-16T12:00:00" calcext:value-type="date">
            <text:p>2020-09-16 12:00:00</text:p>
          </table:table-cell>
          <table:table-cell office:value-type="date" office:date-value="2024-01-02T21:36:22" calcext:value-type="date">
            <text:p>2024-01-02 21:36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0b6bbe-1b21-40c8-b907-794ec327e90c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anta Ana</text:p>
          </table:table-cell>
          <table:table-cell office:value-type="date" office:date-value="2018-03-06T13:00:10" calcext:value-type="date">
            <text:p>2018-03-06 13:00:10</text:p>
          </table:table-cell>
          <table:table-cell office:value-type="date" office:date-value="2022-12-28T06:09:01" calcext:value-type="date">
            <text:p>2022-12-28 06:09:01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303fb3ea-ed72-4db7-a621-9f65e6ab80dc</text:p>
          </table:table-cell>
          <table:table-cell office:value-type="float" office:value="38856" calcext:value-type="float">
            <text:p>38856</text:p>
          </table:table-cell>
          <table:table-cell office:value-type="string" calcext:value-type="string">
            <text:p>Seaside Bar Song</text:p>
          </table:table-cell>
          <table:table-cell office:value-type="date" office:date-value="2022-10-24T12:00:00" calcext:value-type="date">
            <text:p>2022-10-24 12:00:00</text:p>
          </table:table-cell>
          <table:table-cell office:value-type="date" office:date-value="2024-01-04T00:16:25" calcext:value-type="date">
            <text:p>2024-01-04 00:16:25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aca761b2-68db-4c1d-ab1f-e4a665836bc7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Song for Orphans</text:p>
          </table:table-cell>
          <table:table-cell office:value-type="date" office:date-value="2019-04-10T12:00:00" calcext:value-type="date">
            <text:p>2019-04-10 12:00:00</text:p>
          </table:table-cell>
          <table:table-cell office:value-type="date" office:date-value="2024-01-02T02:15:10" calcext:value-type="date">
            <text:p>2024-01-02 02:15:10</text:p>
          </table:table-cell>
          <table:table-cell office:value-type="string" calcext:value-type="string">
            <text:p>LTY</text:p>
          </table:table-cell>
        </table:table-row>
        <table:table-row table:style-name="ro1">
          <table:table-cell/>
          <table:table-cell office:value-type="string" calcext:value-type="string">
            <text:p>30c5d45f-86f4-4502-bc72-30faee18fe99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The Fever</text:p>
          </table:table-cell>
          <table:table-cell office:value-type="date" office:date-value="2020-10-04T12:00:00" calcext:value-type="date">
            <text:p>2020-10-04 12:00:00</text:p>
          </table:table-cell>
          <table:table-cell office:value-type="date" office:date-value="2020-10-10T18:12:43" calcext:value-type="date">
            <text:p>2020-10-10 18:12:43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186c0f32-75a3-486e-bffa-51ceea40d536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Thundercrack</text:p>
          </table:table-cell>
          <table:table-cell office:value-type="date" office:date-value="2021-09-24T12:00:00" calcext:value-type="date">
            <text:p>2021-09-24 12:00:00</text:p>
          </table:table-cell>
          <table:table-cell office:value-type="date" office:date-value="2023-01-03T14:26:05" calcext:value-type="date">
            <text:p>2023-01-03 14:26:05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9ea39563-790f-4e99-8897-f84a647338ca</text:p>
          </table:table-cell>
          <table:table-cell office:value-type="float" office:value="11793" calcext:value-type="float">
            <text:p>11793</text:p>
          </table:table-cell>
          <table:table-cell office:value-type="string" calcext:value-type="string">
            <text:p>Vibes Man</text:p>
          </table:table-cell>
          <table:table-cell office:value-type="date" office:date-value="2019-08-07T12:00:00" calcext:value-type="date">
            <text:p>2019-08-07 12:00:00</text:p>
          </table:table-cell>
          <table:table-cell office:value-type="date" office:date-value="2019-08-07T12:33:45" calcext:value-type="date">
            <text:p>2019-08-07 12:33: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9f27124-0595-49b8-b799-dbc52f4bc5ea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Winter Song</text:p>
          </table:table-cell>
          <table:table-cell office:value-type="date" office:date-value="2021-06-03T12:00:00" calcext:value-type="date">
            <text:p>2021-06-03 12:00:00</text:p>
          </table:table-cell>
          <table:table-cell office:value-type="date" office:date-value="2021-06-03T03:25:06" calcext:value-type="date">
            <text:p>2021-06-03 03:25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5de6fe-9d37-4c45-9635-a471b7526201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Phantoms</text:p>
          </table:table-cell>
          <table:table-cell office:value-type="date" office:date-value="2019-06-06T12:00:00" calcext:value-type="date">
            <text:p>2019-06-06 12:00:00</text:p>
          </table:table-cell>
          <table:table-cell office:value-type="date" office:date-value="2020-12-12T14:51:17" calcext:value-type="date">
            <text:p>2020-12-12 14:51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980c1c-5f61-4ef1-9290-cd65b020af6e</text:p>
          </table:table-cell>
          <table:table-cell office:value-type="float" office:value="13399" calcext:value-type="float">
            <text:p>13399</text:p>
          </table:table-cell>
          <table:table-cell office:value-type="string" calcext:value-type="string">
            <text:p>Angel’s Blues</text:p>
          </table:table-cell>
          <table:table-cell office:value-type="date" office:date-value="2019-10-05T12:00:00" calcext:value-type="date">
            <text:p>2019-10-05 12:00:00</text:p>
          </table:table-cell>
          <table:table-cell office:value-type="date" office:date-value="2023-01-01T19:48:27" calcext:value-type="date">
            <text:p>2023-01-01 19:48:27</text:p>
          </table:table-cell>
          <table:table-cell office:value-type="string" calcext:value-type="string">
            <text:p>Played during 74 Tour</text:p>
          </table:table-cell>
        </table:table-row>
        <table:table-row table:style-name="ro1">
          <table:table-cell/>
          <table:table-cell office:value-type="string" calcext:value-type="string">
            <text:p>fbb3629e-c0d6-43a8-992a-dc056d8d30e3</text:p>
          </table:table-cell>
          <table:table-cell office:value-type="float" office:value="54391" calcext:value-type="float">
            <text:p>54391</text:p>
          </table:table-cell>
          <table:table-cell office:value-type="string" calcext:value-type="string">
            <text:p>Secret to the Blues</text:p>
          </table:table-cell>
          <table:table-cell office:value-type="date" office:date-value="2024-09-14T22:15:00" calcext:value-type="date">
            <text:p>2024-09-14 22:15:00</text:p>
          </table:table-cell>
          <table:table-cell office:value-type="date" office:date-value="2024-09-14T22:13:07" calcext:value-type="date">
            <text:p>2024-09-14 22:13:07</text:p>
          </table:table-cell>
          <table:table-cell office:value-type="string" calcext:value-type="string">
            <text:p>Played during 73 Tour</text:p>
          </table:table-cell>
        </table:table-row>
      </table:table>
      <table:table table:name="born-to-run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eec4427-57fe-4957-9b0f-6485e237a37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Tenth Avenue Freeze-Out</text:p>
          </table:table-cell>
          <table:table-cell office:value-type="date" office:date-value="2018-11-19T12:30:17" calcext:value-type="date">
            <text:p>2018-11-19 12:30:17</text:p>
          </table:table-cell>
          <table:table-cell office:value-type="date" office:date-value="2024-01-02T00:10:40" calcext:value-type="date">
            <text:p>2024-01-02 00:10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b84b02-eb50-41b1-9c1c-3f27e00dc7e7</text:p>
          </table:table-cell>
          <table:table-cell office:value-type="float" office:value="13793" calcext:value-type="float">
            <text:p>13793</text:p>
          </table:table-cell>
          <table:table-cell office:value-type="string" calcext:value-type="string">
            <text:p>Night</text:p>
          </table:table-cell>
          <table:table-cell office:value-type="date" office:date-value="2019-10-31T12:00:00" calcext:value-type="date">
            <text:p>2019-10-31 12:00:00</text:p>
          </table:table-cell>
          <table:table-cell office:value-type="date" office:date-value="2024-01-02T17:29:29" calcext:value-type="date">
            <text:p>2024-01-02 17:29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dce018-04b3-4deb-8ea3-bf85b22a7d3b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Backstreets</text:p>
          </table:table-cell>
          <table:table-cell office:value-type="date" office:date-value="2022-05-14T12:00:00" calcext:value-type="date">
            <text:p>2022-05-14 12:00:00</text:p>
          </table:table-cell>
          <table:table-cell office:value-type="date" office:date-value="2024-01-03T23:35:07" calcext:value-type="date">
            <text:p>2024-01-03 23:35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bab1697-6d7f-4eca-b097-bd7bcabd3a4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She's the One</text:p>
          </table:table-cell>
          <table:table-cell office:value-type="date" office:date-value="2021-04-04T12:06:00" calcext:value-type="date">
            <text:p>2021-04-04 12:06:00</text:p>
          </table:table-cell>
          <table:table-cell office:value-type="date" office:date-value="2024-01-03T00:21:22" calcext:value-type="date">
            <text:p>2024-01-03 00:21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64bec0-1bb8-4f77-a57f-88a57e9c2610</text:p>
          </table:table-cell>
          <table:table-cell office:value-type="float" office:value="11449" calcext:value-type="float">
            <text:p>11449</text:p>
          </table:table-cell>
          <table:table-cell office:value-type="string" calcext:value-type="string">
            <text:p>Meeting Across the River</text:p>
          </table:table-cell>
          <table:table-cell office:value-type="date" office:date-value="2019-08-04T12:00:00" calcext:value-type="date">
            <text:p>2019-08-04 12:00:00</text:p>
          </table:table-cell>
          <table:table-cell office:value-type="date" office:date-value="2021-12-19T00:31:41" calcext:value-type="date">
            <text:p>2021-12-19 00:31:4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2e9a36c0-4de5-4d33-ac5d-7db64702f183</text:p>
          </table:table-cell>
          <table:table-cell office:value-type="float" office:value="26080" calcext:value-type="float">
            <text:p>26080</text:p>
          </table:table-cell>
          <table:table-cell office:value-type="string" calcext:value-type="string">
            <text:p>Linda Let Me Be the One</text:p>
          </table:table-cell>
          <table:table-cell office:value-type="date" office:date-value="2021-03-27T12:00:00" calcext:value-type="date">
            <text:p>2021-03-27 12:00:00</text:p>
          </table:table-cell>
          <table:table-cell office:value-type="date" office:date-value="2024-01-03T00:17:22" calcext:value-type="date">
            <text:p>2024-01-03 00:17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640819-52bd-400c-8c2a-1cb8bfb15d2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Lonely Night in the Park</text:p>
          </table:table-cell>
          <table:table-cell office:value-type="date" office:date-value="2018-06-09T12:00:29" calcext:value-type="date">
            <text:p>2018-06-09 12:00:29</text:p>
          </table:table-cell>
          <table:table-cell office:value-type="date" office:date-value="2025-08-23T21:02:56" calcext:value-type="date">
            <text:p>2025-08-23 21:02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4ab0a15-bd78-4569-9eed-ae7947f731a1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Janey Needs a Shooter</text:p>
          </table:table-cell>
          <table:table-cell office:value-type="date" office:date-value="2020-07-27T12:02:00" calcext:value-type="date">
            <text:p>2020-07-27 12:02:00</text:p>
          </table:table-cell>
          <table:table-cell office:value-type="date" office:date-value="2024-07-06T13:01:41" calcext:value-type="date">
            <text:p>2024-07-06 13:01:41</text:p>
          </table:table-cell>
          <table:table-cell office:value-type="string" calcext:value-type="string">
            <text:p>LTY</text:p>
          </table:table-cell>
        </table:table-row>
        <table:table-row table:style-name="ro1">
          <table:table-cell/>
          <table:table-cell office:value-type="string" calcext:value-type="string">
            <text:p>ca7cbae4-e913-48fd-babd-6468ed50a33b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Walking in the Street</text:p>
          </table:table-cell>
          <table:table-cell office:value-type="date" office:date-value="2018-01-21T13:30:27" calcext:value-type="date">
            <text:p>2018-01-21 13:30:27</text:p>
          </table:table-cell>
          <table:table-cell office:value-type="date" office:date-value="2020-11-25T05:55:34" calcext:value-type="date">
            <text:p>2020-11-25 05:55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2b027fb-2a36-4eee-8b41-411555d21774</text:p>
          </table:table-cell>
          <table:table-cell office:value-type="float" office:value="15954" calcext:value-type="float">
            <text:p>15954</text:p>
          </table:table-cell>
          <table:table-cell office:value-type="string" calcext:value-type="string">
            <text:p>Glory Road</text:p>
          </table:table-cell>
          <table:table-cell office:value-type="date" office:date-value="2020-02-09T13:00:00" calcext:value-type="date">
            <text:p>2020-02-09 13:00:00</text:p>
          </table:table-cell>
          <table:table-cell office:value-type="date" office:date-value="2021-12-20T00:45:11" calcext:value-type="date">
            <text:p>2021-12-20 00:45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326882-39b2-4c3e-9cdf-f9ad3d9b43d1</text:p>
          </table:table-cell>
          <table:table-cell office:value-type="float" office:value="21253" calcext:value-type="float">
            <text:p>21253</text:p>
          </table:table-cell>
          <table:table-cell office:value-type="string" calcext:value-type="string">
            <text:p>Here She Comes Walkin’</text:p>
          </table:table-cell>
          <table:table-cell office:value-type="date" office:date-value="2020-09-24T12:00:00" calcext:value-type="date">
            <text:p>2020-09-24 12:00:00</text:p>
          </table:table-cell>
          <table:table-cell office:value-type="date" office:date-value="2023-01-02T01:47:56" calcext:value-type="date">
            <text:p>2023-01-02 01:47:56</text:p>
          </table:table-cell>
          <table:table-cell/>
        </table:table-row>
      </table:table>
      <table:table table:name="darknes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7" table:number-columns-repeated="2" table:default-cell-style-name="ce20"/>
        <table:table-column table:style-name="co23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b23ac28-2d2d-43cf-967a-4e7e704d4da7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Badlands</text:p>
          </table:table-cell>
          <table:table-cell office:value-type="date" office:date-value="2019-05-20T12:00:00" calcext:value-type="date">
            <text:p>2019-05-20 12:00:00</text:p>
          </table:table-cell>
          <table:table-cell office:value-type="date" office:date-value="2024-01-02T02:29:32" calcext:value-type="date">
            <text:p>2024-01-02 02:29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78f7cb-6211-47c6-ab4a-9d1002b1aedb</text:p>
          </table:table-cell>
          <table:table-cell office:value-type="float" office:value="32949" calcext:value-type="float">
            <text:p>32949</text:p>
          </table:table-cell>
          <table:table-cell office:value-type="string" calcext:value-type="string">
            <text:p>Adam Raised a Cain</text:p>
          </table:table-cell>
          <table:table-cell office:value-type="date" office:date-value="2022-07-03T12:00:00" calcext:value-type="date">
            <text:p>2022-07-03 12:00:00</text:p>
          </table:table-cell>
          <table:table-cell office:value-type="date" office:date-value="2024-01-03T23:52:14" calcext:value-type="date">
            <text:p>2024-01-03 23:52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f6b209-eab7-4baa-93c0-0624153449bc</text:p>
          </table:table-cell>
          <table:table-cell office:value-type="float" office:value="27046" calcext:value-type="float">
            <text:p>27046</text:p>
          </table:table-cell>
          <table:table-cell office:value-type="string" calcext:value-type="string">
            <text:p>Something in the Night</text:p>
          </table:table-cell>
          <table:table-cell office:value-type="date" office:date-value="2021-05-28T12:00:00" calcext:value-type="date">
            <text:p>2021-05-28 12:00:00</text:p>
          </table:table-cell>
          <table:table-cell office:value-type="date" office:date-value="2024-01-03T01:11:18" calcext:value-type="date">
            <text:p>2024-01-03 01:11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8e00e2-e31d-43a1-8633-4f975da277d3</text:p>
          </table:table-cell>
          <table:table-cell office:value-type="float" office:value="34350" calcext:value-type="float">
            <text:p>34350</text:p>
          </table:table-cell>
          <table:table-cell office:value-type="string" calcext:value-type="string">
            <text:p>Candy's Room</text:p>
          </table:table-cell>
          <table:table-cell office:value-type="date" office:date-value="2022-05-02T12:00:00" calcext:value-type="date">
            <text:p>2022-05-02 12:00:00</text:p>
          </table:table-cell>
          <table:table-cell office:value-type="date" office:date-value="2024-01-03T23:22:20" calcext:value-type="date">
            <text:p>2024-01-03 23:22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b50a18-611a-4021-bdd4-46b3c31f77cc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Racing in the Street</text:p>
          </table:table-cell>
          <table:table-cell office:value-type="date" office:date-value="2021-10-03T12:00:00" calcext:value-type="date">
            <text:p>2021-10-03 12:00:00</text:p>
          </table:table-cell>
          <table:table-cell office:value-type="date" office:date-value="2024-03-25T02:12:18" calcext:value-type="date">
            <text:p>2024-03-25 02:12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de3903-e6d6-47c8-922a-c526c913b175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he Promised Land</text:p>
          </table:table-cell>
          <table:table-cell office:value-type="date" office:date-value="2018-07-04T12:00:47" calcext:value-type="date">
            <text:p>2018-07-04 12:00:47</text:p>
          </table:table-cell>
          <table:table-cell office:value-type="date" office:date-value="2024-01-01T23:27:02" calcext:value-type="date">
            <text:p>2024-01-01 23:27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e75340-88de-4b5c-b498-14106f4ebcf4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Factory</text:p>
          </table:table-cell>
          <table:table-cell office:value-type="date" office:date-value="2018-10-31T12:00:53" calcext:value-type="date">
            <text:p>2018-10-31 12:00:53</text:p>
          </table:table-cell>
          <table:table-cell office:value-type="date" office:date-value="2024-01-02T00:02:04" calcext:value-type="date">
            <text:p>2024-01-02 00:02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275736-3793-47a4-a155-e9283b9717f6</text:p>
          </table:table-cell>
          <table:table-cell office:value-type="float" office:value="30554" calcext:value-type="float">
            <text:p>30554</text:p>
          </table:table-cell>
          <table:table-cell office:value-type="string" calcext:value-type="string">
            <text:p>Streets of Fire</text:p>
          </table:table-cell>
          <table:table-cell office:value-type="date" office:date-value="2021-11-06T12:00:00" calcext:value-type="date">
            <text:p>2021-11-06 12:00:00</text:p>
          </table:table-cell>
          <table:table-cell office:value-type="date" office:date-value="2023-01-03T14:40:01" calcext:value-type="date">
            <text:p>2023-01-03 14:40: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0c00a5-6e87-4119-b899-8c599206eb30</text:p>
          </table:table-cell>
          <table:table-cell office:value-type="float" office:value="20931" calcext:value-type="float">
            <text:p>20931</text:p>
          </table:table-cell>
          <table:table-cell office:value-type="string" calcext:value-type="string">
            <text:p>Prove it All Night</text:p>
          </table:table-cell>
          <table:table-cell office:value-type="date" office:date-value="2020-10-24T12:00:00" calcext:value-type="date">
            <text:p>2020-10-24 12:00:00</text:p>
          </table:table-cell>
          <table:table-cell office:value-type="date" office:date-value="2024-01-02T21:54:31" calcext:value-type="date">
            <text:p>2024-01-02 21:54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2b230d-e765-4657-b2b4-b17d972fdf8c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Darkness on the Edge of Town</text:p>
          </table:table-cell>
          <table:table-cell office:value-type="date" office:date-value="2018-04-10T12:00:13" calcext:value-type="date">
            <text:p>2018-04-10 12:00:13</text:p>
          </table:table-cell>
          <table:table-cell office:value-type="date" office:date-value="2024-01-01T22:54:31" calcext:value-type="date">
            <text:p>2024-01-01 22:54:3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e6242803-53be-4536-8f8a-6b18ba24e042</text:p>
          </table:table-cell>
          <table:table-cell office:value-type="float" office:value="35841" calcext:value-type="float">
            <text:p>35841</text:p>
          </table:table-cell>
          <table:table-cell office:value-type="string" calcext:value-type="string">
            <text:p>Action in the Streets</text:p>
          </table:table-cell>
          <table:table-cell office:value-type="date" office:date-value="2022-06-27T12:00:00" calcext:value-type="date">
            <text:p>2022-06-27 12:00:00</text:p>
          </table:table-cell>
          <table:table-cell office:value-type="date" office:date-value="2022-06-27T12:17:03" calcext:value-type="date">
            <text:p>2022-06-27 12:17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210f10-fad3-4fe3-acd4-d89111fdf184</text:p>
          </table:table-cell>
          <table:table-cell office:value-type="float" office:value="36515" calcext:value-type="float">
            <text:p>36515</text:p>
          </table:table-cell>
          <table:table-cell office:value-type="string" calcext:value-type="string">
            <text:p>BoDo Rocker (I'm Goin' Back)</text:p>
          </table:table-cell>
          <table:table-cell office:value-type="date" office:date-value="2022-07-23T11:34:00" calcext:value-type="date">
            <text:p>2022-07-23 11:34:00</text:p>
          </table:table-cell>
          <table:table-cell office:value-type="date" office:date-value="2023-01-03T16:10:23" calcext:value-type="date">
            <text:p>2023-01-03 16:10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c8e4d50-11f9-43d0-8c80-4ddbc4585f0c</text:p>
          </table:table-cell>
          <table:table-cell office:value-type="float" office:value="25002" calcext:value-type="float">
            <text:p>25002</text:p>
          </table:table-cell>
          <table:table-cell office:value-type="string" calcext:value-type="string">
            <text:p>Break Out</text:p>
          </table:table-cell>
          <table:table-cell office:value-type="date" office:date-value="2021-03-20T12:00:00" calcext:value-type="date">
            <text:p>2021-03-20 12:00:00</text:p>
          </table:table-cell>
          <table:table-cell office:value-type="date" office:date-value="2023-01-03T01:37:11" calcext:value-type="date">
            <text:p>2023-01-03 01:37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f3eb379-b1a2-4a8b-9421-2106aff9666e</text:p>
          </table:table-cell>
          <table:table-cell office:value-type="float" office:value="7796" calcext:value-type="float">
            <text:p>7796</text:p>
          </table:table-cell>
          <table:table-cell office:value-type="string" calcext:value-type="string">
            <text:p>Crazy Rocker</text:p>
          </table:table-cell>
          <table:table-cell office:value-type="date" office:date-value="2019-03-10T12:00:00" calcext:value-type="date">
            <text:p>2019-03-10 12:00:00</text:p>
          </table:table-cell>
          <table:table-cell office:value-type="date" office:date-value="2024-01-02T02:07:52" calcext:value-type="date">
            <text:p>2024-01-02 02:07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971c3e-a226-4ed4-ba49-9448486de4fe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Preacher's Daughter</text:p>
          </table:table-cell>
          <table:table-cell office:value-type="date" office:date-value="2018-07-01T12:00:36" calcext:value-type="date">
            <text:p>2018-07-01 12:00:36</text:p>
          </table:table-cell>
          <table:table-cell office:value-type="date" office:date-value="2022-12-28T13:43:12" calcext:value-type="date">
            <text:p>2022-12-28 13:43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88321f-64e8-4a77-ad29-5de646cbd186</text:p>
          </table:table-cell>
          <table:table-cell office:value-type="float" office:value="17942" calcext:value-type="float">
            <text:p>17942</text:p>
          </table:table-cell>
          <table:table-cell office:value-type="string" calcext:value-type="string">
            <text:p>Sax Song</text:p>
          </table:table-cell>
          <table:table-cell office:value-type="date" office:date-value="2020-05-13T12:00:00" calcext:value-type="date">
            <text:p>2020-05-13 12:00:00</text:p>
          </table:table-cell>
          <table:table-cell office:value-type="date" office:date-value="2023-01-01T22:21:47" calcext:value-type="date">
            <text:p>2023-01-01 22:21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bb2ef2-621f-43a1-8651-9d8df7304fc6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The Ballad</text:p>
          </table:table-cell>
          <table:table-cell office:value-type="date" office:date-value="2019-12-29T13:00:00" calcext:value-type="date">
            <text:p>2019-12-29 13:00:00</text:p>
          </table:table-cell>
          <table:table-cell office:value-type="date" office:date-value="2023-01-01T20:52:56" calcext:value-type="date">
            <text:p>2023-01-01 20:52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6ca5c8-95f8-4887-9318-45d59f1bda11</text:p>
          </table:table-cell>
          <table:table-cell office:value-type="float" office:value="23581" calcext:value-type="float">
            <text:p>23581</text:p>
          </table:table-cell>
          <table:table-cell office:value-type="string" calcext:value-type="string">
            <text:p>The Fast Song</text:p>
          </table:table-cell>
          <table:table-cell office:value-type="date" office:date-value="2021-01-30T13:00:00" calcext:value-type="date">
            <text:p>2021-01-30 13:00:00</text:p>
          </table:table-cell>
          <table:table-cell office:value-type="date" office:date-value="2023-01-03T01:17:32" calcext:value-type="date">
            <text:p>2023-01-03 01:17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6e0d8dd-dc58-4ff2-a84f-00eabb04e6f2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Break My Heart (Tonight)</text:p>
          </table:table-cell>
          <table:table-cell office:value-type="date" office:date-value="2020-10-07T12:00:00" calcext:value-type="date">
            <text:p>2020-10-07 12:00:00</text:p>
          </table:table-cell>
          <table:table-cell office:value-type="date" office:date-value="2020-10-07T12:12:05" calcext:value-type="date">
            <text:p>2020-10-07 12:12:05</text:p>
          </table:table-cell>
          <table:table-cell office:value-type="string" calcext:value-type="string">
            <text:p>October 78 Demos</text:p>
          </table:table-cell>
        </table:table-row>
      </table:table>
      <table:table table:name="the-riv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number-columns-repeated="2" table:default-cell-style-name="ce20"/>
        <table:table-column table:style-name="co25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e5d884-c693-414c-b961-a6f64d08c93b</text:p>
          </table:table-cell>
          <table:table-cell office:value-type="float" office:value="12486" calcext:value-type="float">
            <text:p>12486</text:p>
          </table:table-cell>
          <table:table-cell office:value-type="string" calcext:value-type="string">
            <text:p>The Price You Pay</text:p>
          </table:table-cell>
          <table:table-cell table:style-name="ce19" office:value-type="string" calcext:value-type="string">
            <text:p>2019-09-23 12:00:00</text:p>
          </table:table-cell>
          <table:table-cell table:style-name="ce19" office:value-type="string" calcext:value-type="string">
            <text:p>2024-02-11 19:57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eb56bed-f60f-4d67-8b15-56b6a9ab8660</text:p>
          </table:table-cell>
          <table:table-cell office:value-type="float" office:value="14213" calcext:value-type="float">
            <text:p>14213</text:p>
          </table:table-cell>
          <table:table-cell office:value-type="string" calcext:value-type="string">
            <text:p>Point Blank</text:p>
          </table:table-cell>
          <table:table-cell table:style-name="ce19" office:value-type="string" calcext:value-type="string">
            <text:p>2020-12-19 13:00:00</text:p>
          </table:table-cell>
          <table:table-cell table:style-name="ce19" office:value-type="string" calcext:value-type="string">
            <text:p>2024-01-02 22:08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1a3979-8cce-4f3a-adc9-586757491a7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Fade Away</text:p>
          </table:table-cell>
          <table:table-cell table:style-name="ce19" office:value-type="string" calcext:value-type="string">
            <text:p>2018-04-28 12:00:39</text:p>
          </table:table-cell>
          <table:table-cell table:style-name="ce19" office:value-type="string" calcext:value-type="string">
            <text:p>2019-11-27 01:55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8099c2f-4575-4c1c-b7e8-c62e0fc77318</text:p>
          </table:table-cell>
          <table:table-cell office:value-type="float" office:value="18562" calcext:value-type="float">
            <text:p>18562</text:p>
          </table:table-cell>
          <table:table-cell office:value-type="string" calcext:value-type="string">
            <text:p>You Can Look (But You Better Not Touch)</text:p>
          </table:table-cell>
          <table:table-cell table:style-name="ce19" office:value-type="string" calcext:value-type="string">
            <text:p>2020-06-14 12:00:00</text:p>
          </table:table-cell>
          <table:table-cell table:style-name="ce19" office:value-type="string" calcext:value-type="string">
            <text:p>2021-12-20 16:45: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4fede9-f7ae-4feb-9450-43719590ac02</text:p>
          </table:table-cell>
          <table:table-cell office:value-type="float" office:value="19802" calcext:value-type="float">
            <text:p>19802</text:p>
          </table:table-cell>
          <table:table-cell office:value-type="string" calcext:value-type="string">
            <text:p>Cadillac Ranch</text:p>
          </table:table-cell>
          <table:table-cell table:style-name="ce19" office:value-type="string" calcext:value-type="string">
            <text:p>2020-07-23 12:00:00</text:p>
          </table:table-cell>
          <table:table-cell table:style-name="ce19" office:value-type="string" calcext:value-type="string">
            <text:p>2023-01-01 23:58: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8046238-3dab-4e7d-b072-fb7a9a50fb46</text:p>
          </table:table-cell>
          <table:table-cell office:value-type="float" office:value="20935" calcext:value-type="float">
            <text:p>20935</text:p>
          </table:table-cell>
          <table:table-cell office:value-type="string" calcext:value-type="string">
            <text:p>I'm a Rocker</text:p>
          </table:table-cell>
          <table:table-cell table:style-name="ce19" office:value-type="string" calcext:value-type="string">
            <text:p>2020-09-18 12:00:00</text:p>
          </table:table-cell>
          <table:table-cell table:style-name="ce19" office:value-type="string" calcext:value-type="string">
            <text:p>2024-01-02 21:35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2dfb59b-99ff-4239-bb49-b3cdad05184a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Two Hearts</text:p>
          </table:table-cell>
          <table:table-cell table:style-name="ce19" office:value-type="string" calcext:value-type="string">
            <text:p>2018-05-28 12:00:34</text:p>
          </table:table-cell>
          <table:table-cell table:style-name="ce19" office:value-type="string" calcext:value-type="string">
            <text:p>2024-01-01 23:10: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d56b2b1-231e-4035-803b-25d4c812a065</text:p>
          </table:table-cell>
          <table:table-cell office:value-type="float" office:value="24353" calcext:value-type="float">
            <text:p>24353</text:p>
          </table:table-cell>
          <table:table-cell office:value-type="string" calcext:value-type="string">
            <text:p>The River</text:p>
          </table:table-cell>
          <table:table-cell table:style-name="ce19" office:value-type="string" calcext:value-type="string">
            <text:p>2021-03-04 13:00:00</text:p>
          </table:table-cell>
          <table:table-cell table:style-name="ce19" office:value-type="string" calcext:value-type="string">
            <text:p>2024-01-03 00:14: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942e16-9816-4cdd-99d0-1200283f9f24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Sherry Darling</text:p>
          </table:table-cell>
          <table:table-cell table:style-name="ce19" office:value-type="string" calcext:value-type="string">
            <text:p>2018-07-06 12:00:30</text:p>
          </table:table-cell>
          <table:table-cell table:style-name="ce19" office:value-type="string" calcext:value-type="string">
            <text:p>2024-01-01 23:27: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d95de30-3dbf-4101-8ff4-de8795c08d2d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Out in the Street</text:p>
          </table:table-cell>
          <table:table-cell table:style-name="ce19" office:value-type="string" calcext:value-type="string">
            <text:p>2021-10-28 12:00:00</text:p>
          </table:table-cell>
          <table:table-cell table:style-name="ce19" office:value-type="string" calcext:value-type="string">
            <text:p>2024-01-03 05:21: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d6c4b53-42c9-4e21-aae4-2d37a69562b2</text:p>
          </table:table-cell>
          <table:table-cell office:value-type="float" office:value="32833" calcext:value-type="float">
            <text:p>32833</text:p>
          </table:table-cell>
          <table:table-cell office:value-type="string" calcext:value-type="string">
            <text:p>Independence Day</text:p>
          </table:table-cell>
          <table:table-cell table:style-name="ce19" office:value-type="string" calcext:value-type="string">
            <text:p>2022-03-14 12:00:00</text:p>
          </table:table-cell>
          <table:table-cell table:style-name="ce19" office:value-type="string" calcext:value-type="string">
            <text:p>2023-01-03 15:23: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65b3d40-75a3-4fe3-bedf-d4592e6a718b</text:p>
          </table:table-cell>
          <table:table-cell office:value-type="float" office:value="34148" calcext:value-type="float">
            <text:p>34148</text:p>
          </table:table-cell>
          <table:table-cell office:value-type="string" calcext:value-type="string">
            <text:p>I Wanna Marry You</text:p>
          </table:table-cell>
          <table:table-cell table:style-name="ce19" office:value-type="string" calcext:value-type="string">
            <text:p>2022-04-22 12:00:00</text:p>
          </table:table-cell>
          <table:table-cell table:style-name="ce19" office:value-type="string" calcext:value-type="string">
            <text:p>2022-04-22 12:18:2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590493a-60bf-4e98-a5bd-bd979481a663</text:p>
          </table:table-cell>
          <table:table-cell office:value-type="float" office:value="36371" calcext:value-type="float">
            <text:p>36371</text:p>
          </table:table-cell>
          <table:table-cell office:value-type="string" calcext:value-type="string">
            <text:p>Ramrod</text:p>
          </table:table-cell>
          <table:table-cell table:style-name="ce19" office:value-type="string" calcext:value-type="string">
            <text:p>2022-09-10 12:00:00</text:p>
          </table:table-cell>
          <table:table-cell table:style-name="ce19" office:value-type="string" calcext:value-type="string">
            <text:p>2024-01-04 00:13: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dfe351-c1df-4460-865f-a937f2a6404c</text:p>
          </table:table-cell>
          <table:table-cell office:value-type="float" office:value="36656" calcext:value-type="float">
            <text:p>36656</text:p>
          </table:table-cell>
          <table:table-cell office:value-type="string" calcext:value-type="string">
            <text:p>Wreck on the Highway</text:p>
          </table:table-cell>
          <table:table-cell table:style-name="ce19" office:value-type="string" calcext:value-type="string">
            <text:p>2022-08-28 12:00:00</text:p>
          </table:table-cell>
          <table:table-cell table:style-name="ce19" office:value-type="string" calcext:value-type="string">
            <text:p>2022-08-28 12:47: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d983762-1040-4d15-bd74-8fae0660e009</text:p>
          </table:table-cell>
          <table:table-cell office:value-type="float" office:value="39970" calcext:value-type="float">
            <text:p>39970</text:p>
          </table:table-cell>
          <table:table-cell office:value-type="string" calcext:value-type="string">
            <text:p>Hungry Heart</text:p>
          </table:table-cell>
          <table:table-cell table:style-name="ce19" office:value-type="string" calcext:value-type="string">
            <text:p>2022-12-21 13:45:00</text:p>
          </table:table-cell>
          <table:table-cell table:style-name="ce19" office:value-type="string" calcext:value-type="string">
            <text:p>2024-01-04 00:23: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04691c-d9b7-4ffd-9011-df0f26ec19cc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rush on You</text:p>
          </table:table-cell>
          <table:table-cell table:style-name="ce19" office:value-type="string" calcext:value-type="string">
            <text:p>2018-02-02 12:55:58</text:p>
          </table:table-cell>
          <table:table-cell table:style-name="ce19" office:value-type="string" calcext:value-type="string">
            <text:p>2024-01-01 22:32: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0fa54e-7491-4822-ad82-649c457de13f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Jackson Cage</text:p>
          </table:table-cell>
          <table:table-cell table:style-name="ce19" office:value-type="string" calcext:value-type="string">
            <text:p>2018-11-04 13:00:06</text:p>
          </table:table-cell>
          <table:table-cell table:style-name="ce19" office:value-type="string" calcext:value-type="string">
            <text:p>2024-01-02 00:08: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802d921-1788-47c5-b620-4be9d506b54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Drive All Night</text:p>
          </table:table-cell>
          <table:table-cell table:style-name="ce19" office:value-type="string" calcext:value-type="string">
            <text:p>2018-02-27 13:00:36</text:p>
          </table:table-cell>
          <table:table-cell table:style-name="ce19" office:value-type="string" calcext:value-type="string">
            <text:p>2024-01-01 22:40: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99eb0ee-fa87-49db-b39a-ed4c10fd6ed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The Ties that Bind</text:p>
          </table:table-cell>
          <table:table-cell table:style-name="ce19" office:value-type="string" calcext:value-type="string">
            <text:p>2018-03-09 13:00:19</text:p>
          </table:table-cell>
          <table:table-cell table:style-name="ce19" office:value-type="string" calcext:value-type="string">
            <text:p>2024-01-01 22:42:4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Unreleased Outtakes</text:p>
          </table:table-cell>
          <table:table-cell table:style-name="ce1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f66ba5d-dd38-4229-a007-b2178d8926f3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Baby Come Back</text:p>
          </table:table-cell>
          <table:table-cell office:value-type="date" office:date-value="2018-03-29T12:00:39" calcext:value-type="date">
            <text:p>2018-03-29 12:00:39</text:p>
          </table:table-cell>
          <table:table-cell office:value-type="date" office:date-value="2019-11-24T18:39:05" calcext:value-type="date">
            <text:p>2019-11-24 18:39: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1f6418f-82b3-41f9-aaf1-2859bc4e826b</text:p>
          </table:table-cell>
          <table:table-cell office:value-type="float" office:value="14437" calcext:value-type="float">
            <text:p>14437</text:p>
          </table:table-cell>
          <table:table-cell office:value-type="string" calcext:value-type="string">
            <text:p>Baby, Don't Go</text:p>
          </table:table-cell>
          <table:table-cell office:value-type="date" office:date-value="2019-12-10T11:00:00" calcext:value-type="date">
            <text:p>2019-12-10 11:00:00</text:p>
          </table:table-cell>
          <table:table-cell office:value-type="date" office:date-value="2019-12-10T10:56:19" calcext:value-type="date">
            <text:p>2019-12-10 10:56: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6e0d8dd-dc58-4ff2-a84f-00eabb04e6f2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Break My Heart (Tonight)</text:p>
          </table:table-cell>
          <table:table-cell office:value-type="date" office:date-value="2020-10-07T12:00:00" calcext:value-type="date">
            <text:p>2020-10-07 12:00:00</text:p>
          </table:table-cell>
          <table:table-cell office:value-type="date" office:date-value="2020-10-07T12:12:05" calcext:value-type="date">
            <text:p>2020-10-07 12:12: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fe0fcff-2eea-46ab-8fcb-5c9e077e6726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Chevrolet Deluxe</text:p>
          </table:table-cell>
          <table:table-cell office:value-type="date" office:date-value="2018-10-06T12:00:26" calcext:value-type="date">
            <text:p>2018-10-06 12:00:26</text:p>
          </table:table-cell>
          <table:table-cell office:value-type="date" office:date-value="2021-12-13T14:35:00" calcext:value-type="date">
            <text:p>2021-12-13 14:35: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525a939-c9ae-481e-8e4a-b5fa95a72277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Dedication</text:p>
          </table:table-cell>
          <table:table-cell office:value-type="date" office:date-value="2018-06-17T12:00:27" calcext:value-type="date">
            <text:p>2018-06-17 12:00:27</text:p>
          </table:table-cell>
          <table:table-cell office:value-type="date" office:date-value="2020-11-30T15:15:29" calcext:value-type="date">
            <text:p>2020-11-30 15:15: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d28712c-3243-4de2-94be-5ce2799c7dd2</text:p>
          </table:table-cell>
          <table:table-cell office:value-type="float" office:value="17123" calcext:value-type="float">
            <text:p>17123</text:p>
          </table:table-cell>
          <table:table-cell office:value-type="string" calcext:value-type="string">
            <text:p>Find It Where You Can</text:p>
          </table:table-cell>
          <table:table-cell office:value-type="date" office:date-value="2020-04-05T12:00:00" calcext:value-type="date">
            <text:p>2020-04-05 12:00:00</text:p>
          </table:table-cell>
          <table:table-cell office:value-type="date" office:date-value="2023-01-01T22:13:45" calcext:value-type="date">
            <text:p>2023-01-01 22:13: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98b2eaf-f3b7-411e-90c9-d1f276c8c43a</text:p>
          </table:table-cell>
          <table:table-cell office:value-type="float" office:value="25334" calcext:value-type="float">
            <text:p>25334</text:p>
          </table:table-cell>
          <table:table-cell office:value-type="string" calcext:value-type="string">
            <text:p>I Wanna Start a New Life</text:p>
          </table:table-cell>
          <table:table-cell office:value-type="date" office:date-value="2021-03-02T13:00:00" calcext:value-type="date">
            <text:p>2021-03-02 13:00:00</text:p>
          </table:table-cell>
          <table:table-cell office:value-type="date" office:date-value="2021-03-02T14:49:38" calcext:value-type="date">
            <text:p>2021-03-02 14:49: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a7598f5-ea35-4092-9317-36a6eaa523c0</text:p>
          </table:table-cell>
          <table:table-cell office:value-type="float" office:value="17743" calcext:value-type="float">
            <text:p>17743</text:p>
          </table:table-cell>
          <table:table-cell office:value-type="string" calcext:value-type="string">
            <text:p>I'm Gonna Treat You Right (Wild Kisses)</text:p>
          </table:table-cell>
          <table:table-cell office:value-type="date" office:date-value="2020-04-29T12:00:00" calcext:value-type="date">
            <text:p>2020-04-29 12:00:00</text:p>
          </table:table-cell>
          <table:table-cell office:value-type="date" office:date-value="2020-04-25T17:48:11" calcext:value-type="date">
            <text:p>2020-04-25 17:48: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697d53c-9071-4ccf-af85-606fbef270d7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Love Will Get You Down</text:p>
          </table:table-cell>
          <table:table-cell office:value-type="date" office:date-value="2019-05-12T12:00:00" calcext:value-type="date">
            <text:p>2019-05-12 12:00:00</text:p>
          </table:table-cell>
          <table:table-cell office:value-type="date" office:date-value="2019-05-12T13:51:34" calcext:value-type="date">
            <text:p>2019-05-12 13:51: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609b1a-a804-439d-997e-d5312d6f6c2c</text:p>
          </table:table-cell>
          <table:table-cell office:value-type="float" office:value="25234" calcext:value-type="float">
            <text:p>25234</text:p>
          </table:table-cell>
          <table:table-cell office:value-type="string" calcext:value-type="string">
            <text:p>Oh, Angelyne</text:p>
          </table:table-cell>
          <table:table-cell office:value-type="date" office:date-value="2021-02-16T13:00:00" calcext:value-type="date">
            <text:p>2021-02-16 13:00:00</text:p>
          </table:table-cell>
          <table:table-cell office:value-type="date" office:date-value="2021-05-24T20:20:00" calcext:value-type="date">
            <text:p>2021-05-24 20:20: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962182-62dd-4384-9392-8aa48372077c</text:p>
          </table:table-cell>
          <table:table-cell office:value-type="float" office:value="26511" calcext:value-type="float">
            <text:p>26511</text:p>
          </table:table-cell>
          <table:table-cell office:value-type="string" calcext:value-type="string">
            <text:p>Out On The Run</text:p>
          </table:table-cell>
          <table:table-cell office:value-type="date" office:date-value="2021-05-20T12:00:00" calcext:value-type="date">
            <text:p>2021-05-20 12:00:00</text:p>
          </table:table-cell>
          <table:table-cell office:value-type="date" office:date-value="2023-01-03T01:53:26" calcext:value-type="date">
            <text:p>2023-01-03 01:53: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688ff9-6f05-4193-a6af-ba654ae0ab12</text:p>
          </table:table-cell>
          <table:table-cell office:value-type="float" office:value="15271" calcext:value-type="float">
            <text:p>15271</text:p>
          </table:table-cell>
          <table:table-cell office:value-type="string" calcext:value-type="string">
            <text:p>Slow Fade</text:p>
          </table:table-cell>
          <table:table-cell office:value-type="date" office:date-value="2020-01-16T13:00:00" calcext:value-type="date">
            <text:p>2020-01-16 13:00:00</text:p>
          </table:table-cell>
          <table:table-cell office:value-type="date" office:date-value="2020-12-19T13:20:04" calcext:value-type="date">
            <text:p>2020-12-19 13:20: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e15278d-37a2-4882-a1fb-19462648a318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This Little Girl</text:p>
          </table:table-cell>
          <table:table-cell office:value-type="date" office:date-value="2018-09-06T12:00:57" calcext:value-type="date">
            <text:p>2018-09-06 12:00:57</text:p>
          </table:table-cell>
          <table:table-cell office:value-type="date" office:date-value="2024-01-01T23:48:11" calcext:value-type="date">
            <text:p>2024-01-01 23:48: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6b2ff9-9cba-4311-9de0-eaa6a2853fc4</text:p>
          </table:table-cell>
          <table:table-cell office:value-type="float" office:value="22423" calcext:value-type="float">
            <text:p>22423</text:p>
          </table:table-cell>
          <table:table-cell office:value-type="string" calcext:value-type="string">
            <text:p>Under The Gun</text:p>
          </table:table-cell>
          <table:table-cell office:value-type="date" office:date-value="2020-12-17T13:00:00" calcext:value-type="date">
            <text:p>2020-12-17 13:00:00</text:p>
          </table:table-cell>
          <table:table-cell office:value-type="date" office:date-value="2023-01-03T01:03:01" calcext:value-type="date">
            <text:p>2023-01-03 01:03:0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9b0cfd6-8919-4aaa-9373-564c07d8dfa9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Your Love</text:p>
          </table:table-cell>
          <table:table-cell office:value-type="date" office:date-value="2018-07-27T12:00:54" calcext:value-type="date">
            <text:p>2018-07-27 12:00:54</text:p>
          </table:table-cell>
          <table:table-cell office:value-type="date" office:date-value="2021-12-12T17:16:04" calcext:value-type="date">
            <text:p>2021-12-12 17:16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dc052e-78ed-45dd-ae98-8f0e5d987032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The Informer</text:p>
          </table:table-cell>
          <table:table-cell office:value-type="date" office:date-value="2019-05-16T12:00:00" calcext:value-type="date">
            <text:p>2019-05-16 12:00:00</text:p>
          </table:table-cell>
          <table:table-cell office:value-type="date" office:date-value="2019-12-06T05:43:44" calcext:value-type="date">
            <text:p>2019-12-06 05:43:44</text:p>
          </table:table-cell>
          <table:table-cell office:value-type="string" calcext:value-type="string">
            <text:p>Known from TTTB notebook</text:p>
          </table:table-cell>
        </table:table-row>
        <table:table-row table:style-name="ro1">
          <table:table-cell/>
          <table:table-cell office:value-type="string" calcext:value-type="string">
            <text:p>90256af5-0828-4766-b29c-73804708e98d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Stockton Boys</text:p>
          </table:table-cell>
          <table:table-cell table:style-name="ce19" office:value-type="string" calcext:value-type="string">
            <text:p>2019-01-10 12:30:18</text:p>
          </table:table-cell>
          <table:table-cell table:style-name="ce19" office:value-type="string" calcext:value-type="string">
            <text:p>2021-12-16 03:35:47</text:p>
          </table:table-cell>
          <table:table-cell office:value-type="string" calcext:value-type="string">
            <text:p>1980 Solo Demos</text:p>
          </table:table-cell>
        </table:table-row>
        <table:table-row table:style-name="ro1">
          <table:table-cell/>
          <table:table-cell office:value-type="string" calcext:value-type="string">
            <text:p>1063ac09-04ea-4343-94b5-4799c80d4178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Stockton Girls</text:p>
          </table:table-cell>
          <table:table-cell table:style-name="ce19" office:value-type="string" calcext:value-type="string">
            <text:p>2020-02-27 13:00:00</text:p>
          </table:table-cell>
          <table:table-cell table:style-name="ce19" office:value-type="string" calcext:value-type="string">
            <text:p>2021-12-20 00:51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daea82-81f5-4e92-8186-6ed9e904b43a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You Gotta Be Kind</text:p>
          </table:table-cell>
          <table:table-cell office:value-type="date" office:date-value="2018-02-23T13:00:41" calcext:value-type="date">
            <text:p>2018-02-23 13:00:41</text:p>
          </table:table-cell>
          <table:table-cell office:value-type="date" office:date-value="2019-06-05T03:57:04" calcext:value-type="date">
            <text:p>2019-06-05 03:57:04</text:p>
          </table:table-cell>
          <table:table-cell office:value-type="string" calcext:value-type="string">
            <text:p>1980 Solo Demos</text:p>
          </table:table-cell>
        </table:table-row>
        <table:table-row table:style-name="ro1">
          <table:table-cell/>
          <table:table-cell office:value-type="string" calcext:value-type="string">
            <text:p>92354999-e18d-4148-8fa6-ded8577b29d9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Every Day and Every Night</text:p>
          </table:table-cell>
          <table:table-cell office:value-type="date" office:date-value="2019-11-17T09:03:00" calcext:value-type="date">
            <text:p>2019-11-17 09:03:00</text:p>
          </table:table-cell>
          <table:table-cell office:value-type="date" office:date-value="2019-11-17T08:57:45" calcext:value-type="date">
            <text:p>2019-11-17 08:57:4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d934fee9-c0ca-4541-a0c0-55ff5fd4ca71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Everybody Wants My Baby</text:p>
          </table:table-cell>
          <table:table-cell office:value-type="date" office:date-value="2018-11-15T13:00:26" calcext:value-type="date">
            <text:p>2018-11-15 13:00:26</text:p>
          </table:table-cell>
          <table:table-cell office:value-type="date" office:date-value="2020-12-05T18:31:35" calcext:value-type="date">
            <text:p>2020-12-05 18:31:3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930c27f3-87fb-4202-8e48-00555928cd1e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Everybody’s Looking for Somebody</text:p>
          </table:table-cell>
          <table:table-cell office:value-type="date" office:date-value="2019-04-28T12:00:00" calcext:value-type="date">
            <text:p>2019-04-28 12:00:00</text:p>
          </table:table-cell>
          <table:table-cell office:value-type="date" office:date-value="2019-04-29T00:00:29" calcext:value-type="date">
            <text:p>2019-04-29 00:00:29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c2e90b14-d262-43f2-986d-82d7ef7cac3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veryone Loves You</text:p>
          </table:table-cell>
          <table:table-cell office:value-type="date" office:date-value="2018-03-14T12:00:36" calcext:value-type="date">
            <text:p>2018-03-14 12:00:36</text:p>
          </table:table-cell>
          <table:table-cell office:value-type="date" office:date-value="2019-04-13T19:01:23" calcext:value-type="date">
            <text:p>2019-04-13 19:01:23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8db0c7d3-1c66-4cc7-b90b-670609096b43</text:p>
          </table:table-cell>
          <table:table-cell office:value-type="float" office:value="29803" calcext:value-type="float">
            <text:p>29803</text:p>
          </table:table-cell>
          <table:table-cell office:value-type="string" calcext:value-type="string">
            <text:p>I Don’t Wanna Be</text:p>
          </table:table-cell>
          <table:table-cell office:value-type="date" office:date-value="2021-09-26T12:00:00" calcext:value-type="date">
            <text:p>2021-09-26 12:00:00</text:p>
          </table:table-cell>
          <table:table-cell office:value-type="date" office:date-value="2021-09-26T04:46:54" calcext:value-type="date">
            <text:p>2021-09-26 04:46:5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9e28eb4e-e2a2-4508-bd9a-b1a0e9f6b6a4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I Need You</text:p>
          </table:table-cell>
          <table:table-cell office:value-type="date" office:date-value="2018-04-13T12:00:14" calcext:value-type="date">
            <text:p>2018-04-13 12:00:14</text:p>
          </table:table-cell>
          <table:table-cell office:value-type="date" office:date-value="2021-12-12T14:01:59" calcext:value-type="date">
            <text:p>2021-12-12 14:01:59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0ace008d-cf0e-440d-96f3-a308e8997ef1</text:p>
          </table:table-cell>
          <table:table-cell office:value-type="float" office:value="29629" calcext:value-type="float">
            <text:p>29629</text:p>
          </table:table-cell>
          <table:table-cell office:value-type="string" calcext:value-type="string">
            <text:p>Love and Kisses</text:p>
          </table:table-cell>
          <table:table-cell office:value-type="date" office:date-value="2021-09-20T11:30:00" calcext:value-type="date">
            <text:p>2021-09-20 11:30:00</text:p>
          </table:table-cell>
          <table:table-cell office:value-type="date" office:date-value="2021-09-20T11:25:41" calcext:value-type="date">
            <text:p>2021-09-20 11:25:41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ea62e8db-d8de-409d-988b-6077868ac9bb</text:p>
          </table:table-cell>
          <table:table-cell office:value-type="float" office:value="31068" calcext:value-type="float">
            <text:p>31068</text:p>
          </table:table-cell>
          <table:table-cell office:value-type="string" calcext:value-type="string">
            <text:p>Love Is a Gun</text:p>
          </table:table-cell>
          <table:table-cell office:value-type="date" office:date-value="2021-12-10T13:00:00" calcext:value-type="date">
            <text:p>2021-12-10 13:00:00</text:p>
          </table:table-cell>
          <table:table-cell office:value-type="date" office:date-value="2021-12-22T22:13:55" calcext:value-type="date">
            <text:p>2021-12-22 22:13:5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055f1f98-a064-4943-ba44-c82bb1956d1e</text:p>
          </table:table-cell>
          <table:table-cell office:value-type="float" office:value="12714" calcext:value-type="float">
            <text:p>12714</text:p>
          </table:table-cell>
          <table:table-cell office:value-type="string" calcext:value-type="string">
            <text:p>Love’s Gonna Be Tonight</text:p>
          </table:table-cell>
          <table:table-cell office:value-type="date" office:date-value="2019-09-17T12:00:00" calcext:value-type="date">
            <text:p>2019-09-17 12:00:00</text:p>
          </table:table-cell>
          <table:table-cell office:value-type="date" office:date-value="2019-09-17T12:06:44" calcext:value-type="date">
            <text:p>2019-09-17 12:06:4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ff9c8bc6-924b-4b0f-a4d4-990f31859348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The Time In Between</text:p>
          </table:table-cell>
          <table:table-cell office:value-type="date" office:date-value="2018-10-13T12:00:14" calcext:value-type="date">
            <text:p>2018-10-13 12:00:14</text:p>
          </table:table-cell>
          <table:table-cell office:value-type="date" office:date-value="2023-01-01T15:53:44" calcext:value-type="date">
            <text:p>2023-01-01 15:53:4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d3db2c37-3b29-4df1-920b-b614556d93af</text:p>
          </table:table-cell>
          <table:table-cell office:value-type="float" office:value="22770" calcext:value-type="float">
            <text:p>22770</text:p>
          </table:table-cell>
          <table:table-cell office:value-type="string" calcext:value-type="string">
            <text:p>Walking on the Avenue</text:p>
          </table:table-cell>
          <table:table-cell office:value-type="date" office:date-value="2020-11-12T13:00:00" calcext:value-type="date">
            <text:p>2020-11-12 13:00:00</text:p>
          </table:table-cell>
          <table:table-cell office:value-type="date" office:date-value="2023-01-02T02:32:11" calcext:value-type="date">
            <text:p>2023-01-02 02:32:11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8890c8c1-0952-4a6a-bca8-07ccffd829e9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You Gotta Fight (For What You Want)</text:p>
          </table:table-cell>
          <table:table-cell office:value-type="date" office:date-value="2019-09-25T12:00:00" calcext:value-type="date">
            <text:p>2019-09-25 12:00:00</text:p>
          </table:table-cell>
          <table:table-cell office:value-type="date" office:date-value="2019-09-25T12:23:16" calcext:value-type="date">
            <text:p>2019-09-25 12:23:16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aedd3df7-6071-46e6-8563-c908b87cb184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Held Up Without a Gun</text:p>
          </table:table-cell>
          <table:table-cell office:value-type="date" office:date-value="2021-10-12T12:00:00" calcext:value-type="date">
            <text:p>2021-10-12 12:00:00</text:p>
          </table:table-cell>
          <table:table-cell office:value-type="date" office:date-value="2024-01-03T05:18:43" calcext:value-type="date">
            <text:p>2024-01-03 05:18:43</text:p>
          </table:table-cell>
          <table:table-cell/>
        </table:table-row>
      </table:table>
      <table:table table:name="nebrask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number-columns-repeated="2" table:default-cell-style-name="ce19"/>
        <table:table-column table:style-name="co27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5f0401-7afc-43a2-8a0b-6828f8d0d229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Nebraska</text:p>
          </table:table-cell>
          <table:table-cell table:style-name="ce20" office:value-type="date" office:date-value="2018-04-16T12:00:48" calcext:value-type="date">
            <text:p>2018-04-16 12:00:48</text:p>
          </table:table-cell>
          <table:table-cell table:style-name="ce20" office:value-type="date" office:date-value="2020-11-27T17:10:27" calcext:value-type="date">
            <text:p>2020-11-27 17:10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24f3ad-28c4-4690-87da-22b34612bab9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Atlantic City</text:p>
          </table:table-cell>
          <table:table-cell table:style-name="ce20" office:value-type="date" office:date-value="2018-06-04T12:00:47" calcext:value-type="date">
            <text:p>2018-06-04 12:00:47</text:p>
          </table:table-cell>
          <table:table-cell table:style-name="ce20" office:value-type="date" office:date-value="2024-01-01T23:16:51" calcext:value-type="date">
            <text:p>2024-01-01 23:16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4fbb4e-82a1-4581-851c-c9613a2dcefa</text:p>
          </table:table-cell>
          <table:table-cell office:value-type="float" office:value="32613" calcext:value-type="float">
            <text:p>32613</text:p>
          </table:table-cell>
          <table:table-cell office:value-type="string" calcext:value-type="string">
            <text:p>Mansion on the Hill</text:p>
          </table:table-cell>
          <table:table-cell table:style-name="ce20" office:value-type="date" office:date-value="2022-03-06T13:15:00" calcext:value-type="date">
            <text:p>2022-03-06 13:15:00</text:p>
          </table:table-cell>
          <table:table-cell table:style-name="ce20" office:value-type="date" office:date-value="2024-01-03T16:31:59" calcext:value-type="date">
            <text:p>2024-01-03 16:31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b7849d1-a82f-4425-b108-43b406537468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Johnny 99</text:p>
          </table:table-cell>
          <table:table-cell table:style-name="ce20" office:value-type="date" office:date-value="2020-07-20T12:00:00" calcext:value-type="date">
            <text:p>2020-07-20 12:00:00</text:p>
          </table:table-cell>
          <table:table-cell table:style-name="ce20" office:value-type="date" office:date-value="2024-01-02T21:04:07" calcext:value-type="date">
            <text:p>2024-01-02 21:04: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5b3722-2a8c-428a-8ebd-cdc43303e10a</text:p>
          </table:table-cell>
          <table:table-cell office:value-type="float" office:value="15047" calcext:value-type="float">
            <text:p>15047</text:p>
          </table:table-cell>
          <table:table-cell office:value-type="string" calcext:value-type="string">
            <text:p>State Trooper</text:p>
          </table:table-cell>
          <table:table-cell table:style-name="ce20" office:value-type="date" office:date-value="2019-12-22T13:00:00" calcext:value-type="date">
            <text:p>2019-12-22 13:00:00</text:p>
          </table:table-cell>
          <table:table-cell table:style-name="ce20" office:value-type="date" office:date-value="2023-01-01T20:56:27" calcext:value-type="date">
            <text:p>2023-01-01 20:56: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b8dd7e-88d8-467d-9095-0654d2c567dc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Used Cars</text:p>
          </table:table-cell>
          <table:table-cell table:style-name="ce20" office:value-type="date" office:date-value="2019-06-13T12:00:00" calcext:value-type="date">
            <text:p>2019-06-13 12:00:00</text:p>
          </table:table-cell>
          <table:table-cell table:style-name="ce20" office:value-type="date" office:date-value="2021-12-19T00:35:22" calcext:value-type="date">
            <text:p>2021-12-19 00:35: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f0df94-b202-44aa-a4c8-846f83654be5</text:p>
          </table:table-cell>
          <table:table-cell office:value-type="float" office:value="21784" calcext:value-type="float">
            <text:p>21784</text:p>
          </table:table-cell>
          <table:table-cell office:value-type="string" calcext:value-type="string">
            <text:p>Open All Night</text:p>
          </table:table-cell>
          <table:table-cell table:style-name="ce20" office:value-type="date" office:date-value="2020-10-28T12:00:00" calcext:value-type="date">
            <text:p>2020-10-28 12:00:00</text:p>
          </table:table-cell>
          <table:table-cell table:style-name="ce20" office:value-type="date" office:date-value="2023-01-02T02:30:28" calcext:value-type="date">
            <text:p>2023-01-02 02:30: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e627c2-caf0-44b5-b79b-80b69bddcc5b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My Father's House</text:p>
          </table:table-cell>
          <table:table-cell table:style-name="ce20" office:value-type="date" office:date-value="2021-08-13T12:20:00" calcext:value-type="date">
            <text:p>2021-08-13 12:20:00</text:p>
          </table:table-cell>
          <table:table-cell table:style-name="ce20" office:value-type="date" office:date-value="2025-01-07T04:47:10" calcext:value-type="date">
            <text:p>2025-01-07 04:47: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edd894-57ab-4618-b9e9-0f9a2b862c50</text:p>
          </table:table-cell>
          <table:table-cell office:value-type="float" office:value="25179" calcext:value-type="float">
            <text:p>25179</text:p>
          </table:table-cell>
          <table:table-cell office:value-type="string" calcext:value-type="string">
            <text:p>Reason to Believe</text:p>
          </table:table-cell>
          <table:table-cell table:style-name="ce20" office:value-type="date" office:date-value="2021-02-27T13:00:00" calcext:value-type="date">
            <text:p>2021-02-27 13:00:00</text:p>
          </table:table-cell>
          <table:table-cell table:style-name="ce20" office:value-type="date" office:date-value="2024-01-03T00:10:07" calcext:value-type="date">
            <text:p>2024-01-03 00:10:07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ec6ad0f6-dd9c-4d0b-993a-2cc8ca751f0a</text:p>
          </table:table-cell>
          <table:table-cell office:value-type="float" office:value="38577" calcext:value-type="float">
            <text:p>3857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2022-10-09 12:00:00</text:p>
          </table:table-cell>
          <table:table-cell office:value-type="string" calcext:value-type="string">
            <text:p>2022-10-23 21:49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291e4f-8729-4447-872e-159aeb0f6d2e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Losin' Kind</text:p>
          </table:table-cell>
          <table:table-cell office:value-type="string" calcext:value-type="string">
            <text:p>2021-01-15 13:00:00</text:p>
          </table:table-cell>
          <table:table-cell office:value-type="string" calcext:value-type="string">
            <text:p>2021-12-21 19:30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21229a-e938-4572-b329-fe7ca32fd6de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Danger Zone</text:p>
          </table:table-cell>
          <table:table-cell office:value-type="string" calcext:value-type="string">
            <text:p>2020-05-01 12:00:00</text:p>
          </table:table-cell>
          <table:table-cell office:value-type="string" calcext:value-type="string">
            <text:p>2020-12-23 15:51:09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3bf6789f-72a7-474e-a11b-0096dc78480a</text:p>
          </table:table-cell>
          <table:table-cell office:value-type="float" office:value="25184" calcext:value-type="float">
            <text:p>25184</text:p>
          </table:table-cell>
          <table:table-cell office:value-type="string" calcext:value-type="string">
            <text:p>Love Is a Dangerous Thing</text:p>
          </table:table-cell>
          <table:table-cell office:value-type="string" calcext:value-type="string">
            <text:p>2021-02-10 13:00:00</text:p>
          </table:table-cell>
          <table:table-cell office:value-type="string" calcext:value-type="string">
            <text:p>2021-02-10 13:09:17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20d1f5c6-7ef9-4e4c-af73-8053dfd14001</text:p>
          </table:table-cell>
          <table:table-cell office:value-type="float" office:value="15270" calcext:value-type="float">
            <text:p>15270</text:p>
          </table:table-cell>
          <table:table-cell office:value-type="string" calcext:value-type="string">
            <text:p>My Heart is an Open Book</text:p>
          </table:table-cell>
          <table:table-cell office:value-type="string" calcext:value-type="string">
            <text:p>2020-01-01 13:00:00</text:p>
          </table:table-cell>
          <table:table-cell office:value-type="string" calcext:value-type="string">
            <text:p>2019-12-30 12:23:43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be7abf21-e679-44da-bb1a-ca0c7878b5c4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Riding Horse</text:p>
          </table:table-cell>
          <table:table-cell office:value-type="string" calcext:value-type="string">
            <text:p>2019-07-12 12:00:00</text:p>
          </table:table-cell>
          <table:table-cell office:value-type="string" calcext:value-type="string">
            <text:p>2019-07-11 04:32:52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f6b28711-dc28-4c14-a038-e153dc9d9e2f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Robert Ford</text:p>
          </table:table-cell>
          <table:table-cell office:value-type="string" calcext:value-type="string">
            <text:p>2019-07-14 12:00:00</text:p>
          </table:table-cell>
          <table:table-cell office:value-type="string" calcext:value-type="string">
            <text:p>2023-01-01 18:55:05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42e67127-00af-48ad-8f32-e12858b7b745</text:p>
          </table:table-cell>
          <table:table-cell office:value-type="float" office:value="24475" calcext:value-type="float">
            <text:p>24475</text:p>
          </table:table-cell>
          <table:table-cell office:value-type="string" calcext:value-type="string">
            <text:p>Bells of San Salvador</text:p>
          </table:table-cell>
          <table:table-cell office:value-type="string" calcext:value-type="string">
            <text:p>2021-02-02 13:00:00</text:p>
          </table:table-cell>
          <table:table-cell office:value-type="string" calcext:value-type="string">
            <text:p>2021-02-02 13:56:40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25a887c4-a1ec-45f8-93b4-dbd77fbf31d9</text:p>
          </table:table-cell>
          <table:table-cell office:value-type="float" office:value="35372" calcext:value-type="float">
            <text:p>35372</text:p>
          </table:table-cell>
          <table:table-cell office:value-type="string" calcext:value-type="string">
            <text:p>Long Way Home</text:p>
          </table:table-cell>
          <table:table-cell office:value-type="string" calcext:value-type="string">
            <text:p>2022-08-18 12:00:00</text:p>
          </table:table-cell>
          <table:table-cell office:value-type="string" calcext:value-type="string">
            <text:p>2022-08-18 01:16:56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47a6a5d7-835a-4f27-a960-645cb58f2a8b</text:p>
          </table:table-cell>
          <table:table-cell office:value-type="float" office:value="24825" calcext:value-type="float">
            <text:p>24825</text:p>
          </table:table-cell>
          <table:table-cell office:value-type="string" calcext:value-type="string">
            <text:p>Ruled by the Gun</text:p>
          </table:table-cell>
          <table:table-cell office:value-type="string" calcext:value-type="string">
            <text:p>2021-02-23 13:00:00</text:p>
          </table:table-cell>
          <table:table-cell office:value-type="string" calcext:value-type="string">
            <text:p>2021-02-23 13:15:17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03a4aeef-731f-4a54-8de9-1d61e755c191</text:p>
          </table:table-cell>
          <table:table-cell office:value-type="float" office:value="22431" calcext:value-type="float">
            <text:p>22431</text:p>
          </table:table-cell>
          <table:table-cell office:value-type="string" calcext:value-type="string">
            <text:p>Wheels Make the World Go Round</text:p>
          </table:table-cell>
          <table:table-cell office:value-type="string" calcext:value-type="string">
            <text:p>2020-11-01 13:00:00</text:p>
          </table:table-cell>
          <table:table-cell office:value-type="string" calcext:value-type="string">
            <text:p>2021-12-21 05:58:26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272bbe6b-f94b-4f84-a329-ab9e2076fb88</text:p>
          </table:table-cell>
          <table:table-cell office:value-type="float" office:value="9731" calcext:value-type="float">
            <text:p>9731</text:p>
          </table:table-cell>
          <table:table-cell office:value-type="string" calcext:value-type="string">
            <text:p>Baby, I'm So Cold</text:p>
          </table:table-cell>
          <table:table-cell office:value-type="string" calcext:value-type="string">
            <text:p>2019-05-04 12:00:00</text:p>
          </table:table-cell>
          <table:table-cell office:value-type="string" calcext:value-type="string">
            <text:p>2023-01-01 17:49:50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19d7b626-77be-4fae-b013-f9e30570c3c8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I Don't Know</text:p>
          </table:table-cell>
          <table:table-cell office:value-type="string" calcext:value-type="string">
            <text:p>2018-10-30 12:00:31</text:p>
          </table:table-cell>
          <table:table-cell office:value-type="string" calcext:value-type="string">
            <text:p>2019-04-14 23:26:41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4269c45a-ab2c-40ed-a5cd-098c11fdfd74</text:p>
          </table:table-cell>
          <table:table-cell office:value-type="float" office:value="19178" calcext:value-type="float">
            <text:p>19178</text:p>
          </table:table-cell>
          <table:table-cell office:value-type="string" calcext:value-type="string">
            <text:p>Summer Night</text:p>
          </table:table-cell>
          <table:table-cell office:value-type="string" calcext:value-type="string">
            <text:p>2020-07-08 12:00:00</text:p>
          </table:table-cell>
          <table:table-cell office:value-type="string" calcext:value-type="string">
            <text:p>2020-07-07 14:55:31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6255d0f8-d788-411f-b496-08245c63d00f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True Love Is Hard to Come By</text:p>
          </table:table-cell>
          <table:table-cell office:value-type="string" calcext:value-type="string">
            <text:p>2018-05-19 12:00:49</text:p>
          </table:table-cell>
          <table:table-cell office:value-type="string" calcext:value-type="string">
            <text:p>2019-11-28 05:54:20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b76f8a35-9d4f-49c7-aef8-8598f8981337</text:p>
          </table:table-cell>
          <table:table-cell office:value-type="float" office:value="11789" calcext:value-type="float">
            <text:p>11789</text:p>
          </table:table-cell>
          <table:table-cell office:value-type="string" calcext:value-type="string">
            <text:p>Your Love is All Around Me</text:p>
          </table:table-cell>
          <table:table-cell office:value-type="string" calcext:value-type="string">
            <text:p>2019-07-30 12:00:00</text:p>
          </table:table-cell>
          <table:table-cell office:value-type="string" calcext:value-type="string">
            <text:p>2020-12-13 18:36:14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8ffcb2ac-6ab2-409f-988e-19da1e618db4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The Big Payback</text:p>
          </table:table-cell>
          <table:table-cell table:style-name="ce20" office:value-type="date" office:date-value="2018-11-11T13:00:20" calcext:value-type="date">
            <text:p>2018-11-11 13:00:20</text:p>
          </table:table-cell>
          <table:table-cell table:style-name="ce20" office:value-type="date" office:date-value="2021-12-15T02:21:27" calcext:value-type="date">
            <text:p>2021-12-15 02:21:27</text:p>
          </table:table-cell>
          <table:table-cell office:value-type="string" calcext:value-type="string">
            <text:p>Essential/Single</text:p>
          </table:table-cell>
        </table:table-row>
      </table:table>
      <table:table table:name="bitus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7" table:number-columns-repeated="2" table:default-cell-style-name="ce20"/>
        <table:table-column table:style-name="co29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1ae653-f819-4ef0-814e-2d6816c92c86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Born in the U.S.A.</text:p>
          </table:table-cell>
          <table:table-cell office:value-type="date" office:date-value="2019-09-21T12:00:00" calcext:value-type="date">
            <text:p>2019-09-21 12:00:00</text:p>
          </table:table-cell>
          <table:table-cell office:value-type="date" office:date-value="2024-01-02T17:17:27" calcext:value-type="date">
            <text:p>2024-01-02 17:17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e5a91a-77e1-4c73-89c6-94107c0befe3</text:p>
          </table:table-cell>
          <table:table-cell office:value-type="float" office:value="23943" calcext:value-type="float">
            <text:p>23943</text:p>
          </table:table-cell>
          <table:table-cell office:value-type="string" calcext:value-type="string">
            <text:p>Cover Me</text:p>
          </table:table-cell>
          <table:table-cell office:value-type="date" office:date-value="2021-01-13T13:00:00" calcext:value-type="date">
            <text:p>2021-01-13 13:00:00</text:p>
          </table:table-cell>
          <table:table-cell office:value-type="date" office:date-value="2023-01-03T01:08:07" calcext:value-type="date">
            <text:p>2023-01-03 01:08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f4c5b4c-20b3-4253-91a4-88e3777b5f88</text:p>
          </table:table-cell>
          <table:table-cell office:value-type="float" office:value="20598" calcext:value-type="float">
            <text:p>20598</text:p>
          </table:table-cell>
          <table:table-cell office:value-type="string" calcext:value-type="string">
            <text:p>Darlington County</text:p>
          </table:table-cell>
          <table:table-cell office:value-type="date" office:date-value="2020-09-10T12:00:00" calcext:value-type="date">
            <text:p>2020-09-10 12:00:00</text:p>
          </table:table-cell>
          <table:table-cell office:value-type="date" office:date-value="2024-01-02T21:30:09" calcext:value-type="date">
            <text:p>2024-01-02 21:30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4cb841-d7e0-421a-80bc-f3a872d0514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orking on the Highway</text:p>
          </table:table-cell>
          <table:table-cell office:value-type="date" office:date-value="2018-01-11T13:00:14" calcext:value-type="date">
            <text:p>2018-01-11 13:00:14</text:p>
          </table:table-cell>
          <table:table-cell office:value-type="date" office:date-value="2024-01-01T22:23:37" calcext:value-type="date">
            <text:p>2024-01-01 22:23: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61ade4-1690-4361-a4ab-a844f899781d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Downbound Train</text:p>
          </table:table-cell>
          <table:table-cell office:value-type="date" office:date-value="2019-01-22T13:00:13" calcext:value-type="date">
            <text:p>2019-01-22 13:00:13</text:p>
          </table:table-cell>
          <table:table-cell office:value-type="date" office:date-value="2024-01-02T01:53:59" calcext:value-type="date">
            <text:p>2024-01-02 01:53: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89f47a-9ce5-48b0-95ce-ae76d805c0b3</text:p>
          </table:table-cell>
          <table:table-cell office:value-type="float" office:value="29026" calcext:value-type="float">
            <text:p>29026</text:p>
          </table:table-cell>
          <table:table-cell office:value-type="string" calcext:value-type="string">
            <text:p>I'm on Fire</text:p>
          </table:table-cell>
          <table:table-cell office:value-type="date" office:date-value="2021-09-11T12:00:00" calcext:value-type="date">
            <text:p>2021-09-11 12:00:00</text:p>
          </table:table-cell>
          <table:table-cell office:value-type="date" office:date-value="2024-01-03T03:27:00" calcext:value-type="date">
            <text:p>2024-01-03 03:27: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61429e-1265-4d15-870b-2ea22ea4fda3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No Surrender</text:p>
          </table:table-cell>
          <table:table-cell office:value-type="date" office:date-value="2021-11-18T13:00:00" calcext:value-type="date">
            <text:p>2021-11-18 13:00:00</text:p>
          </table:table-cell>
          <table:table-cell office:value-type="date" office:date-value="2024-01-03T05:28:02" calcext:value-type="date">
            <text:p>2024-01-03 05:28: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3da20bd-d9ad-4227-a196-0dfebfcff9ee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Bobby Jean</text:p>
          </table:table-cell>
          <table:table-cell office:value-type="date" office:date-value="2018-06-19T12:00:43" calcext:value-type="date">
            <text:p>2018-06-19 12:00:43</text:p>
          </table:table-cell>
          <table:table-cell office:value-type="date" office:date-value="2024-01-01T23:22:04" calcext:value-type="date">
            <text:p>2024-01-01 23:22: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aeb4271-3b62-4e73-a1ad-f0dac4eaccbe</text:p>
          </table:table-cell>
          <table:table-cell office:value-type="float" office:value="27455" calcext:value-type="float">
            <text:p>27455</text:p>
          </table:table-cell>
          <table:table-cell office:value-type="string" calcext:value-type="string">
            <text:p>I'm Goin' Down</text:p>
          </table:table-cell>
          <table:table-cell office:value-type="date" office:date-value="2021-06-05T12:00:00" calcext:value-type="date">
            <text:p>2021-06-05 12:00:00</text:p>
          </table:table-cell>
          <table:table-cell office:value-type="date" office:date-value="2021-06-05T12:48:34" calcext:value-type="date">
            <text:p>2021-06-05 12:48: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5f7a02b-1d3a-4e2f-8522-7f1c55190bcb</text:p>
          </table:table-cell>
          <table:table-cell office:value-type="float" office:value="51596" calcext:value-type="float">
            <text:p>51596</text:p>
          </table:table-cell>
          <table:table-cell office:value-type="string" calcext:value-type="string">
            <text:p>Glory Days</text:p>
          </table:table-cell>
          <table:table-cell office:value-type="date" office:date-value="2024-06-04T13:05:00" calcext:value-type="date">
            <text:p>2024-06-04 13:05:00</text:p>
          </table:table-cell>
          <table:table-cell office:value-type="date" office:date-value="2024-06-04T19:46:35" calcext:value-type="date">
            <text:p>2024-06-04 19:46: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f8db37a-daef-4ba4-a00c-49e076ee4ca9</text:p>
          </table:table-cell>
          <table:table-cell office:value-type="float" office:value="29798" calcext:value-type="float">
            <text:p>29798</text:p>
          </table:table-cell>
          <table:table-cell office:value-type="string" calcext:value-type="string">
            <text:p>Dancing in the Dark</text:p>
          </table:table-cell>
          <table:table-cell office:value-type="date" office:date-value="2021-12-25T13:00:00" calcext:value-type="date">
            <text:p>2021-12-25 13:00:00</text:p>
          </table:table-cell>
          <table:table-cell office:value-type="date" office:date-value="2024-01-03T05:33:20" calcext:value-type="date">
            <text:p>2024-01-03 05:33: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b4bde1d-9d8d-4921-828a-d1b3ab84d3c4</text:p>
          </table:table-cell>
          <table:table-cell office:value-type="float" office:value="16720" calcext:value-type="float">
            <text:p>16720</text:p>
          </table:table-cell>
          <table:table-cell office:value-type="string" calcext:value-type="string">
            <text:p>My Hometown</text:p>
          </table:table-cell>
          <table:table-cell office:value-type="date" office:date-value="2020-04-09T12:00:00" calcext:value-type="date">
            <text:p>2020-04-09 12:00:00</text:p>
          </table:table-cell>
          <table:table-cell office:value-type="date" office:date-value="2024-01-02T19:56:51" calcext:value-type="date">
            <text:p>2024-01-02 19:56:5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02c38fa0-10a2-4e8b-a10a-26f828b6cfed</text:p>
          </table:table-cell>
          <table:table-cell office:value-type="float" office:value="18570" calcext:value-type="float">
            <text:p>18570</text:p>
          </table:table-cell>
          <table:table-cell office:value-type="string" calcext:value-type="string">
            <text:p>Protection</text:p>
          </table:table-cell>
          <table:table-cell table:style-name="ce19" office:value-type="string" calcext:value-type="string">
            <text:p>2020-06-04 12:00:00</text:p>
          </table:table-cell>
          <table:table-cell table:style-name="ce19" office:value-type="string" calcext:value-type="string">
            <text:p>2023-01-01 23:30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64cd68d-7d32-4907-88d0-5fcebec63897</text:p>
          </table:table-cell>
          <table:table-cell office:value-type="float" office:value="12572" calcext:value-type="float">
            <text:p>12572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2019-08-31 12:00:00</text:p>
          </table:table-cell>
          <table:table-cell table:style-name="ce19" office:value-type="string" calcext:value-type="string">
            <text:p>2021-12-19 00:36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0f1e58-15f2-4ba9-a308-18a424047967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rop on Down and Cover Me</text:p>
          </table:table-cell>
          <table:table-cell table:style-name="ce19" office:value-type="string" calcext:value-type="string">
            <text:p>2019-12-18 11:10:00</text:p>
          </table:table-cell>
          <table:table-cell table:style-name="ce19" office:value-type="string" calcext:value-type="string">
            <text:p>2021-12-20 00:20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2d5fc8-ff7d-48da-ae28-863b16f5ecaa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None But the Brave</text:p>
          </table:table-cell>
          <table:table-cell office:value-type="date" office:date-value="2018-09-24T12:00:37" calcext:value-type="date">
            <text:p>2018-09-24 12:00:37</text:p>
          </table:table-cell>
          <table:table-cell office:value-type="date" office:date-value="2024-01-01T23:54:20" calcext:value-type="date">
            <text:p>2024-01-01 23:54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743b51-eb6b-4f9a-83a8-17583f8a429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County Fair</text:p>
          </table:table-cell>
          <table:table-cell office:value-type="date" office:date-value="2018-02-17T13:00:13" calcext:value-type="date">
            <text:p>2018-02-17 13:00:13</text:p>
          </table:table-cell>
          <table:table-cell office:value-type="date" office:date-value="2019-04-13T17:38:30" calcext:value-type="date">
            <text:p>2019-04-13 17:38:30</text:p>
          </table:table-cell>
          <table:table-cell office:value-type="string" calcext:value-type="string">
            <text:p>Garage 83?</text:p>
          </table:table-cell>
        </table:table-row>
      </table:table>
      <table:table table:name="7585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cdd540-3be5-4c31-8d7a-01f8f659ea85</text:p>
          </table:table-cell>
          <table:table-cell office:value-type="float" office:value="23580" calcext:value-type="float">
            <text:p>23580</text:p>
          </table:table-cell>
          <table:table-cell office:value-type="string" calcext:value-type="string">
            <text:p>Paradise by the “C”</text:p>
          </table:table-cell>
          <table:table-cell office:value-type="date" office:date-value="2020-12-12T13:00:00" calcext:value-type="date">
            <text:p>2020-12-12 13:00:00</text:p>
          </table:table-cell>
          <table:table-cell office:value-type="date" office:date-value="2023-01-03T00:57:06" calcext:value-type="date">
            <text:p>2023-01-03 00:57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8fc533d-69b8-4c7c-8d7a-a39801ef99e5</text:p>
          </table:table-cell>
          <table:table-cell office:value-type="float" office:value="25696" calcext:value-type="float">
            <text:p>25696</text:p>
          </table:table-cell>
          <table:table-cell office:value-type="string" calcext:value-type="string">
            <text:p>Raise Your Hand</text:p>
          </table:table-cell>
          <table:table-cell office:value-type="date" office:date-value="1976-01-13T19:00:00" calcext:value-type="date">
            <text:p>1976-01-13 19:00:00</text:p>
          </table:table-cell>
          <table:table-cell office:value-type="date" office:date-value="2025-11-15T12:58:39" calcext:value-type="date">
            <text:p>2025-11-15 12:58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8ffbde4-b00c-4377-ba1a-d36317030876</text:p>
          </table:table-cell>
          <table:table-cell office:value-type="float" office:value="43824" calcext:value-type="float">
            <text:p>43824</text:p>
          </table:table-cell>
          <table:table-cell office:value-type="string" calcext:value-type="string">
            <text:p>This Land Is Your Land</text:p>
          </table:table-cell>
          <table:table-cell office:value-type="date" office:date-value="2023-07-04T12:00:00" calcext:value-type="date">
            <text:p>2023-07-04 12:00:00</text:p>
          </table:table-cell>
          <table:table-cell office:value-type="date" office:date-value="2023-07-05T16:47:28" calcext:value-type="date">
            <text:p>2023-07-05 16:47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411cea2-7293-4957-bf59-874179212049</text:p>
          </table:table-cell>
          <table:table-cell office:value-type="float" office:value="21112" calcext:value-type="float">
            <text:p>21112</text:p>
          </table:table-cell>
          <table:table-cell office:value-type="string" calcext:value-type="string">
            <text:p>Seeds</text:p>
          </table:table-cell>
          <table:table-cell office:value-type="date" office:date-value="2020-10-10T12:00:00" calcext:value-type="date">
            <text:p>2020-10-10 12:00:00</text:p>
          </table:table-cell>
          <table:table-cell office:value-type="date" office:date-value="2024-01-02T21:42:03" calcext:value-type="date">
            <text:p>2024-01-02 21:42: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0fd776-fe24-4bdc-a8f9-53528ef6a060</text:p>
          </table:table-cell>
          <table:table-cell office:value-type="float" office:value="9987" calcext:value-type="float">
            <text:p>9987</text:p>
          </table:table-cell>
          <table:table-cell office:value-type="string" calcext:value-type="string">
            <text:p>War</text:p>
          </table:table-cell>
          <table:table-cell office:value-type="date" office:date-value="2019-05-27T12:00:00" calcext:value-type="date">
            <text:p>2019-05-27 12:00:00</text:p>
          </table:table-cell>
          <table:table-cell office:value-type="date" office:date-value="2023-01-01T18:06:20" calcext:value-type="date">
            <text:p>2023-01-01 18:06: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089618-be8d-49db-ac22-6b61fc01ee8e</text:p>
          </table:table-cell>
          <table:table-cell office:value-type="float" office:value="11448" calcext:value-type="float">
            <text:p>11448</text:p>
          </table:table-cell>
          <table:table-cell office:value-type="string" calcext:value-type="string">
            <text:p>Jersey Girl</text:p>
          </table:table-cell>
          <table:table-cell office:value-type="date" office:date-value="1976-02-07T19:00:00" calcext:value-type="date">
            <text:p>1976-02-07 19:00:00</text:p>
          </table:table-cell>
          <table:table-cell office:value-type="date" office:date-value="2025-11-15T13:48:33" calcext:value-type="date">
            <text:p>2025-11-15 13:48:33</text:p>
          </table:table-cell>
          <table:table-cell/>
        </table:table-row>
      </table:table>
      <table:table table:name="tunne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9ff8368-2f45-4ca7-bdff-dc65175ee498</text:p>
          </table:table-cell>
          <table:table-cell table:style-name="ce2" office:value-type="float" office:value="36849" calcext:value-type="float">
            <text:p>36849</text:p>
          </table:table-cell>
          <table:table-cell table:style-name="ce2" office:value-type="string" calcext:value-type="string">
            <text:p>Intro</text:p>
          </table:table-cell>
          <table:table-cell table:style-name="ce21" office:value-type="date" office:date-value="1987-01-01T18:00:00" calcext:value-type="date">
            <text:p>1987-01-01 18:00:00</text:p>
          </table:table-cell>
          <table:table-cell table:style-name="ce21" office:value-type="date" office:date-value="2025-11-25T01:27:26" calcext:value-type="date">
            <text:p>2025-11-25 01:27:26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b81e445-44b9-4bf8-b540-a16639311fff</text:p>
          </table:table-cell>
          <table:table-cell office:value-type="float" office:value="19667" calcext:value-type="float">
            <text:p>19667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1987-01-02 19:00:00</text:p>
          </table:table-cell>
          <table:table-cell office:value-type="string" calcext:value-type="string">
            <text:p>2025-11-23 00:16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8df5eee-a320-4a38-8ebc-6fee86482ec9</text:p>
          </table:table-cell>
          <table:table-cell office:value-type="float" office:value="36657" calcext:value-type="float">
            <text:p>36657</text:p>
          </table:table-cell>
          <table:table-cell office:value-type="string" calcext:value-type="string">
            <text:p>All That Heaven Will Allow</text:p>
          </table:table-cell>
          <table:table-cell office:value-type="string" calcext:value-type="string">
            <text:p>1987-01-03 19:00:00</text:p>
          </table:table-cell>
          <table:table-cell office:value-type="string" calcext:value-type="string">
            <text:p>2025-11-23 00:17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4c0342-4543-47c6-a964-35eee37ce1f6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Spare Parts</text:p>
          </table:table-cell>
          <table:table-cell office:value-type="string" calcext:value-type="string">
            <text:p>1987-01-04 19:00:15</text:p>
          </table:table-cell>
          <table:table-cell office:value-type="string" calcext:value-type="string">
            <text:p>2025-11-23 00:18: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7cb4089-d098-4a2e-a2ba-3f416b0f6d59</text:p>
          </table:table-cell>
          <table:table-cell office:value-type="float" office:value="18563" calcext:value-type="float">
            <text:p>18563</text:p>
          </table:table-cell>
          <table:table-cell office:value-type="string" calcext:value-type="string">
            <text:p>Cautious Man</text:p>
          </table:table-cell>
          <table:table-cell office:value-type="string" calcext:value-type="string">
            <text:p>1987-01-05 19:00:00</text:p>
          </table:table-cell>
          <table:table-cell office:value-type="string" calcext:value-type="string">
            <text:p>2025-11-23 00:19: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902ca9-bdac-4775-9ddf-f1b63bf39ca9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Walk Like a Man</text:p>
          </table:table-cell>
          <table:table-cell office:value-type="string" calcext:value-type="string">
            <text:p>1987-01-06 19:00:15</text:p>
          </table:table-cell>
          <table:table-cell office:value-type="string" calcext:value-type="string">
            <text:p>2025-11-23 00:25: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6c1cdc-fe99-49f1-9c0d-b87b0a7b999a</text:p>
          </table:table-cell>
          <table:table-cell office:value-type="float" office:value="27454" calcext:value-type="float">
            <text:p>27454</text:p>
          </table:table-cell>
          <table:table-cell office:value-type="string" calcext:value-type="string">
            <text:p>Tunnel of Love</text:p>
          </table:table-cell>
          <table:table-cell office:value-type="string" calcext:value-type="string">
            <text:p>1987-01-07 19:00:00</text:p>
          </table:table-cell>
          <table:table-cell office:value-type="string" calcext:value-type="string">
            <text:p>2025-11-23 00:31: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63ae42-55fd-4896-a974-bc004eda73ed</text:p>
          </table:table-cell>
          <table:table-cell office:value-type="float" office:value="34887" calcext:value-type="float">
            <text:p>34887</text:p>
          </table:table-cell>
          <table:table-cell office:value-type="string" calcext:value-type="string">
            <text:p>Two Faces</text:p>
          </table:table-cell>
          <table:table-cell office:value-type="string" calcext:value-type="string">
            <text:p>1987-01-08 19:00:00</text:p>
          </table:table-cell>
          <table:table-cell office:value-type="string" calcext:value-type="string">
            <text:p>2025-11-23 00:33: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b0886a-30e6-484e-a654-6c0ffeb1bf9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1987-01-09 19:00:33</text:p>
          </table:table-cell>
          <table:table-cell office:value-type="string" calcext:value-type="string">
            <text:p>2025-11-23 00:34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3b24271-031d-4234-8760-e10967dd4f9c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1987-01-10 19:00:52</text:p>
          </table:table-cell>
          <table:table-cell office:value-type="string" calcext:value-type="string">
            <text:p>2025-11-23 00:45: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da49a-b08d-43f8-8c48-722be5390c8c</text:p>
          </table:table-cell>
          <table:table-cell office:value-type="float" office:value="22773" calcext:value-type="float">
            <text:p>22773</text:p>
          </table:table-cell>
          <table:table-cell office:value-type="string" calcext:value-type="string">
            <text:p>When You're Alone</text:p>
          </table:table-cell>
          <table:table-cell office:value-type="string" calcext:value-type="string">
            <text:p>1987-01-11 19:00:00</text:p>
          </table:table-cell>
          <table:table-cell office:value-type="string" calcext:value-type="string">
            <text:p>2025-11-23 00:38: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7178f5b-1628-47dd-bfe7-3284a0052883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1987-01-12 19:00:17</text:p>
          </table:table-cell>
          <table:table-cell office:value-type="string" calcext:value-type="string">
            <text:p>2025-11-23 00:38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cb04cb-d739-461e-b70c-34fbdce88334</text:p>
          </table:table-cell>
          <table:table-cell office:value-type="float" office:value="28858" calcext:value-type="float">
            <text:p>28858</text:p>
          </table:table-cell>
          <table:table-cell office:value-type="string" calcext:value-type="string">
            <text:p>Ain't Got You</text:p>
          </table:table-cell>
          <table:table-cell office:value-type="string" calcext:value-type="string">
            <text:p>1987-01-01 19:00:00</text:p>
          </table:table-cell>
          <table:table-cell office:value-type="string" calcext:value-type="string">
            <text:p>2025-11-23 00:13:13</text:p>
          </table:table-cell>
          <table:table-cell/>
        </table:table-row>
      </table:table>
      <table:table table:name="human touch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7" table:number-columns-repeated="2" table:default-cell-style-name="ce19"/>
        <table:table-column table:style-name="co3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26a9708c-2652-43c4-83b1-40e736b9c678</text:p>
          </table:table-cell>
          <table:table-cell office:value-type="float" office:value="15483" calcext:value-type="float">
            <text:p>15483</text:p>
          </table:table-cell>
          <table:table-cell office:value-type="string" calcext:value-type="string">
            <text:p>Roll of the Dice: Roll of the Dice</text:p>
          </table:table-cell>
          <table:table-cell office:value-type="string" calcext:value-type="string">
            <text:p>2020-01-18 13:10:00</text:p>
          </table:table-cell>
          <table:table-cell office:value-type="string" calcext:value-type="string">
            <text:p>2024-01-02 19:29: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8c842f8-26a6-489c-9d39-d7ede35e7543</text:p>
          </table:table-cell>
          <table:table-cell office:value-type="float" office:value="17359" calcext:value-type="float">
            <text:p>17359</text:p>
          </table:table-cell>
          <table:table-cell office:value-type="string" calcext:value-type="string">
            <text:p>Roll of the Dice: Real Man</text:p>
          </table:table-cell>
          <table:table-cell office:value-type="string" calcext:value-type="string">
            <text:p>2020-04-15 12:00:00</text:p>
          </table:table-cell>
          <table:table-cell office:value-type="string" calcext:value-type="string">
            <text:p>2023-01-01 22:18: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e052fa4-6ab2-451c-866f-adc3ecc76db1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Roll of the Dice: The Long Goodbye</text:p>
          </table:table-cell>
          <table:table-cell office:value-type="string" calcext:value-type="string">
            <text:p>2021-12-05 13:00:00</text:p>
          </table:table-cell>
          <table:table-cell office:value-type="string" calcext:value-type="string">
            <text:p>2023-01-03 14:51: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e21acca-40c5-42b8-8990-4690ef9b2ed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oll of the Dice: With Every Wish</text:p>
          </table:table-cell>
          <table:table-cell office:value-type="string" calcext:value-type="string">
            <text:p>2018-01-18 20:00:38</text:p>
          </table:table-cell>
          <table:table-cell office:value-type="string" calcext:value-type="string">
            <text:p>2022-04-16 17:56: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6bd046c8-5d38-42ec-b01d-92115ff4d5e7</text:p>
          </table:table-cell>
          <table:table-cell office:value-type="float" office:value="11843" calcext:value-type="float">
            <text:p>11843</text:p>
          </table:table-cell>
          <table:table-cell office:value-type="string" calcext:value-type="string">
            <text:p>Roll of the Dice: Human Touch</text:p>
          </table:table-cell>
          <table:table-cell office:value-type="string" calcext:value-type="string">
            <text:p>2019-08-09 12:00:00</text:p>
          </table:table-cell>
          <table:table-cell office:value-type="string" calcext:value-type="string">
            <text:p>2024-01-02 17:02: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0a0eda0-ea4e-4159-9466-56293f5b5068</text:p>
          </table:table-cell>
          <table:table-cell office:value-type="float" office:value="34693" calcext:value-type="float">
            <text:p>34693</text:p>
          </table:table-cell>
          <table:table-cell office:value-type="string" calcext:value-type="string">
            <text:p>Roll of the Dice: Man's Job</text:p>
          </table:table-cell>
          <table:table-cell office:value-type="string" calcext:value-type="string">
            <text:p>2022-05-30 12:00:00</text:p>
          </table:table-cell>
          <table:table-cell office:value-type="string" calcext:value-type="string">
            <text:p>2023-01-03 15:35: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e289fdc-1014-45d1-a8f8-ec16811f24fe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Roll of the Dice: 57 Channels (And Nothin' On)</text:p>
          </table:table-cell>
          <table:table-cell office:value-type="string" calcext:value-type="string">
            <text:p>2020-05-17 12:00:00</text:p>
          </table:table-cell>
          <table:table-cell office:value-type="string" calcext:value-type="string">
            <text:p>2023-01-01 23:20: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eda5794-89e5-4cd3-8365-e94c1b3636c2</text:p>
          </table:table-cell>
          <table:table-cell office:value-type="float" office:value="41081" calcext:value-type="float">
            <text:p>41081</text:p>
          </table:table-cell>
          <table:table-cell office:value-type="string" calcext:value-type="string">
            <text:p>Roll of the Dice: Soul Driver</text:p>
          </table:table-cell>
          <table:table-cell office:value-type="string" calcext:value-type="string">
            <text:p>2023-01-22 13:16:00</text:p>
          </table:table-cell>
          <table:table-cell office:value-type="string" calcext:value-type="string">
            <text:p>2023-01-22 15:12: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659925e-0754-4578-929a-74b6617f5d51</text:p>
          </table:table-cell>
          <table:table-cell office:value-type="float" office:value="24156" calcext:value-type="float">
            <text:p>24156</text:p>
          </table:table-cell>
          <table:table-cell office:value-type="string" calcext:value-type="string">
            <text:p>Roll of the Dice: Cross My Heart</text:p>
          </table:table-cell>
          <table:table-cell office:value-type="string" calcext:value-type="string">
            <text:p>2020-12-29 13:00:00</text:p>
          </table:table-cell>
          <table:table-cell office:value-type="string" calcext:value-type="string">
            <text:p>2023-01-03 01:05: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da372f1-67e0-44d4-9784-a2c96053714c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Roll of the Dice: All or Nothin' at All</text:p>
          </table:table-cell>
          <table:table-cell office:value-type="string" calcext:value-type="string">
            <text:p>2018-01-30 13:00:20</text:p>
          </table:table-cell>
          <table:table-cell office:value-type="string" calcext:value-type="string">
            <text:p>2024-01-01 22:34: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3f2fb37-5f1a-43e1-bec8-35fcdc60583b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Roll of the Dice: Pony Boy</text:p>
          </table:table-cell>
          <table:table-cell office:value-type="string" calcext:value-type="string">
            <text:p>2019-03-01 13:00:00</text:p>
          </table:table-cell>
          <table:table-cell office:value-type="string" calcext:value-type="string">
            <text:p>2024-01-02 02:03: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4c3f89f-854a-4bb9-933d-eb6ec831aebd</text:p>
          </table:table-cell>
          <table:table-cell office:value-type="float" office:value="30010" calcext:value-type="float">
            <text:p>30010</text:p>
          </table:table-cell>
          <table:table-cell table:style-name="ce20" office:value-type="string" calcext:value-type="string">
            <text:p>Roll of the Dice: I Wish I Were Blind</text:p>
          </table:table-cell>
          <table:table-cell office:value-type="string" calcext:value-type="string">
            <text:p>2021-10-17 12:00:00</text:p>
          </table:table-cell>
          <table:table-cell office:value-type="string" calcext:value-type="string">
            <text:p>2024-01-03 05:17: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f453bd5-d58c-4862-bf7a-131d4e5343fd</text:p>
          </table:table-cell>
          <table:table-cell office:value-type="float" office:value="36533" calcext:value-type="float">
            <text:p>36533</text:p>
          </table:table-cell>
          <table:table-cell table:style-name="ce20" office:value-type="string" calcext:value-type="string">
            <text:p>Roll of the Dice: Real World</text:p>
          </table:table-cell>
          <table:table-cell office:value-type="string" calcext:value-type="string">
            <text:p>2022-07-25 12:00:00</text:p>
          </table:table-cell>
          <table:table-cell office:value-type="string" calcext:value-type="string">
            <text:p>2024-01-03 23:54:33</text:p>
          </table:table-cell>
          <table:table-cell table:number-columns-repeated="10"/>
        </table:table-row>
        <table:table-row table:style-name="ro1">
          <table:table-cell table:style-name="ce17" table:number-columns-repeated="13"/>
          <table:table-cell table:style-name="ce23" table:number-columns-repeated="2"/>
          <table:table-cell table:style-name="ce17"/>
        </table:table-row>
        <table:table-row table:style-name="ro1">
          <table:table-cell/>
          <table:table-cell office:value-type="string" calcext:value-type="string">
            <text:p>4af566c9-fafe-4c1e-a375-19e0f4c12a99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I’m Gonna Rock (The Pee Pee Song)</text:p>
          </table:table-cell>
          <table:table-cell table:style-name="ce20" office:value-type="date" office:date-value="2022-07-07T12:00:00" calcext:value-type="date">
            <text:p>2022-07-07 12:00:00</text:p>
          </table:table-cell>
          <table:table-cell table:style-name="ce20" office:value-type="date" office:date-value="2022-07-07T12:07:35" calcext:value-type="date">
            <text:p>2022-07-07 12:07:35</text:p>
          </table:table-cell>
          <table:table-cell office:value-type="string" calcext:value-type="string">
            <text:p>1992 Tour, One off, Bruce had to pee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table table:name="lucky tow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da2c7-a3a1-4648-9c76-442f8157034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Better Days</text:p>
          </table:table-cell>
          <table:table-cell office:value-type="date" office:date-value="2018-03-17T12:00:19" calcext:value-type="date">
            <text:p>2018-03-17 12:00:19</text:p>
          </table:table-cell>
          <table:table-cell office:value-type="date" office:date-value="2022-12-28T06:11:46" calcext:value-type="date">
            <text:p>2022-12-28 06:11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ee3a61e-c65f-48ff-bef0-d9ab074dfc16</text:p>
          </table:table-cell>
          <table:table-cell office:value-type="float" office:value="9378" calcext:value-type="float">
            <text:p>9378</text:p>
          </table:table-cell>
          <table:table-cell office:value-type="string" calcext:value-type="string">
            <text:p>Lucky Town</text:p>
          </table:table-cell>
          <table:table-cell office:value-type="date" office:date-value="2019-05-24T12:00:00" calcext:value-type="date">
            <text:p>2019-05-24 12:00:00</text:p>
          </table:table-cell>
          <table:table-cell office:value-type="date" office:date-value="2024-01-02T02:31:44" calcext:value-type="date">
            <text:p>2024-01-02 02:31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34e0a05-b2f9-4493-993c-0b6b89186c73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Local Hero</text:p>
          </table:table-cell>
          <table:table-cell office:value-type="date" office:date-value="2019-01-17T13:00:16" calcext:value-type="date">
            <text:p>2019-01-17 13:00:16</text:p>
          </table:table-cell>
          <table:table-cell office:value-type="date" office:date-value="2024-01-02T01:55:59" calcext:value-type="date">
            <text:p>2024-01-02 01:55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b612a28-4f41-41b9-ab5d-40abd136a1d4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If I Should Fall Behind</text:p>
          </table:table-cell>
          <table:table-cell office:value-type="date" office:date-value="2018-06-01T12:00:58" calcext:value-type="date">
            <text:p>2018-06-01 12:00:58</text:p>
          </table:table-cell>
          <table:table-cell office:value-type="date" office:date-value="2021-12-12T16:52:54" calcext:value-type="date">
            <text:p>2021-12-12 16:52: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a33908-5d31-4eb0-952c-0fbfe1b0b05d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The Big Muddy</text:p>
          </table:table-cell>
          <table:table-cell office:value-type="date" office:date-value="2019-01-29T13:00:28" calcext:value-type="date">
            <text:p>2019-01-29 13:00:28</text:p>
          </table:table-cell>
          <table:table-cell office:value-type="date" office:date-value="2023-01-01T16:53:24" calcext:value-type="date">
            <text:p>2023-01-01 16:53: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0d4ccb-ba09-4c9e-b162-3d559a6d23d4</text:p>
          </table:table-cell>
          <table:table-cell office:value-type="float" office:value="15113" calcext:value-type="float">
            <text:p>15113</text:p>
          </table:table-cell>
          <table:table-cell office:value-type="string" calcext:value-type="string">
            <text:p>Living Proof</text:p>
          </table:table-cell>
          <table:table-cell office:value-type="date" office:date-value="2020-03-18T12:00:00" calcext:value-type="date">
            <text:p>2020-03-18 12:00:00</text:p>
          </table:table-cell>
          <table:table-cell office:value-type="date" office:date-value="2023-01-01T22:02:34" calcext:value-type="date">
            <text:p>2023-01-01 22:02: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12a2978-f327-4028-8ad8-a45629db2cf6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Book of Dreams</text:p>
          </table:table-cell>
          <table:table-cell office:value-type="date" office:date-value="2019-06-04T12:00:00" calcext:value-type="date">
            <text:p>2019-06-04 12:00:00</text:p>
          </table:table-cell>
          <table:table-cell office:value-type="date" office:date-value="2019-06-04T12:25:06" calcext:value-type="date">
            <text:p>2019-06-04 12:25: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58daaf8-41ab-4fb5-9806-cd17dca26f22</text:p>
          </table:table-cell>
          <table:table-cell office:value-type="float" office:value="7820" calcext:value-type="float">
            <text:p>7820</text:p>
          </table:table-cell>
          <table:table-cell office:value-type="string" calcext:value-type="string">
            <text:p>Souls of the Departed</text:p>
          </table:table-cell>
          <table:table-cell office:value-type="date" office:date-value="2019-03-19T12:00:00" calcext:value-type="date">
            <text:p>2019-03-19 12:00:00</text:p>
          </table:table-cell>
          <table:table-cell office:value-type="date" office:date-value="2024-01-02T02:11:07" calcext:value-type="date">
            <text:p>2024-01-02 02:11: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4b3454-721b-401b-a6a3-277cc013238a</text:p>
          </table:table-cell>
          <table:table-cell office:value-type="float" office:value="41682" calcext:value-type="float">
            <text:p>41682</text:p>
          </table:table-cell>
          <table:table-cell office:value-type="string" calcext:value-type="string">
            <text:p>My Beautiful Reward</text:p>
          </table:table-cell>
          <table:table-cell office:value-type="date" office:date-value="2023-02-19T13:00:00" calcext:value-type="date">
            <text:p>2023-02-19 13:00:00</text:p>
          </table:table-cell>
          <table:table-cell office:value-type="date" office:date-value="2023-02-19T13:35:21" calcext:value-type="date">
            <text:p>2023-02-19 13:35:21</text:p>
          </table:table-cell>
          <table:table-cell/>
        </table:table-row>
      </table:table>
      <table:table table:name="MTV Plugge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1d64e5e-6b2c-4a87-8176-61a35433ec6a</text:p>
          </table:table-cell>
          <table:table-cell office:value-type="float" office:value="29186" calcext:value-type="float">
            <text:p>29186</text:p>
          </table:table-cell>
          <table:table-cell office:value-type="string" calcext:value-type="string">
            <text:p>Red Headed Woman</text:p>
          </table:table-cell>
          <table:table-cell office:value-type="date" office:date-value="2021-09-15T12:00:00" calcext:value-type="date">
            <text:p>2021-09-15 12:00:00</text:p>
          </table:table-cell>
          <table:table-cell office:value-type="date" office:date-value="2021-09-15T12:14:49" calcext:value-type="date">
            <text:p>2021-09-15 12:14: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1542c84-8158-43e6-8fe4-5bfe5ef976c6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Light of Day</text:p>
          </table:table-cell>
          <table:table-cell office:value-type="date" office:date-value="2018-12-06T13:00:28" calcext:value-type="date">
            <text:p>2018-12-06 13:00:28</text:p>
          </table:table-cell>
          <table:table-cell office:value-type="date" office:date-value="2021-10-28T23:46:13" calcext:value-type="date">
            <text:p>2021-10-28 23:46:13</text:p>
          </table:table-cell>
          <table:table-cell table:number-columns-repeated="10"/>
        </table:table-row>
      </table:table>
      <table:table table:name="greatest-hi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e14ba1d-cc1e-4b50-88d0-9b914b145079</text:p>
          </table:table-cell>
          <table:table-cell office:value-type="float" office:value="27622" calcext:value-type="float">
            <text:p>27622</text:p>
          </table:table-cell>
          <table:table-cell office:value-type="string" calcext:value-type="string">
            <text:p>Streets of Philadelphia</text:p>
          </table:table-cell>
          <table:table-cell office:value-type="date" office:date-value="2021-06-30T12:00:00" calcext:value-type="date">
            <text:p>2021-06-30 12:00:00</text:p>
          </table:table-cell>
          <table:table-cell office:value-type="date" office:date-value="2021-08-01T12:36:48" calcext:value-type="date">
            <text:p>2021-08-01 12:36: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be578be-c747-4da8-8b47-81f84d49cd2b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Secret Garden</text:p>
          </table:table-cell>
          <table:table-cell office:value-type="date" office:date-value="2019-05-30T12:00:00" calcext:value-type="date">
            <text:p>2019-05-30 12:00:00</text:p>
          </table:table-cell>
          <table:table-cell office:value-type="date" office:date-value="2023-01-01T18:05:28" calcext:value-type="date">
            <text:p>2023-01-01 18:05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5a7c98-eacc-4159-90d0-95be307768c8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Murder Incorporated</text:p>
          </table:table-cell>
          <table:table-cell office:value-type="date" office:date-value="2020-04-19T12:00:00" calcext:value-type="date">
            <text:p>2020-04-19 12:00:00</text:p>
          </table:table-cell>
          <table:table-cell office:value-type="date" office:date-value="2024-01-02T20:04:02" calcext:value-type="date">
            <text:p>2024-01-02 20:04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bc8cfa-d32c-407a-8ef5-8de2ad06e170</text:p>
          </table:table-cell>
          <table:table-cell office:value-type="float" office:value="13917" calcext:value-type="float">
            <text:p>13917</text:p>
          </table:table-cell>
          <table:table-cell office:value-type="string" calcext:value-type="string">
            <text:p>Blood Brothers</text:p>
          </table:table-cell>
          <table:table-cell office:value-type="date" office:date-value="2019-12-06T13:00:00" calcext:value-type="date">
            <text:p>2019-12-06 13:00:00</text:p>
          </table:table-cell>
          <table:table-cell office:value-type="date" office:date-value="2024-01-02T17:45:00" calcext:value-type="date">
            <text:p>2024-01-02 17:45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5c9496-cf17-4333-a52e-0dcff0f8544f</text:p>
          </table:table-cell>
          <table:table-cell office:value-type="float" office:value="31030" calcext:value-type="float">
            <text:p>31030</text:p>
          </table:table-cell>
          <table:table-cell office:value-type="string" calcext:value-type="string">
            <text:p>I’m Going Back</text:p>
          </table:table-cell>
          <table:table-cell office:value-type="date" office:date-value="2021-11-22T12:36:00" calcext:value-type="date">
            <text:p>2021-11-22 12:36:00</text:p>
          </table:table-cell>
          <table:table-cell office:value-type="date" office:date-value="2021-11-22T13:12:36" calcext:value-type="date">
            <text:p>2021-11-22 13:12:36</text:p>
          </table:table-cell>
          <table:table-cell/>
        </table:table-row>
      </table:table>
      <table:table table:name="joa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number-columns-repeated="2" table:default-cell-style-name="ce20"/>
        <table:table-column table:style-name="co39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9fa4979-691e-4c1e-816d-792fc39ce839</text:p>
          </table:table-cell>
          <table:table-cell office:value-type="float" office:value="12909" calcext:value-type="float">
            <text:p>12909</text:p>
          </table:table-cell>
          <table:table-cell office:value-type="string" calcext:value-type="string">
            <text:p>Roll of the Dice: The Ghost of Tom Joad</text:p>
          </table:table-cell>
          <table:table-cell office:value-type="date" office:date-value="2019-10-17T12:00:00" calcext:value-type="date">
            <text:p>2019-10-17 12:00:00</text:p>
          </table:table-cell>
          <table:table-cell office:value-type="date" office:date-value="2024-01-02T17:23:40" calcext:value-type="date">
            <text:p>2024-01-02 17:23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e75fcb1-21c5-4a36-aaac-3effa3cb63f9</text:p>
          </table:table-cell>
          <table:table-cell office:value-type="float" office:value="39613" calcext:value-type="float">
            <text:p>39613</text:p>
          </table:table-cell>
          <table:table-cell office:value-type="string" calcext:value-type="string">
            <text:p>Roll of the Dice: Straight Time</text:p>
          </table:table-cell>
          <table:table-cell office:value-type="date" office:date-value="2022-12-05T13:00:00" calcext:value-type="date">
            <text:p>2022-12-05 13:00:00</text:p>
          </table:table-cell>
          <table:table-cell office:value-type="date" office:date-value="2024-01-04T00:24:42" calcext:value-type="date">
            <text:p>2024-01-04 00:24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b64dae-f635-40e3-aa70-612bf64a1e7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oll of the Dice: Highway 29</text:p>
          </table:table-cell>
          <table:table-cell office:value-type="date" office:date-value="2018-03-23T12:00:21" calcext:value-type="date">
            <text:p>2018-03-23 12:00:21</text:p>
          </table:table-cell>
          <table:table-cell office:value-type="date" office:date-value="2024-01-01T22:46:17" calcext:value-type="date">
            <text:p>2024-01-01 22:46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744d91-a838-4767-9d8f-257a3f6e891f</text:p>
          </table:table-cell>
          <table:table-cell office:value-type="float" office:value="42777" calcext:value-type="float">
            <text:p>42777</text:p>
          </table:table-cell>
          <table:table-cell office:value-type="string" calcext:value-type="string">
            <text:p>Roll of the Dice: Youngstown</text:p>
          </table:table-cell>
          <table:table-cell office:value-type="date" office:date-value="2023-05-01T12:05:00" calcext:value-type="date">
            <text:p>2023-05-01 12:05:00</text:p>
          </table:table-cell>
          <table:table-cell office:value-type="date" office:date-value="2024-01-04T00:35:37" calcext:value-type="date">
            <text:p>2024-01-04 00:35: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665bb8b-0930-4e51-acc9-120e48054793</text:p>
          </table:table-cell>
          <table:table-cell office:value-type="float" office:value="29797" calcext:value-type="float">
            <text:p>29797</text:p>
          </table:table-cell>
          <table:table-cell office:value-type="string" calcext:value-type="string">
            <text:p>Roll of the Dice: Sinaloa Cowboys</text:p>
          </table:table-cell>
          <table:table-cell office:value-type="date" office:date-value="2022-01-04T13:00:00" calcext:value-type="date">
            <text:p>2022-01-04 13:00:00</text:p>
          </table:table-cell>
          <table:table-cell office:value-type="date" office:date-value="2024-01-03T05:36:21" calcext:value-type="date">
            <text:p>2024-01-03 05:36: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32782ab-0f73-4a45-b68c-cf3e7182dc7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Roll of the Dice: The Line</text:p>
          </table:table-cell>
          <table:table-cell office:value-type="date" office:date-value="2018-08-08T11:46:49" calcext:value-type="date">
            <text:p>2018-08-08 11:46:49</text:p>
          </table:table-cell>
          <table:table-cell office:value-type="date" office:date-value="2024-01-01T23:37:59" calcext:value-type="date">
            <text:p>2024-01-01 23:37: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fce05f-0518-4283-91db-97ce9cc266dc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Roll of the Dice: Balboa Park</text:p>
          </table:table-cell>
          <table:table-cell office:value-type="date" office:date-value="2020-03-16T12:00:00" calcext:value-type="date">
            <text:p>2020-03-16 12:00:00</text:p>
          </table:table-cell>
          <table:table-cell office:value-type="date" office:date-value="2024-01-02T19:47:18" calcext:value-type="date">
            <text:p>2024-01-02 19:47: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6e0cc7b-df88-4de5-8579-79e898e8e979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Roll of the Dice: Dry Lightning</text:p>
          </table:table-cell>
          <table:table-cell office:value-type="date" office:date-value="2020-10-16T12:00:00" calcext:value-type="date">
            <text:p>2020-10-16 12:00:00</text:p>
          </table:table-cell>
          <table:table-cell office:value-type="date" office:date-value="2024-01-02T21:47:35" calcext:value-type="date">
            <text:p>2024-01-02 21:47: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a15610-6909-4b98-85fa-0f570062c728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Roll of the Dice: The New Timer</text:p>
          </table:table-cell>
          <table:table-cell office:value-type="date" office:date-value="2018-07-13T12:00:11" calcext:value-type="date">
            <text:p>2018-07-13 12:00:11</text:p>
          </table:table-cell>
          <table:table-cell office:value-type="date" office:date-value="2024-01-01T23:29:12" calcext:value-type="date">
            <text:p>2024-01-01 23:29: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8c30cea-d79d-4434-a7fe-9da3e0bebfee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Roll of the Dice: Across the Border</text:p>
          </table:table-cell>
          <table:table-cell office:value-type="date" office:date-value="2020-09-06T12:00:00" calcext:value-type="date">
            <text:p>2020-09-06 12:00:00</text:p>
          </table:table-cell>
          <table:table-cell office:value-type="date" office:date-value="2024-01-02T21:32:13" calcext:value-type="date">
            <text:p>2024-01-02 21:32: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b3e12c5-5251-41cb-b334-4537418d9fb8</text:p>
          </table:table-cell>
          <table:table-cell office:value-type="float" office:value="18897" calcext:value-type="float">
            <text:p>18897</text:p>
          </table:table-cell>
          <table:table-cell office:value-type="string" calcext:value-type="string">
            <text:p>Roll of the Dice: Galveston Bay</text:p>
          </table:table-cell>
          <table:table-cell office:value-type="date" office:date-value="2020-06-22T12:00:00" calcext:value-type="date">
            <text:p>2020-06-22 12:00:00</text:p>
          </table:table-cell>
          <table:table-cell office:value-type="date" office:date-value="2024-01-02T20:48:55" calcext:value-type="date">
            <text:p>2024-01-02 20:48: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a94267e-8660-405b-a417-730489159efc</text:p>
          </table:table-cell>
          <table:table-cell office:value-type="float" office:value="28661" calcext:value-type="float">
            <text:p>28661</text:p>
          </table:table-cell>
          <table:table-cell office:value-type="string" calcext:value-type="string">
            <text:p>Roll of the Dice: My Best Was Never Good Enough</text:p>
          </table:table-cell>
          <table:table-cell office:value-type="date" office:date-value="2021-08-22T12:00:00" calcext:value-type="date">
            <text:p>2021-08-22 12:00:00</text:p>
          </table:table-cell>
          <table:table-cell office:value-type="date" office:date-value="2024-01-03T03:21:35" calcext:value-type="date">
            <text:p>2024-01-03 03:21:35</text:p>
          </table:table-cell>
          <table:table-cell/>
        </table:table-row>
        <table:table-row table:style-name="ro1"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0ca0d817-4cae-4887-8e6d-d9c8340d28ff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Freehold</text:p>
          </table:table-cell>
          <table:table-cell table:style-name="ce19" office:value-type="string" calcext:value-type="string">
            <text:p>2018-12-03 13:00:21</text:p>
          </table:table-cell>
          <table:table-cell table:style-name="ce19" office:value-type="string" calcext:value-type="string">
            <text:p>2021-12-15 03:19:04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8aae8ea-82db-4e3d-9b0b-86fdcae24565</text:p>
          </table:table-cell>
          <table:table-cell office:value-type="float" office:value="14218" calcext:value-type="float">
            <text:p>14218</text:p>
          </table:table-cell>
          <table:table-cell office:value-type="string" calcext:value-type="string">
            <text:p>In Kansas</text:p>
          </table:table-cell>
          <table:table-cell table:style-name="ce19" office:value-type="string" calcext:value-type="string">
            <text:p>2019-12-16 10:30:00</text:p>
          </table:table-cell>
          <table:table-cell table:style-name="ce19" office:value-type="string" calcext:value-type="string">
            <text:p>2020-02-15 21:28:39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522ce247-44d2-4aca-9c01-35f9340c0008</text:p>
          </table:table-cell>
          <table:table-cell office:value-type="float" office:value="33851" calcext:value-type="float">
            <text:p>33851</text:p>
          </table:table-cell>
          <table:table-cell office:value-type="string" calcext:value-type="string">
            <text:p>In Michigan</text:p>
          </table:table-cell>
          <table:table-cell table:style-name="ce19" office:value-type="string" calcext:value-type="string">
            <text:p>2022-04-12 12:00:00</text:p>
          </table:table-cell>
          <table:table-cell table:style-name="ce19" office:value-type="string" calcext:value-type="string">
            <text:p>2022-04-12 13:41:06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11a0902-22c0-4c17-bef6-abf9110880ff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Sell It and They Will Come</text:p>
          </table:table-cell>
          <table:table-cell table:style-name="ce19" office:value-type="string" calcext:value-type="string">
            <text:p>2019-02-09 13:00:13</text:p>
          </table:table-cell>
          <table:table-cell table:style-name="ce19" office:value-type="string" calcext:value-type="string">
            <text:p>2024-01-02 02:00:12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91cca9cf-0b93-4695-a76a-9011c952cff1</text:p>
          </table:table-cell>
          <table:table-cell office:value-type="float" office:value="12108" calcext:value-type="float">
            <text:p>12108</text:p>
          </table:table-cell>
          <table:table-cell office:value-type="string" calcext:value-type="string">
            <text:p>There Will Never Be Any Other For Me But You</text:p>
          </table:table-cell>
          <table:table-cell table:style-name="ce19" office:value-type="string" calcext:value-type="string">
            <text:p>2019-08-23 12:00:00</text:p>
          </table:table-cell>
          <table:table-cell table:style-name="ce19" office:value-type="string" calcext:value-type="string">
            <text:p>2023-01-01 19:19:11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302968e-ba24-4075-a2ad-3d8442f04800</text:p>
          </table:table-cell>
          <table:table-cell office:value-type="float" office:value="22142" calcext:value-type="float">
            <text:p>22142</text:p>
          </table:table-cell>
          <table:table-cell office:value-type="string" calcext:value-type="string">
            <text:p>Pilgrim in the Temple of Love</text:p>
          </table:table-cell>
          <table:table-cell table:style-name="ce19" office:value-type="string" calcext:value-type="string">
            <text:p>2002-01-12 19:00:00</text:p>
          </table:table-cell>
          <table:table-cell table:style-name="ce19" office:value-type="string" calcext:value-type="string">
            <text:p>2025-11-07 01:59:10</text:p>
          </table:table-cell>
          <table:table-cell office:value-type="string" calcext:value-type="string">
            <text:p>Joad Tour</text:p>
          </table:table-cell>
        </table:table-row>
      </table:table>
      <table:table table:name="blood-brother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bc8cfa-d32c-407a-8ef5-8de2ad06e170</text:p>
          </table:table-cell>
          <table:table-cell office:value-type="float" office:value="13917" calcext:value-type="float">
            <text:p>13917</text:p>
          </table:table-cell>
          <table:table-cell office:value-type="string" calcext:value-type="string">
            <text:p>Roll of the Dice: Blood Brothers</text:p>
          </table:table-cell>
          <table:table-cell office:value-type="date" office:date-value="2019-12-06T13:00:00" calcext:value-type="date">
            <text:p>2019-12-06 13:00:00</text:p>
          </table:table-cell>
          <table:table-cell office:value-type="date" office:date-value="2024-01-02T17:45:00" calcext:value-type="date">
            <text:p>2024-01-02 17:4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c48648-2807-480f-ade6-1bff9ff8ae96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Cover Me: High Hopes</text:p>
          </table:table-cell>
          <table:table-cell office:value-type="date" office:date-value="2021-08-25T12:00:00" calcext:value-type="date">
            <text:p>2021-08-25 12:00:00</text:p>
          </table:table-cell>
          <table:table-cell office:value-type="date" office:date-value="2021-08-25T12:30:28" calcext:value-type="date">
            <text:p>2021-08-25 12:30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5a7c98-eacc-4159-90d0-95be307768c8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Roll of the Dice: Murder Incorporated</text:p>
          </table:table-cell>
          <table:table-cell office:value-type="date" office:date-value="2020-04-19T12:00:00" calcext:value-type="date">
            <text:p>2020-04-19 12:00:00</text:p>
          </table:table-cell>
          <table:table-cell office:value-type="date" office:date-value="2024-01-02T20:04:02" calcext:value-type="date">
            <text:p>2024-01-02 20:04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be578be-c747-4da8-8b47-81f84d49cd2b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Roll of the Dice: Secret Garden</text:p>
          </table:table-cell>
          <table:table-cell office:value-type="date" office:date-value="2019-05-30T12:00:00" calcext:value-type="date">
            <text:p>2019-05-30 12:00:00</text:p>
          </table:table-cell>
          <table:table-cell office:value-type="date" office:date-value="2023-01-01T18:05:28" calcext:value-type="date">
            <text:p>2023-01-01 18:05: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1a0fb4-0c1e-429b-ae37-c1f34387f69b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Roll of the Dice: Without You</text:p>
          </table:table-cell>
          <table:table-cell office:value-type="date" office:date-value="2022-02-03T13:00:00" calcext:value-type="date">
            <text:p>2022-02-03 13:00:00</text:p>
          </table:table-cell>
          <table:table-cell office:value-type="date" office:date-value="2022-02-03T13:20:59" calcext:value-type="date">
            <text:p>2022-02-03 13:20:59</text:p>
          </table:table-cell>
          <table:table-cell/>
        </table:table-row>
      </table:table>
      <table:table table:name="trac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592a04-1e4f-4259-9da4-c442c92e943d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Bishop Danced</text:p>
          </table:table-cell>
          <table:table-cell office:value-type="string" calcext:value-type="string">
            <text:p>2021-05-18 12:00:00</text:p>
          </table:table-cell>
          <table:table-cell office:value-type="string" calcext:value-type="string">
            <text:p>2021-05-18 12:39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0b6bbe-1b21-40c8-b907-794ec327e90c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2018-03-06 13:00:10</text:p>
          </table:table-cell>
          <table:table-cell office:value-type="string" calcext:value-type="string">
            <text:p>2022-12-28 06:09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3fb3ea-ed72-4db7-a621-9f65e6ab80dc</text:p>
          </table:table-cell>
          <table:table-cell office:value-type="float" office:value="38856" calcext:value-type="float">
            <text:p>38856</text:p>
          </table:table-cell>
          <table:table-cell office:value-type="string" calcext:value-type="string">
            <text:p>Seaside Bar Song</text:p>
          </table:table-cell>
          <table:table-cell office:value-type="string" calcext:value-type="string">
            <text:p>2022-10-24 12:00:00</text:p>
          </table:table-cell>
          <table:table-cell office:value-type="string" calcext:value-type="string">
            <text:p>2024-01-04 00:16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e9a36c0-4de5-4d33-ac5d-7db64702f183</text:p>
          </table:table-cell>
          <table:table-cell office:value-type="float" office:value="26080" calcext:value-type="float">
            <text:p>26080</text:p>
          </table:table-cell>
          <table:table-cell office:value-type="string" calcext:value-type="string">
            <text:p>Linda Let Me Be the One</text:p>
          </table:table-cell>
          <table:table-cell office:value-type="string" calcext:value-type="string">
            <text:p>2021-03-27 12:00:00</text:p>
          </table:table-cell>
          <table:table-cell office:value-type="string" calcext:value-type="string">
            <text:p>2024-01-03 00:17: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6c0f32-75a3-486e-bffa-51ceea40d536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Thundercrack</text:p>
          </table:table-cell>
          <table:table-cell office:value-type="string" calcext:value-type="string">
            <text:p>2021-09-24 12:00:00</text:p>
          </table:table-cell>
          <table:table-cell office:value-type="string" calcext:value-type="string">
            <text:p>2023-01-03 14:26: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49ecc3-5dd1-4d28-93cb-de92506ff36e</text:p>
          </table:table-cell>
          <table:table-cell office:value-type="float" office:value="26870" calcext:value-type="float">
            <text:p>26870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2021-05-08 12:00:00</text:p>
          </table:table-cell>
          <table:table-cell office:value-type="string" calcext:value-type="string">
            <text:p>2023-01-03 01:51: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d2b8380-9462-443b-9c6b-7aa2d2955836</text:p>
          </table:table-cell>
          <table:table-cell office:value-type="float" office:value="18721" calcext:value-type="float">
            <text:p>18721</text:p>
          </table:table-cell>
          <table:table-cell office:value-type="string" calcext:value-type="string">
            <text:p>Give the Girl a Kiss</text:p>
          </table:table-cell>
          <table:table-cell office:value-type="string" calcext:value-type="string">
            <text:p>2020-06-17 12:00:00</text:p>
          </table:table-cell>
          <table:table-cell office:value-type="string" calcext:value-type="string">
            <text:p>2023-01-01 23:35: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fb722b9-f01a-4680-9727-65a802697dcb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Iceman</text:p>
          </table:table-cell>
          <table:table-cell office:value-type="string" calcext:value-type="string">
            <text:p>2022-02-01 13:00:00</text:p>
          </table:table-cell>
          <table:table-cell office:value-type="string" calcext:value-type="string">
            <text:p>2023-01-03 15:14: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f5d9dce-4a45-4803-a9c2-60983a472fb9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Bring on the Night</text:p>
          </table:table-cell>
          <table:table-cell office:value-type="string" calcext:value-type="string">
            <text:p>2018-05-23 12:00:17</text:p>
          </table:table-cell>
          <table:table-cell office:value-type="string" calcext:value-type="string">
            <text:p>2024-01-01 23:09: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6d120e-960c-4e62-82a4-850d80eb7faa</text:p>
          </table:table-cell>
          <table:table-cell office:value-type="float" office:value="32951" calcext:value-type="float">
            <text:p>32951</text:p>
          </table:table-cell>
          <table:table-cell office:value-type="string" calcext:value-type="string">
            <text:p>Hearts of Stone</text:p>
          </table:table-cell>
          <table:table-cell office:value-type="string" calcext:value-type="string">
            <text:p>2022-09-07 12:00:00</text:p>
          </table:table-cell>
          <table:table-cell office:value-type="string" calcext:value-type="string">
            <text:p>2024-01-04 00:13: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f2d8a11-612f-4253-9f98-0ee8428619c0</text:p>
          </table:table-cell>
          <table:table-cell office:value-type="float" office:value="15272" calcext:value-type="float">
            <text:p>15272</text:p>
          </table:table-cell>
          <table:table-cell office:value-type="string" calcext:value-type="string">
            <text:p>Don't Look Back</text:p>
          </table:table-cell>
          <table:table-cell office:value-type="string" calcext:value-type="string">
            <text:p>2020-05-03 12:00:00</text:p>
          </table:table-cell>
          <table:table-cell office:value-type="string" calcext:value-type="string">
            <text:p>2023-01-01 22:19: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79552e7-1c4b-4dc0-8911-a5419feb4e64</text:p>
          </table:table-cell>
          <table:table-cell office:value-type="float" office:value="26705" calcext:value-type="float">
            <text:p>26705</text:p>
          </table:table-cell>
          <table:table-cell office:value-type="string" calcext:value-type="string">
            <text:p>A Good Man Is Hard to Find (Pittsburgh)</text:p>
          </table:table-cell>
          <table:table-cell office:value-type="string" calcext:value-type="string">
            <text:p>2021-04-30 12:00:00</text:p>
          </table:table-cell>
          <table:table-cell office:value-type="string" calcext:value-type="string">
            <text:p>2024-01-03 00:31: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ad342b2-f151-4d31-bae4-b9dced6ea0f2</text:p>
          </table:table-cell>
          <table:table-cell office:value-type="float" office:value="33513" calcext:value-type="float">
            <text:p>33513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2022-04-16 12:00:00</text:p>
          </table:table-cell>
          <table:table-cell office:value-type="string" calcext:value-type="string">
            <text:p>2024-01-03 23:19: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a1e5d92-3150-44a6-a2eb-ff9bb3023fcc</text:p>
          </table:table-cell>
          <table:table-cell office:value-type="float" office:value="20374" calcext:value-type="float">
            <text:p>20374</text:p>
          </table:table-cell>
          <table:table-cell office:value-type="string" calcext:value-type="string">
            <text:p>Dollhouse</text:p>
          </table:table-cell>
          <table:table-cell office:value-type="string" calcext:value-type="string">
            <text:p>2020-08-15 12:00:00</text:p>
          </table:table-cell>
          <table:table-cell office:value-type="string" calcext:value-type="string">
            <text:p>2020-08-15 14:22: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be1431-36cb-45c6-a592-d9f07c2ec2a9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Where the Bands Are</text:p>
          </table:table-cell>
          <table:table-cell office:value-type="string" calcext:value-type="string">
            <text:p>2018-11-08 13:00:27</text:p>
          </table:table-cell>
          <table:table-cell office:value-type="string" calcext:value-type="string">
            <text:p>2019-04-14 23:47: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fba5278-96a4-42ee-81c5-2484d76d0c39</text:p>
          </table:table-cell>
          <table:table-cell office:value-type="float" office:value="35521" calcext:value-type="float">
            <text:p>35521</text:p>
          </table:table-cell>
          <table:table-cell office:value-type="string" calcext:value-type="string">
            <text:p>Loose Ends</text:p>
          </table:table-cell>
          <table:table-cell office:value-type="string" calcext:value-type="string">
            <text:p>2022-06-23 12:00:00</text:p>
          </table:table-cell>
          <table:table-cell office:value-type="string" calcext:value-type="string">
            <text:p>2023-01-03 15:47: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e4bc35f-6053-4bf3-9770-2311d5f22714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Living on the Edge of the World</text:p>
          </table:table-cell>
          <table:table-cell office:value-type="string" calcext:value-type="string">
            <text:p>2018-10-18 12:00:02</text:p>
          </table:table-cell>
          <table:table-cell office:value-type="string" calcext:value-type="string">
            <text:p>2024-01-02 00:00: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131f4f-3d91-4818-b43c-90b97d03d6e0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Wages of Sin</text:p>
          </table:table-cell>
          <table:table-cell office:value-type="string" calcext:value-type="string">
            <text:p>2020-02-07 13:00:00</text:p>
          </table:table-cell>
          <table:table-cell office:value-type="string" calcext:value-type="string">
            <text:p>2023-01-01 21:07: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10b2d7f-2912-4f9d-ac3f-0fa48c3d4e0d</text:p>
          </table:table-cell>
          <table:table-cell office:value-type="float" office:value="7891" calcext:value-type="float">
            <text:p>7891</text:p>
          </table:table-cell>
          <table:table-cell office:value-type="string" calcext:value-type="string">
            <text:p>Take 'Em as They Come</text:p>
          </table:table-cell>
          <table:table-cell office:value-type="string" calcext:value-type="string">
            <text:p>2019-03-29 12:00:00</text:p>
          </table:table-cell>
          <table:table-cell office:value-type="string" calcext:value-type="string">
            <text:p>2023-01-01 17:36: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c1c5df8-43f9-4a7f-bad9-eeb1873f02c7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Be True</text:p>
          </table:table-cell>
          <table:table-cell office:value-type="string" calcext:value-type="string">
            <text:p>2020-12-02 13:00:00</text:p>
          </table:table-cell>
          <table:table-cell office:value-type="string" calcext:value-type="string">
            <text:p>2020-12-02 18:37: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43d1df7-3160-4c60-a5d8-8c35b07f4996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Ricky Wants a Man of Her Own</text:p>
          </table:table-cell>
          <table:table-cell office:value-type="string" calcext:value-type="string">
            <text:p>2018-11-23 13:00:45</text:p>
          </table:table-cell>
          <table:table-cell office:value-type="string" calcext:value-type="string">
            <text:p>2019-12-01 12:16: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90ee402-1125-43a4-96ae-ad79b88fe89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 Wanna Be With You</text:p>
          </table:table-cell>
          <table:table-cell office:value-type="string" calcext:value-type="string">
            <text:p>2018-01-14 23:41:51</text:p>
          </table:table-cell>
          <table:table-cell office:value-type="string" calcext:value-type="string">
            <text:p>2024-01-01 22:28: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c2f5dbf-4d9b-43d4-b998-e8523c1b510e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Mary Lou</text:p>
          </table:table-cell>
          <table:table-cell office:value-type="string" calcext:value-type="string">
            <text:p>2019-04-03 12:00:00</text:p>
          </table:table-cell>
          <table:table-cell office:value-type="string" calcext:value-type="string">
            <text:p>2020-12-10 15:50: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51ae653-f819-4ef0-814e-2d6816c92c86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2019-09-21 12:00:00</text:p>
          </table:table-cell>
          <table:table-cell office:value-type="string" calcext:value-type="string">
            <text:p>2024-01-02 17:17: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c7217db-035a-4e8c-ab5a-348a1e8ea73a</text:p>
          </table:table-cell>
          <table:table-cell office:value-type="float" office:value="35847" calcext:value-type="float">
            <text:p>35847</text:p>
          </table:table-cell>
          <table:table-cell office:value-type="string" calcext:value-type="string">
            <text:p>Johnny Bye Bye</text:p>
          </table:table-cell>
          <table:table-cell office:value-type="string" calcext:value-type="string">
            <text:p>2022-07-13 12:00:00</text:p>
          </table:table-cell>
          <table:table-cell office:value-type="string" calcext:value-type="string">
            <text:p>2024-01-03 23:47: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aad5a77-054f-48ab-bae6-853cc06e0050</text:p>
          </table:table-cell>
          <table:table-cell office:value-type="float" office:value="21387" calcext:value-type="float">
            <text:p>21387</text:p>
          </table:table-cell>
          <table:table-cell office:value-type="string" calcext:value-type="string">
            <text:p>Shut Out the Light</text:p>
          </table:table-cell>
          <table:table-cell office:value-type="string" calcext:value-type="string">
            <text:p>2020-10-14 12:00:00</text:p>
          </table:table-cell>
          <table:table-cell office:value-type="string" calcext:value-type="string">
            <text:p>2020-10-14 12:28: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96cc71b-f773-422c-81c4-656f0717d468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2019-09-06 12:00:00</text:p>
          </table:table-cell>
          <table:table-cell office:value-type="string" calcext:value-type="string">
            <text:p>2024-01-02 17:11: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88769-7c51-44d4-bfe6-58be1ffc05c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y Love Will Not Let You Down</text:p>
          </table:table-cell>
          <table:table-cell office:value-type="string" calcext:value-type="string">
            <text:p>2018-01-24 15:00:23</text:p>
          </table:table-cell>
          <table:table-cell office:value-type="string" calcext:value-type="string">
            <text:p>2024-01-01 22:25: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01221e-3df0-4537-9919-b4170d5962c5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2019-03-31 12:00:00</text:p>
          </table:table-cell>
          <table:table-cell office:value-type="string" calcext:value-type="string">
            <text:p>2024-01-02 02:12: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6d07b1-63a1-406a-97d5-fff30e5d62ce</text:p>
          </table:table-cell>
          <table:table-cell office:value-type="float" office:value="17937" calcext:value-type="float">
            <text:p>17937</text:p>
          </table:table-cell>
          <table:table-cell office:value-type="string" calcext:value-type="string">
            <text:p>TV Movie</text:p>
          </table:table-cell>
          <table:table-cell office:value-type="string" calcext:value-type="string">
            <text:p>2020-05-11 12:00:00</text:p>
          </table:table-cell>
          <table:table-cell office:value-type="string" calcext:value-type="string">
            <text:p>2021-12-20 12:42: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20b55d1-9a2b-4cbf-816e-5ec6b3fa91a3</text:p>
          </table:table-cell>
          <table:table-cell office:value-type="float" office:value="29683" calcext:value-type="float">
            <text:p>29683</text:p>
          </table:table-cell>
          <table:table-cell office:value-type="string" calcext:value-type="string">
            <text:p>Stand On It</text:p>
          </table:table-cell>
          <table:table-cell office:value-type="string" calcext:value-type="string">
            <text:p>2021-10-08 12:00:00</text:p>
          </table:table-cell>
          <table:table-cell office:value-type="string" calcext:value-type="string">
            <text:p>2021-10-08 16:20: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4ee1095-0c11-4c40-ab2d-b256ee0dff01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Lion's Den</text:p>
          </table:table-cell>
          <table:table-cell office:value-type="string" calcext:value-type="string">
            <text:p>2019-06-21 12:00:00</text:p>
          </table:table-cell>
          <table:table-cell office:value-type="string" calcext:value-type="string">
            <text:p>2019-12-07 04:42: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53fe806-5b56-4f94-9efd-e082fb1468b7</text:p>
          </table:table-cell>
          <table:table-cell office:value-type="float" office:value="15193" calcext:value-type="float">
            <text:p>15193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2020-01-04 13:00:00</text:p>
          </table:table-cell>
          <table:table-cell office:value-type="string" calcext:value-type="string">
            <text:p>2023-01-01 20:58: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251baa8-0e85-4ce2-a7f4-cd0e923864b9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Rockaway the Days</text:p>
          </table:table-cell>
          <table:table-cell office:value-type="string" calcext:value-type="string">
            <text:p>2021-03-15 12:00:00</text:p>
          </table:table-cell>
          <table:table-cell office:value-type="string" calcext:value-type="string">
            <text:p>2023-01-03 01:38: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d25a5ae-32b1-4a0d-a6d4-a94854069def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Brothers Under the Bridges ('83)</text:p>
          </table:table-cell>
          <table:table-cell office:value-type="string" calcext:value-type="string">
            <text:p>2019-10-21 12:00:00</text:p>
          </table:table-cell>
          <table:table-cell office:value-type="string" calcext:value-type="string">
            <text:p>2023-01-01 19:50: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8123e2-aa77-4293-9c83-43389c27450e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Man at the Top</text:p>
          </table:table-cell>
          <table:table-cell office:value-type="string" calcext:value-type="string">
            <text:p>2019-05-10 12:00:00</text:p>
          </table:table-cell>
          <table:table-cell office:value-type="string" calcext:value-type="string">
            <text:p>2019-12-06 03:52: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2fd2a1c-d862-4a99-b7db-ffd81a597698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2019-08-21 12:00:00</text:p>
          </table:table-cell>
          <table:table-cell office:value-type="string" calcext:value-type="string">
            <text:p>2024-01-02 17:06:4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de993a8-2c3a-4421-bf24-d943bc1c3087</text:p>
          </table:table-cell>
          <table:table-cell office:value-type="float" office:value="19495" calcext:value-type="float">
            <text:p>19495</text:p>
          </table:table-cell>
          <table:table-cell office:value-type="string" calcext:value-type="string">
            <text:p>Two for the Road</text:p>
          </table:table-cell>
          <table:table-cell office:value-type="string" calcext:value-type="string">
            <text:p>2020-06-30 12:00:00</text:p>
          </table:table-cell>
          <table:table-cell office:value-type="string" calcext:value-type="string">
            <text:p>2023-01-01 23:38: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40a5dc4-6055-4139-bfbd-0937764a9677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Janey, Don't You Lose Heart</text:p>
          </table:table-cell>
          <table:table-cell office:value-type="string" calcext:value-type="string">
            <text:p>2019-04-06 12:00:00</text:p>
          </table:table-cell>
          <table:table-cell office:value-type="string" calcext:value-type="string">
            <text:p>2021-12-17 05:41: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ddc305-ef04-40b6-a309-90a2288d3470</text:p>
          </table:table-cell>
          <table:table-cell office:value-type="float" office:value="15843" calcext:value-type="float">
            <text:p>15843</text:p>
          </table:table-cell>
          <table:table-cell office:value-type="string" calcext:value-type="string">
            <text:p>When You Need Me</text:p>
          </table:table-cell>
          <table:table-cell office:value-type="string" calcext:value-type="string">
            <text:p>2020-01-30 13:00:00</text:p>
          </table:table-cell>
          <table:table-cell office:value-type="string" calcext:value-type="string">
            <text:p>2023-01-01 21:09: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69f43a2-e45e-438c-b190-2bc8180e7189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The Wish</text:p>
          </table:table-cell>
          <table:table-cell office:value-type="string" calcext:value-type="string">
            <text:p>2018-06-23 12:00:21</text:p>
          </table:table-cell>
          <table:table-cell office:value-type="string" calcext:value-type="string">
            <text:p>2024-01-01 23:20:4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c9ec7c5-08e8-40ed-9ab7-b78f1b5e5251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The Honeymooners</text:p>
          </table:table-cell>
          <table:table-cell office:value-type="string" calcext:value-type="string">
            <text:p>2018-04-04 12:00:54</text:p>
          </table:table-cell>
          <table:table-cell office:value-type="string" calcext:value-type="string">
            <text:p>2022-12-28 06:23: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026066-1b6c-4061-866e-3e7af191e04e</text:p>
          </table:table-cell>
          <table:table-cell office:value-type="float" office:value="16171" calcext:value-type="float">
            <text:p>16171</text:p>
          </table:table-cell>
          <table:table-cell office:value-type="string" calcext:value-type="string">
            <text:p>Lucky Man</text:p>
          </table:table-cell>
          <table:table-cell office:value-type="string" calcext:value-type="string">
            <text:p>2020-02-25 13:00:00</text:p>
          </table:table-cell>
          <table:table-cell office:value-type="string" calcext:value-type="string">
            <text:p>2023-01-01 21:48: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409df16-aee7-4968-bc28-721a3bb5b9a9</text:p>
          </table:table-cell>
          <table:table-cell office:value-type="float" office:value="26516" calcext:value-type="float">
            <text:p>26516</text:p>
          </table:table-cell>
          <table:table-cell office:value-type="string" calcext:value-type="string">
            <text:p>Leavin' Train</text:p>
          </table:table-cell>
          <table:table-cell office:value-type="string" calcext:value-type="string">
            <text:p>2021-04-15 12:00:00</text:p>
          </table:table-cell>
          <table:table-cell office:value-type="string" calcext:value-type="string">
            <text:p>2023-01-03 01:46: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f832523-e958-4800-a96a-b22019298772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Seven Angels</text:p>
          </table:table-cell>
          <table:table-cell office:value-type="string" calcext:value-type="string">
            <text:p>2018-06-07 12:00:33</text:p>
          </table:table-cell>
          <table:table-cell office:value-type="string" calcext:value-type="string">
            <text:p>2024-01-01 23:15: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0e07c1a-73f0-4168-befe-0dcc1c089631</text:p>
          </table:table-cell>
          <table:table-cell office:value-type="float" office:value="9594" calcext:value-type="float">
            <text:p>9594</text:p>
          </table:table-cell>
          <table:table-cell office:value-type="string" calcext:value-type="string">
            <text:p>Gave it a Name</text:p>
          </table:table-cell>
          <table:table-cell office:value-type="string" calcext:value-type="string">
            <text:p>2019-05-06 12:00:00</text:p>
          </table:table-cell>
          <table:table-cell office:value-type="string" calcext:value-type="string">
            <text:p>2023-01-01 17:56: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300d2e-45e3-4252-b075-6812d56ab88c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Sad Eyes</text:p>
          </table:table-cell>
          <table:table-cell office:value-type="string" calcext:value-type="string">
            <text:p>2019-10-08 12:00:00</text:p>
          </table:table-cell>
          <table:table-cell office:value-type="string" calcext:value-type="string">
            <text:p>2019-10-08 12:26: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c7903d-bc83-4b07-af8a-ac052853e19e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My Lover Man</text:p>
          </table:table-cell>
          <table:table-cell office:value-type="string" calcext:value-type="string">
            <text:p>2018-10-24 12:00:00</text:p>
          </table:table-cell>
          <table:table-cell office:value-type="string" calcext:value-type="string">
            <text:p>2023-01-01 15:56: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3fbf493-1dd1-46fd-8fb4-e9dfb3cdd8d9</text:p>
          </table:table-cell>
          <table:table-cell office:value-type="float" office:value="19327" calcext:value-type="float">
            <text:p>19327</text:p>
          </table:table-cell>
          <table:table-cell office:value-type="string" calcext:value-type="string">
            <text:p>Over the Rise</text:p>
          </table:table-cell>
          <table:table-cell office:value-type="string" calcext:value-type="string">
            <text:p>2020-07-12 12:00:00</text:p>
          </table:table-cell>
          <table:table-cell office:value-type="string" calcext:value-type="string">
            <text:p>2023-01-01 23:49: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af33d6-3e3a-4c20-b098-55ddb9dff136</text:p>
          </table:table-cell>
          <table:table-cell office:value-type="float" office:value="24155" calcext:value-type="float">
            <text:p>24155</text:p>
          </table:table-cell>
          <table:table-cell office:value-type="string" calcext:value-type="string">
            <text:p>When the Lights Go Out</text:p>
          </table:table-cell>
          <table:table-cell office:value-type="string" calcext:value-type="string">
            <text:p>2021-01-23 13:00:00</text:p>
          </table:table-cell>
          <table:table-cell office:value-type="string" calcext:value-type="string">
            <text:p>2021-01-23 15:34:1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4359c21-5c2f-4d03-b4e1-2b8055d4d759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Loose Change</text:p>
          </table:table-cell>
          <table:table-cell office:value-type="string" calcext:value-type="string">
            <text:p>2019-11-24 13:00:00</text:p>
          </table:table-cell>
          <table:table-cell office:value-type="string" calcext:value-type="string">
            <text:p>2019-11-24 14:08:4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e385fe9-f3c1-40c0-a1a3-d95c4c6fe281</text:p>
          </table:table-cell>
          <table:table-cell office:value-type="float" office:value="30734" calcext:value-type="float">
            <text:p>30734</text:p>
          </table:table-cell>
          <table:table-cell office:value-type="string" calcext:value-type="string">
            <text:p>Trouble in Paradise</text:p>
          </table:table-cell>
          <table:table-cell office:value-type="string" calcext:value-type="string">
            <text:p>2021-11-30 13:00:00</text:p>
          </table:table-cell>
          <table:table-cell office:value-type="string" calcext:value-type="string">
            <text:p>2023-01-03 14:47: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2bf7f78-51e1-4179-a9bc-d8f2fe7dc875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2019-07-28 12:00:00</text:p>
          </table:table-cell>
          <table:table-cell office:value-type="string" calcext:value-type="string">
            <text:p>2024-01-02 15:12: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ed0886-ff94-44a7-a6a0-cf43baf45569</text:p>
          </table:table-cell>
          <table:table-cell office:value-type="float" office:value="32476" calcext:value-type="float">
            <text:p>32476</text:p>
          </table:table-cell>
          <table:table-cell office:value-type="string" calcext:value-type="string">
            <text:p>Part Man, Part Monkey</text:p>
          </table:table-cell>
          <table:table-cell office:value-type="string" calcext:value-type="string">
            <text:p>2022-02-19 13:00:00</text:p>
          </table:table-cell>
          <table:table-cell office:value-type="string" calcext:value-type="string">
            <text:p>2023-01-03 15:17: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5131275-94ef-458b-a4b5-308b5d8e4106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Goin' Cali</text:p>
          </table:table-cell>
          <table:table-cell office:value-type="string" calcext:value-type="string">
            <text:p>2019-01-01 13:00:58</text:p>
          </table:table-cell>
          <table:table-cell office:value-type="string" calcext:value-type="string">
            <text:p>2024-01-02 00:23: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10c24c5-2d9c-4277-8017-143c29eb254e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Back in Your Arms</text:p>
          </table:table-cell>
          <table:table-cell office:value-type="string" calcext:value-type="string">
            <text:p>2019-11-10 13:00:00</text:p>
          </table:table-cell>
          <table:table-cell office:value-type="string" calcext:value-type="string">
            <text:p>2022-03-20 02:14:4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577a101-f86c-44a6-a5bf-c49b1e82457f</text:p>
          </table:table-cell>
          <table:table-cell office:value-type="float" office:value="31074" calcext:value-type="float">
            <text:p>31074</text:p>
          </table:table-cell>
          <table:table-cell office:value-type="string" calcext:value-type="string">
            <text:p>Brothers Under the Bridge '95</text:p>
          </table:table-cell>
          <table:table-cell office:value-type="string" calcext:value-type="string">
            <text:p>2022-01-10 13:00:00</text:p>
          </table:table-cell>
          <table:table-cell office:value-type="string" calcext:value-type="string">
            <text:p>2022-01-10 13:23:2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6f4ccdc-c9f4-429e-887f-63e69b77353a</text:p>
          </table:table-cell>
          <table:table-cell office:value-type="float" office:value="7788" calcext:value-type="float">
            <text:p>7788</text:p>
          </table:table-cell>
          <table:table-cell office:value-type="string" calcext:value-type="string">
            <text:p>Trouble River</text:p>
          </table:table-cell>
          <table:table-cell table:style-name="ce20" office:value-type="date" office:date-value="2019-03-05T13:00:00" calcext:value-type="date">
            <text:p>2019-03-05 13:00:00</text:p>
          </table:table-cell>
          <table:table-cell table:style-name="ce20" office:value-type="date" office:date-value="2021-12-17T05:31:57" calcext:value-type="date">
            <text:p>2021-12-17 05:31:5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c5d45f-86f4-4502-bc72-30faee18fe99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The Fever</text:p>
          </table:table-cell>
          <table:table-cell table:style-name="ce20" office:value-type="date" office:date-value="2020-10-04T12:00:00" calcext:value-type="date">
            <text:p>2020-10-04 12:00:00</text:p>
          </table:table-cell>
          <table:table-cell table:style-name="ce20" office:value-type="date" office:date-value="2020-10-10T18:12:43" calcext:value-type="date">
            <text:p>2020-10-10 18:12:43</text:p>
          </table:table-cell>
          <table:table-cell/>
        </table:table-row>
      </table:table>
      <table:table table:name="risin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9b010c3-da0c-48b9-8134-d1bade642e53</text:p>
          </table:table-cell>
          <table:table-cell office:value-type="float" office:value="16918" calcext:value-type="float">
            <text:p>16918</text:p>
          </table:table-cell>
          <table:table-cell office:value-type="string" calcext:value-type="string">
            <text:p>Lonesome Day</text:p>
          </table:table-cell>
          <table:table-cell office:value-type="string" calcext:value-type="string">
            <text:p>2020-04-11 12:00:00</text:p>
          </table:table-cell>
          <table:table-cell office:value-type="string" calcext:value-type="string">
            <text:p>2024-01-02 19:59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59e24d-23f8-4e89-8470-5522445f0e8c</text:p>
          </table:table-cell>
          <table:table-cell office:value-type="float" office:value="12717" calcext:value-type="float">
            <text:p>12717</text:p>
          </table:table-cell>
          <table:table-cell office:value-type="string" calcext:value-type="string">
            <text:p>Waitin' on a Sunny Day</text:p>
          </table:table-cell>
          <table:table-cell office:value-type="string" calcext:value-type="string">
            <text:p>2019-09-27 12:00:00</text:p>
          </table:table-cell>
          <table:table-cell office:value-type="string" calcext:value-type="string">
            <text:p>2019-11-18 07:07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0b47886-be41-40e1-a3e4-3832bc916ee1</text:p>
          </table:table-cell>
          <table:table-cell office:value-type="float" office:value="20375" calcext:value-type="float">
            <text:p>20375</text:p>
          </table:table-cell>
          <table:table-cell office:value-type="string" calcext:value-type="string">
            <text:p>Nothing Man</text:p>
          </table:table-cell>
          <table:table-cell office:value-type="string" calcext:value-type="string">
            <text:p>2020-08-29 12:00:00</text:p>
          </table:table-cell>
          <table:table-cell office:value-type="string" calcext:value-type="string">
            <text:p>2023-01-02 01:09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ff598b-f26d-4fd2-8075-4f3ccbc262d6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Countin' on a Miracle</text:p>
          </table:table-cell>
          <table:table-cell office:value-type="string" calcext:value-type="string">
            <text:p>2019-02-05 13:00:42</text:p>
          </table:table-cell>
          <table:table-cell office:value-type="string" calcext:value-type="string">
            <text:p>2020-12-08 15:44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b4a9508-22e3-4a6c-8964-336d1eb893d6</text:p>
          </table:table-cell>
          <table:table-cell office:value-type="float" office:value="37606" calcext:value-type="float">
            <text:p>37606</text:p>
          </table:table-cell>
          <table:table-cell office:value-type="string" calcext:value-type="string">
            <text:p>Empty Sky</text:p>
          </table:table-cell>
          <table:table-cell office:value-type="string" calcext:value-type="string">
            <text:p>2022-09-12 12:00:00</text:p>
          </table:table-cell>
          <table:table-cell office:value-type="string" calcext:value-type="string">
            <text:p>2024-01-04 00:12: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c403dec-79d5-463a-bf13-07d9d4067a21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Let's Be Friends (Skin to Skin)</text:p>
          </table:table-cell>
          <table:table-cell office:value-type="string" calcext:value-type="string">
            <text:p>2018-03-02 13:00:53</text:p>
          </table:table-cell>
          <table:table-cell office:value-type="string" calcext:value-type="string">
            <text:p>2020-11-26 20:31: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97977b-77ae-41e3-922e-bd1c0598a14a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Further On (Up the Road)</text:p>
          </table:table-cell>
          <table:table-cell office:value-type="string" calcext:value-type="string">
            <text:p>2022-01-01 13:00:00</text:p>
          </table:table-cell>
          <table:table-cell office:value-type="string" calcext:value-type="string">
            <text:p>2022-01-01 05:38: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bb58c4-8d6b-4346-abd2-09cb6195193d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The Fuse</text:p>
          </table:table-cell>
          <table:table-cell office:value-type="string" calcext:value-type="string">
            <text:p>2020-07-04 12:00:00</text:p>
          </table:table-cell>
          <table:table-cell office:value-type="string" calcext:value-type="string">
            <text:p>2020-07-04 13:53: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a29707c-5b17-4cfd-8a7a-2d9c69e98150</text:p>
          </table:table-cell>
          <table:table-cell office:value-type="float" office:value="33128" calcext:value-type="float">
            <text:p>33128</text:p>
          </table:table-cell>
          <table:table-cell office:value-type="string" calcext:value-type="string">
            <text:p>Mary's Place</text:p>
          </table:table-cell>
          <table:table-cell office:value-type="string" calcext:value-type="string">
            <text:p>2022-03-25 12:00:00</text:p>
          </table:table-cell>
          <table:table-cell office:value-type="string" calcext:value-type="string">
            <text:p>2024-01-03 16:37: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a43524e-aa6e-471d-816f-9ad9dc3ec375</text:p>
          </table:table-cell>
          <table:table-cell office:value-type="float" office:value="15955" calcext:value-type="float">
            <text:p>15955</text:p>
          </table:table-cell>
          <table:table-cell office:value-type="string" calcext:value-type="string">
            <text:p>You're Missing</text:p>
          </table:table-cell>
          <table:table-cell office:value-type="string" calcext:value-type="string">
            <text:p>2020-02-11 13:00:00</text:p>
          </table:table-cell>
          <table:table-cell office:value-type="string" calcext:value-type="string">
            <text:p>2024-01-02 19:34: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8a0a2b-8577-40ff-86c1-8b9b761446e7</text:p>
          </table:table-cell>
          <table:table-cell office:value-type="float" office:value="22424" calcext:value-type="float">
            <text:p>22424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2020-11-21 13:00:00</text:p>
          </table:table-cell>
          <table:table-cell office:value-type="string" calcext:value-type="string">
            <text:p>2024-01-02 21:59: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4fcd3a-414a-461b-abc3-01437a9b0fbb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2018-01-07 23:28:04</text:p>
          </table:table-cell>
          <table:table-cell office:value-type="string" calcext:value-type="string">
            <text:p>2024-01-01 22:28:31</text:p>
          </table:table-cell>
          <table:table-cell/>
        </table:table-row>
      </table:table>
      <table:table table:name="essentia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7" table:number-columns-repeated="2" table:default-cell-style-name="ce20"/>
        <table:table-column table:style-name="co44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1f7fea-2d75-4208-a21d-69a67036f7f1</text:p>
          </table:table-cell>
          <table:table-cell office:value-type="float" office:value="23737" calcext:value-type="float">
            <text:p>23737</text:p>
          </table:table-cell>
          <table:table-cell office:value-type="string" calcext:value-type="string">
            <text:p>Missing</text:p>
          </table:table-cell>
          <table:table-cell office:value-type="date" office:date-value="2021-01-10T13:00:00" calcext:value-type="date">
            <text:p>2021-01-10 13:00:00</text:p>
          </table:table-cell>
          <table:table-cell office:value-type="date" office:date-value="2021-12-21T19:28:40" calcext:value-type="date">
            <text:p>2021-12-21 19:28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8134419-7e21-46a2-b418-f7eea13b195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Lift Me Up</text:p>
          </table:table-cell>
          <table:table-cell office:value-type="date" office:date-value="2018-05-20T12:00:56" calcext:value-type="date">
            <text:p>2018-05-20 12:00:56</text:p>
          </table:table-cell>
          <table:table-cell office:value-type="date" office:date-value="2024-01-01T23:06:18" calcext:value-type="date">
            <text:p>2024-01-01 23:06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af3a3d-ad7f-46f3-8060-3cc2525f4dfa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Code of Silence</text:p>
          </table:table-cell>
          <table:table-cell office:value-type="date" office:date-value="2018-08-27T12:00:13" calcext:value-type="date">
            <text:p>2018-08-27 12:00:13</text:p>
          </table:table-cell>
          <table:table-cell office:value-type="date" office:date-value="2022-12-28T14:27:13" calcext:value-type="date">
            <text:p>2022-12-28 14:27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69f305-1043-48a0-b295-1e67d878ec4e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Dead Man Walkin'</text:p>
          </table:table-cell>
          <table:table-cell office:value-type="date" office:date-value="2018-07-24T12:00:30" calcext:value-type="date">
            <text:p>2018-07-24 12:00:30</text:p>
          </table:table-cell>
          <table:table-cell office:value-type="date" office:date-value="2024-01-01T23:30:36" calcext:value-type="date">
            <text:p>2024-01-01 23:30:36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7"/>
        </table:table-row>
      </table:table>
      <table:table table:name="devil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38e776-2ba8-4a1d-a562-89b9ba765b5b</text:p>
          </table:table-cell>
          <table:table-cell office:value-type="float" office:value="32478" calcext:value-type="float">
            <text:p>32478</text:p>
          </table:table-cell>
          <table:table-cell office:value-type="string" calcext:value-type="string">
            <text:p>Devils &amp; Dust</text:p>
          </table:table-cell>
          <table:table-cell office:value-type="date" office:date-value="2022-03-02T12:51:00" calcext:value-type="date">
            <text:p>2022-03-02 12:51:00</text:p>
          </table:table-cell>
          <table:table-cell office:value-type="date" office:date-value="2023-01-03T15:20:35" calcext:value-type="date">
            <text:p>2023-01-03 15:20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2e1ad78-9d37-49da-a855-2861ff6dc6c9</text:p>
          </table:table-cell>
          <table:table-cell office:value-type="float" office:value="12292" calcext:value-type="float">
            <text:p>12292</text:p>
          </table:table-cell>
          <table:table-cell office:value-type="string" calcext:value-type="string">
            <text:p>All the Way Home</text:p>
          </table:table-cell>
          <table:table-cell office:value-type="date" office:date-value="2019-09-08T12:00:00" calcext:value-type="date">
            <text:p>2019-09-08 12:00:00</text:p>
          </table:table-cell>
          <table:table-cell office:value-type="date" office:date-value="2020-12-15T16:08:39" calcext:value-type="date">
            <text:p>2020-12-15 16:08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17fc02-f5cc-45e3-9e60-6889e5ee29b1</text:p>
          </table:table-cell>
          <table:table-cell office:value-type="float" office:value="18174" calcext:value-type="float">
            <text:p>18174</text:p>
          </table:table-cell>
          <table:table-cell office:value-type="string" calcext:value-type="string">
            <text:p>Reno</text:p>
          </table:table-cell>
          <table:table-cell office:value-type="date" office:date-value="2020-05-21T12:00:00" calcext:value-type="date">
            <text:p>2020-05-21 12:00:00</text:p>
          </table:table-cell>
          <table:table-cell office:value-type="date" office:date-value="2021-12-20T12:46:47" calcext:value-type="date">
            <text:p>2021-12-20 12:46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816e27-23e2-4258-8e4d-f51961fa28df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Long Time Comin'</text:p>
          </table:table-cell>
          <table:table-cell office:value-type="date" office:date-value="2022-06-19T12:10:00" calcext:value-type="date">
            <text:p>2022-06-19 12:10:00</text:p>
          </table:table-cell>
          <table:table-cell office:value-type="date" office:date-value="2023-01-03T15:43:24" calcext:value-type="date">
            <text:p>2023-01-03 15:43: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3c6da7-e409-49ab-90c6-b1fcdc844aec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Black Cowboys</text:p>
          </table:table-cell>
          <table:table-cell office:value-type="date" office:date-value="2021-09-03T11:14:00" calcext:value-type="date">
            <text:p>2021-09-03 11:14:00</text:p>
          </table:table-cell>
          <table:table-cell office:value-type="date" office:date-value="2021-09-03T11:13:16" calcext:value-type="date">
            <text:p>2021-09-03 11:13: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b8fc8d-1d3d-485d-aae9-0388ae94043f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Maria's Bed</text:p>
          </table:table-cell>
          <table:table-cell office:value-type="date" office:date-value="2018-11-16T13:00:14" calcext:value-type="date">
            <text:p>2018-11-16 13:00:14</text:p>
          </table:table-cell>
          <table:table-cell office:value-type="date" office:date-value="2024-01-02T00:11:20" calcext:value-type="date">
            <text:p>2024-01-02 00:11: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76e68cb-830f-4634-9f91-0b4e6c0c8be7</text:p>
          </table:table-cell>
          <table:table-cell office:value-type="float" office:value="30467" calcext:value-type="float">
            <text:p>30467</text:p>
          </table:table-cell>
          <table:table-cell office:value-type="string" calcext:value-type="string">
            <text:p>Silver Palomino</text:p>
          </table:table-cell>
          <table:table-cell office:value-type="date" office:date-value="2021-11-13T13:00:00" calcext:value-type="date">
            <text:p>2021-11-13 13:00:00</text:p>
          </table:table-cell>
          <table:table-cell office:value-type="date" office:date-value="2021-11-13T12:47:34" calcext:value-type="date">
            <text:p>2021-11-13 12:47: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2a9c-2625-450a-b7de-430194bc9293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Jesus Was an Only Son</text:p>
          </table:table-cell>
          <table:table-cell office:value-type="date" office:date-value="2018-04-25T12:00:04" calcext:value-type="date">
            <text:p>2018-04-25 12:00:04</text:p>
          </table:table-cell>
          <table:table-cell office:value-type="date" office:date-value="2019-04-13T21:13:59" calcext:value-type="date">
            <text:p>2019-04-13 21:13: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d5c6ee8-5b33-4e82-8a56-8ed05e6bcdf8</text:p>
          </table:table-cell>
          <table:table-cell office:value-type="float" office:value="14567" calcext:value-type="float">
            <text:p>14567</text:p>
          </table:table-cell>
          <table:table-cell office:value-type="string" calcext:value-type="string">
            <text:p>Leah</text:p>
          </table:table-cell>
          <table:table-cell office:value-type="date" office:date-value="2019-12-12T13:00:00" calcext:value-type="date">
            <text:p>2019-12-12 13:00:00</text:p>
          </table:table-cell>
          <table:table-cell office:value-type="date" office:date-value="2020-12-19T00:56:06" calcext:value-type="date">
            <text:p>2020-12-19 00:56: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bea9718-4f3e-4351-9800-6cdde7178af7</text:p>
          </table:table-cell>
          <table:table-cell office:value-type="float" office:value="22282" calcext:value-type="float">
            <text:p>22282</text:p>
          </table:table-cell>
          <table:table-cell office:value-type="string" calcext:value-type="string">
            <text:p>All I'm Thinkin' About</text:p>
          </table:table-cell>
          <table:table-cell office:value-type="date" office:date-value="2020-11-05T13:00:00" calcext:value-type="date">
            <text:p>2020-11-05 13:00:00</text:p>
          </table:table-cell>
          <table:table-cell office:value-type="date" office:date-value="2021-12-21T06:01:39" calcext:value-type="date">
            <text:p>2021-12-21 06:01: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318432a-edac-413c-9420-fd7af0c44dd1</text:p>
          </table:table-cell>
          <table:table-cell office:value-type="float" office:value="12926" calcext:value-type="float">
            <text:p>12926</text:p>
          </table:table-cell>
          <table:table-cell office:value-type="string" calcext:value-type="string">
            <text:p>Matamoros Banks</text:p>
          </table:table-cell>
          <table:table-cell office:value-type="date" office:date-value="2019-10-27T12:00:00" calcext:value-type="date">
            <text:p>2019-10-27 12:00:00</text:p>
          </table:table-cell>
          <table:table-cell office:value-type="date" office:date-value="2020-12-16T15:25:46" calcext:value-type="date">
            <text:p>2020-12-16 15:25:46</text:p>
          </table:table-cell>
          <table:table-cell/>
        </table:table-row>
      </table:table>
      <table:table table:name="sessions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1536f9-8feb-48cc-a552-aa0cbf07c7d0</text:p>
          </table:table-cell>
          <table:table-cell office:value-type="float" office:value="23067" calcext:value-type="float">
            <text:p>23067</text:p>
          </table:table-cell>
          <table:table-cell office:value-type="string" calcext:value-type="string">
            <text:p>Old Dan Tucker</text:p>
          </table:table-cell>
          <table:table-cell office:value-type="date" office:date-value="2020-11-24T13:00:00" calcext:value-type="date">
            <text:p>2020-11-24 13:00:00</text:p>
          </table:table-cell>
          <table:table-cell office:value-type="date" office:date-value="2023-01-02T02:36:02" calcext:value-type="date">
            <text:p>2023-01-02 02:36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e57223b-250d-415e-bef7-b4343d7b6cd2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Jesse James</text:p>
          </table:table-cell>
          <table:table-cell office:value-type="date" office:date-value="2019-07-10T12:00:00" calcext:value-type="date">
            <text:p>2019-07-10 12:00:00</text:p>
          </table:table-cell>
          <table:table-cell office:value-type="date" office:date-value="2023-01-01T18:56:33" calcext:value-type="date">
            <text:p>2023-01-01 18:56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fd44f67-e2c4-4e6b-b8fc-f9375021c183</text:p>
          </table:table-cell>
          <table:table-cell office:value-type="float" office:value="9735" calcext:value-type="float">
            <text:p>9735</text:p>
          </table:table-cell>
          <table:table-cell office:value-type="string" calcext:value-type="string">
            <text:p>Mrs. McGrath</text:p>
          </table:table-cell>
          <table:table-cell office:value-type="date" office:date-value="2019-05-26T12:00:00" calcext:value-type="date">
            <text:p>2019-05-26 12:00:00</text:p>
          </table:table-cell>
          <table:table-cell office:value-type="date" office:date-value="2023-01-01T18:06:49" calcext:value-type="date">
            <text:p>2023-01-01 18:06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e06f40-5299-4eb8-bd58-69dbc4cd7566</text:p>
          </table:table-cell>
          <table:table-cell office:value-type="float" office:value="36168" calcext:value-type="float">
            <text:p>36168</text:p>
          </table:table-cell>
          <table:table-cell office:value-type="string" calcext:value-type="string">
            <text:p>O Mary Don't You Weep</text:p>
          </table:table-cell>
          <table:table-cell office:value-type="date" office:date-value="2022-07-15T12:00:00" calcext:value-type="date">
            <text:p>2022-07-15 12:00:00</text:p>
          </table:table-cell>
          <table:table-cell office:value-type="date" office:date-value="2024-01-03T23:46:38" calcext:value-type="date">
            <text:p>2024-01-03 23:46: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be5ccba-2a34-4d3a-9db6-dec6240a04ff</text:p>
          </table:table-cell>
          <table:table-cell office:value-type="float" office:value="27148" calcext:value-type="float">
            <text:p>27148</text:p>
          </table:table-cell>
          <table:table-cell office:value-type="string" calcext:value-type="string">
            <text:p>John Henry</text:p>
          </table:table-cell>
          <table:table-cell office:value-type="date" office:date-value="2021-06-01T12:00:00" calcext:value-type="date">
            <text:p>2021-06-01 12:00:00</text:p>
          </table:table-cell>
          <table:table-cell office:value-type="date" office:date-value="2023-01-03T01:55:34" calcext:value-type="date">
            <text:p>2023-01-03 01:55: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973cabd-8b3a-4bf0-8520-41d496c7e371</text:p>
          </table:table-cell>
          <table:table-cell office:value-type="float" office:value="13792" calcext:value-type="float">
            <text:p>13792</text:p>
          </table:table-cell>
          <table:table-cell office:value-type="string" calcext:value-type="string">
            <text:p>Erie Canal</text:p>
          </table:table-cell>
          <table:table-cell office:value-type="date" office:date-value="2019-11-02T12:00:00" calcext:value-type="date">
            <text:p>2019-11-02 12:00:00</text:p>
          </table:table-cell>
          <table:table-cell office:value-type="date" office:date-value="2023-01-01T20:15:06" calcext:value-type="date">
            <text:p>2023-01-01 20:15: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4abae7-baeb-4654-8f3c-78cf952c38d2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Jacob's Ladder</text:p>
          </table:table-cell>
          <table:table-cell office:value-type="date" office:date-value="2019-04-18T12:00:00" calcext:value-type="date">
            <text:p>2019-04-18 12:00:00</text:p>
          </table:table-cell>
          <table:table-cell office:value-type="date" office:date-value="2023-01-01T17:48:12" calcext:value-type="date">
            <text:p>2023-01-01 17:48: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a75f77-5a0a-4b12-82b8-a61f0a2258ed</text:p>
          </table:table-cell>
          <table:table-cell office:value-type="float" office:value="16358" calcext:value-type="float">
            <text:p>16358</text:p>
          </table:table-cell>
          <table:table-cell office:value-type="string" calcext:value-type="string">
            <text:p>My Oklahoma Home</text:p>
          </table:table-cell>
          <table:table-cell office:value-type="date" office:date-value="2020-03-04T13:00:00" calcext:value-type="date">
            <text:p>2020-03-04 13:00:00</text:p>
          </table:table-cell>
          <table:table-cell office:value-type="date" office:date-value="2023-01-01T21:52:37" calcext:value-type="date">
            <text:p>2023-01-01 21:52: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cd23ce-b91d-48ca-8372-1f8f04a1f302</text:p>
          </table:table-cell>
          <table:table-cell office:value-type="float" office:value="30173" calcext:value-type="float">
            <text:p>30173</text:p>
          </table:table-cell>
          <table:table-cell office:value-type="string" calcext:value-type="string">
            <text:p>Eyes on the Prize</text:p>
          </table:table-cell>
          <table:table-cell office:value-type="date" office:date-value="2021-11-01T12:00:00" calcext:value-type="date">
            <text:p>2021-11-01 12:00:00</text:p>
          </table:table-cell>
          <table:table-cell office:value-type="date" office:date-value="2023-01-03T14:42:17" calcext:value-type="date">
            <text:p>2023-01-03 14:42: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735d00-94db-4c11-a95a-540b84a58931</text:p>
          </table:table-cell>
          <table:table-cell office:value-type="float" office:value="33405" calcext:value-type="float">
            <text:p>33405</text:p>
          </table:table-cell>
          <table:table-cell office:value-type="string" calcext:value-type="string">
            <text:p>Shenandoah</text:p>
          </table:table-cell>
          <table:table-cell office:value-type="date" office:date-value="2022-03-22T12:00:00" calcext:value-type="date">
            <text:p>2022-03-22 12:00:00</text:p>
          </table:table-cell>
          <table:table-cell office:value-type="date" office:date-value="2023-01-03T15:23:42" calcext:value-type="date">
            <text:p>2023-01-03 15:23: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7cb102f-2abe-406f-8e31-0c131cd545b7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Pay Me My Money Down</text:p>
          </table:table-cell>
          <table:table-cell office:value-type="date" office:date-value="2018-07-03T12:00:21" calcext:value-type="date">
            <text:p>2018-07-03 12:00:21</text:p>
          </table:table-cell>
          <table:table-cell office:value-type="date" office:date-value="2024-01-01T23:26:10" calcext:value-type="date">
            <text:p>2024-01-01 23:26: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f1c4343-6d6b-4357-b64d-2341af748a85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We Shall Overcome</text:p>
          </table:table-cell>
          <table:table-cell office:value-type="date" office:date-value="2018-08-15T12:00:56" calcext:value-type="date">
            <text:p>2018-08-15 12:00:56</text:p>
          </table:table-cell>
          <table:table-cell office:value-type="date" office:date-value="2024-01-01T23:41:36" calcext:value-type="date">
            <text:p>2024-01-01 23:41: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9f8bc4f-e01e-40db-942b-2232388fbddb</text:p>
          </table:table-cell>
          <table:table-cell office:value-type="float" office:value="24640" calcext:value-type="float">
            <text:p>24640</text:p>
          </table:table-cell>
          <table:table-cell office:value-type="string" calcext:value-type="string">
            <text:p>Froggie Went A-Courtin'</text:p>
          </table:table-cell>
          <table:table-cell office:value-type="date" office:date-value="2021-01-26T13:00:00" calcext:value-type="date">
            <text:p>2021-01-26 13:00:00</text:p>
          </table:table-cell>
          <table:table-cell office:value-type="date" office:date-value="2023-01-03T01:20:10" calcext:value-type="date">
            <text:p>2023-01-03 01:20: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627b1b-7e1f-4b33-ba19-b0db84f191e5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Buffalo Gals</text:p>
          </table:table-cell>
          <table:table-cell office:value-type="date" office:date-value="2018-06-10T12:00:38" calcext:value-type="date">
            <text:p>2018-06-10 12:00:38</text:p>
          </table:table-cell>
          <table:table-cell office:value-type="date" office:date-value="2022-12-28T13:37:03" calcext:value-type="date">
            <text:p>2022-12-28 13:37: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a1cc764-d311-4f6f-ad0b-45976da98ecc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How Can I Keep From Singing</text:p>
          </table:table-cell>
          <table:table-cell office:value-type="date" office:date-value="2019-11-21T13:00:00" calcext:value-type="date">
            <text:p>2019-11-21 13:00:00</text:p>
          </table:table-cell>
          <table:table-cell office:value-type="date" office:date-value="2023-01-01T20:20:53" calcext:value-type="date">
            <text:p>2023-01-01 20:20: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dd602c9-2673-4899-9dad-f685efa7d326</text:p>
          </table:table-cell>
          <table:table-cell office:value-type="float" office:value="31275" calcext:value-type="float">
            <text:p>31275</text:p>
          </table:table-cell>
          <table:table-cell office:value-type="string" calcext:value-type="string">
            <text:p>How Can A Poor Man Stand Such Times and Live?</text:p>
          </table:table-cell>
          <table:table-cell office:value-type="date" office:date-value="2021-12-08T13:00:00" calcext:value-type="date">
            <text:p>2021-12-08 13:00:00</text:p>
          </table:table-cell>
          <table:table-cell office:value-type="date" office:date-value="2023-01-03T14:50:27" calcext:value-type="date">
            <text:p>2023-01-03 14:50: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4bd467c-c742-4c7e-9b8a-d3f88c7fde52</text:p>
          </table:table-cell>
          <table:table-cell office:value-type="float" office:value="27624" calcext:value-type="float">
            <text:p>27624</text:p>
          </table:table-cell>
          <table:table-cell office:value-type="string" calcext:value-type="string">
            <text:p>Bring 'Em Home</text:p>
          </table:table-cell>
          <table:table-cell office:value-type="date" office:date-value="2021-06-23T12:00:00" calcext:value-type="date">
            <text:p>2021-06-23 12:00:00</text:p>
          </table:table-cell>
          <table:table-cell office:value-type="date" office:date-value="2024-01-03T03:16:28" calcext:value-type="date">
            <text:p>2024-01-03 03:16: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9fa30f-0d69-461f-8363-caf126e49af0</text:p>
          </table:table-cell>
          <table:table-cell office:value-type="float" office:value="15484" calcext:value-type="float">
            <text:p>15484</text:p>
          </table:table-cell>
          <table:table-cell office:value-type="string" calcext:value-type="string">
            <text:p>American Land</text:p>
          </table:table-cell>
          <table:table-cell office:value-type="date" office:date-value="2020-01-10T13:00:00" calcext:value-type="date">
            <text:p>2020-01-10 13:00:00</text:p>
          </table:table-cell>
          <table:table-cell office:value-type="date" office:date-value="2024-01-02T19:25:35" calcext:value-type="date">
            <text:p>2024-01-02 19:25:35</text:p>
          </table:table-cell>
          <table:table-cell/>
        </table:table-row>
      </table:table>
      <table:table table:name="magic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7e78bd-b696-464f-8444-7784921c0704</text:p>
          </table:table-cell>
          <table:table-cell office:value-type="float" office:value="27623" calcext:value-type="float">
            <text:p>27623</text:p>
          </table:table-cell>
          <table:table-cell office:value-type="string" calcext:value-type="string">
            <text:p>Radio Nowhere</text:p>
          </table:table-cell>
          <table:table-cell office:value-type="date" office:date-value="2021-08-01T12:00:00" calcext:value-type="date">
            <text:p>2021-08-01 12:00:00</text:p>
          </table:table-cell>
          <table:table-cell office:value-type="date" office:date-value="2024-01-03T03:20:18" calcext:value-type="date">
            <text:p>2024-01-03 03:20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a0658-3847-45bc-a959-4297750c0baa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You'll Be Comin' Down</text:p>
          </table:table-cell>
          <table:table-cell office:value-type="date" office:date-value="2018-09-03T12:00:31" calcext:value-type="date">
            <text:p>2018-09-03 12:00:31</text:p>
          </table:table-cell>
          <table:table-cell office:value-type="date" office:date-value="2020-12-04T00:48:16" calcext:value-type="date">
            <text:p>2020-12-04 00:48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2928b6-8d0c-451c-a469-9818b63593ea</text:p>
          </table:table-cell>
          <table:table-cell office:value-type="float" office:value="43751" calcext:value-type="float">
            <text:p>43751</text:p>
          </table:table-cell>
          <table:table-cell office:value-type="string" calcext:value-type="string">
            <text:p>Livin' in the Future</text:p>
          </table:table-cell>
          <table:table-cell office:value-type="date" office:date-value="2023-06-24T12:00:00" calcext:value-type="date">
            <text:p>2023-06-24 12:00:00</text:p>
          </table:table-cell>
          <table:table-cell office:value-type="date" office:date-value="2023-06-24T12:47:31" calcext:value-type="date">
            <text:p>2023-06-24 12:47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7e3aa8b-5d7b-4fa3-b6b2-3017fd2efe4d</text:p>
          </table:table-cell>
          <table:table-cell office:value-type="float" office:value="18392" calcext:value-type="float">
            <text:p>18392</text:p>
          </table:table-cell>
          <table:table-cell office:value-type="string" calcext:value-type="string">
            <text:p>Your Own Worst Enemy</text:p>
          </table:table-cell>
          <table:table-cell office:value-type="date" office:date-value="2020-05-31T12:00:00" calcext:value-type="date">
            <text:p>2020-05-31 12:00:00</text:p>
          </table:table-cell>
          <table:table-cell office:value-type="date" office:date-value="2020-12-23T16:11:04" calcext:value-type="date">
            <text:p>2020-12-23 16:11: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1bb1fe8-7259-49b3-9c3d-80fe4ee66352</text:p>
          </table:table-cell>
          <table:table-cell office:value-type="float" office:value="9732" calcext:value-type="float">
            <text:p>9732</text:p>
          </table:table-cell>
          <table:table-cell office:value-type="string" calcext:value-type="string">
            <text:p>Gypsy Biker</text:p>
          </table:table-cell>
          <table:table-cell office:value-type="date" office:date-value="2019-05-02T12:00:00" calcext:value-type="date">
            <text:p>2019-05-02 12:00:00</text:p>
          </table:table-cell>
          <table:table-cell office:value-type="date" office:date-value="2021-12-17T21:53:23" calcext:value-type="date">
            <text:p>2021-12-17 21:53: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f97c9d0-165f-4abe-8104-5acfbee8fd5c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Girls in Their Summer Clothes</text:p>
          </table:table-cell>
          <table:table-cell office:value-type="date" office:date-value="2019-02-17T13:00:47" calcext:value-type="date">
            <text:p>2019-02-17 13:00:47</text:p>
          </table:table-cell>
          <table:table-cell office:value-type="date" office:date-value="2020-12-08T15:55:10" calcext:value-type="date">
            <text:p>2020-12-08 15:55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adcfed-e905-466f-a302-20561e2b495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I'll Work For Your Love</text:p>
          </table:table-cell>
          <table:table-cell office:value-type="date" office:date-value="2018-02-14T13:00:34" calcext:value-type="date">
            <text:p>2018-02-14 13:00:34</text:p>
          </table:table-cell>
          <table:table-cell office:value-type="date" office:date-value="2024-01-01T22:36:08" calcext:value-type="date">
            <text:p>2024-01-01 22:36: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adc3e24-38ef-4085-8a5b-2047d7d0d093</text:p>
          </table:table-cell>
          <table:table-cell office:value-type="float" office:value="20801" calcext:value-type="float">
            <text:p>20801</text:p>
          </table:table-cell>
          <table:table-cell office:value-type="string" calcext:value-type="string">
            <text:p>Magic</text:p>
          </table:table-cell>
          <table:table-cell office:value-type="date" office:date-value="2020-09-13T12:00:00" calcext:value-type="date">
            <text:p>2020-09-13 12:00:00</text:p>
          </table:table-cell>
          <table:table-cell office:value-type="date" office:date-value="2020-09-13T13:44:57" calcext:value-type="date">
            <text:p>2020-09-13 13:44: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63d6036-9651-4715-a524-1ed9b13e40ea</text:p>
          </table:table-cell>
          <table:table-cell office:value-type="float" office:value="16552" calcext:value-type="float">
            <text:p>16552</text:p>
          </table:table-cell>
          <table:table-cell office:value-type="string" calcext:value-type="string">
            <text:p>Long Walk Home</text:p>
          </table:table-cell>
          <table:table-cell office:value-type="date" office:date-value="2020-03-21T12:00:00" calcext:value-type="date">
            <text:p>2020-03-21 12:00:00</text:p>
          </table:table-cell>
          <table:table-cell office:value-type="date" office:date-value="2024-01-02T19:46:44" calcext:value-type="date">
            <text:p>2024-01-02 19:46: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7c02e50-40f5-4bca-bed3-803b0830fb52</text:p>
          </table:table-cell>
          <table:table-cell office:value-type="float" office:value="26708" calcext:value-type="float">
            <text:p>26708</text:p>
          </table:table-cell>
          <table:table-cell office:value-type="string" calcext:value-type="string">
            <text:p>Devil's Arcade</text:p>
          </table:table-cell>
          <table:table-cell office:value-type="date" office:date-value="2021-05-16T12:00:00" calcext:value-type="date">
            <text:p>2021-05-16 12:00:00</text:p>
          </table:table-cell>
          <table:table-cell office:value-type="date" office:date-value="2021-05-16T13:20:05" calcext:value-type="date">
            <text:p>2021-05-16 13:20: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8dddd8-98ff-4694-a263-e3287cb579bd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Terry's Song</text:p>
          </table:table-cell>
          <table:table-cell office:value-type="date" office:date-value="2018-07-30T11:01:55" calcext:value-type="date">
            <text:p>2018-07-30 11:01:55</text:p>
          </table:table-cell>
          <table:table-cell office:value-type="date" office:date-value="2019-04-14T18:01:56" calcext:value-type="date">
            <text:p>2019-04-14 18:01:56</text:p>
          </table:table-cell>
          <table:table-cell/>
        </table:table-row>
      </table:table>
      <table:table table:name="woa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f7208f3-4079-422a-8b1e-eb6cb14174df</text:p>
          </table:table-cell>
          <table:table-cell office:value-type="float" office:value="31274" calcext:value-type="float">
            <text:p>31274</text:p>
          </table:table-cell>
          <table:table-cell office:value-type="string" calcext:value-type="string">
            <text:p>Outlaw Pete</text:p>
          </table:table-cell>
          <table:table-cell office:value-type="date" office:date-value="2021-12-29T13:05:00" calcext:value-type="date">
            <text:p>2021-12-29 13:05:00</text:p>
          </table:table-cell>
          <table:table-cell office:value-type="date" office:date-value="2021-12-29T14:23:42" calcext:value-type="date">
            <text:p>2021-12-29 14:23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75a1aa-ef6f-4572-8726-d633800a00e1</text:p>
          </table:table-cell>
          <table:table-cell office:value-type="float" office:value="12291" calcext:value-type="float">
            <text:p>12291</text:p>
          </table:table-cell>
          <table:table-cell office:value-type="string" calcext:value-type="string">
            <text:p>My Lucky Day</text:p>
          </table:table-cell>
          <table:table-cell office:value-type="date" office:date-value="2019-09-02T12:00:00" calcext:value-type="date">
            <text:p>2019-09-02 12:00:00</text:p>
          </table:table-cell>
          <table:table-cell office:value-type="date" office:date-value="2023-01-01T19:23:45" calcext:value-type="date">
            <text:p>2023-01-01 19:23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c5a3c5d-e2c0-4d00-9519-602a234ecac3</text:p>
          </table:table-cell>
          <table:table-cell office:value-type="float" office:value="10786" calcext:value-type="float">
            <text:p>10786</text:p>
          </table:table-cell>
          <table:table-cell office:value-type="string" calcext:value-type="string">
            <text:p>Working on a Dream</text:p>
          </table:table-cell>
          <table:table-cell office:value-type="date" office:date-value="2019-07-04T12:00:00" calcext:value-type="date">
            <text:p>2019-07-04 12:00:00</text:p>
          </table:table-cell>
          <table:table-cell office:value-type="date" office:date-value="2024-01-02T15:08:35" calcext:value-type="date">
            <text:p>2024-01-02 15:08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5df6d9c-b087-4de9-8cca-a63365492b3f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Queen of the Supermarket</text:p>
          </table:table-cell>
          <table:table-cell office:value-type="date" office:date-value="2018-10-04T12:00:29" calcext:value-type="date">
            <text:p>2018-10-04 12:00:29</text:p>
          </table:table-cell>
          <table:table-cell office:value-type="date" office:date-value="2021-11-26T19:27:56" calcext:value-type="date">
            <text:p>2021-11-26 19:27: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7a27b0-658a-44a9-b49b-f88af1ab4a96</text:p>
          </table:table-cell>
          <table:table-cell office:value-type="float" office:value="5749" calcext:value-type="float">
            <text:p>5749</text:p>
          </table:table-cell>
          <table:table-cell office:value-type="string" calcext:value-type="string">
            <text:p>What Love Can Do</text:p>
          </table:table-cell>
          <table:table-cell office:value-type="date" office:date-value="2018-11-25T13:00:56" calcext:value-type="date">
            <text:p>2018-11-25 13:00:56</text:p>
          </table:table-cell>
          <table:table-cell office:value-type="date" office:date-value="2021-12-15T03:13:17" calcext:value-type="date">
            <text:p>2021-12-15 03:13: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62c87c7-59c3-4823-88e8-93512eea6fb2</text:p>
          </table:table-cell>
          <table:table-cell office:value-type="float" office:value="32610" calcext:value-type="float">
            <text:p>32610</text:p>
          </table:table-cell>
          <table:table-cell office:value-type="string" calcext:value-type="string">
            <text:p>Good Eye</text:p>
          </table:table-cell>
          <table:table-cell office:value-type="date" office:date-value="2022-02-15T13:00:00" calcext:value-type="date">
            <text:p>2022-02-15 13:00:00</text:p>
          </table:table-cell>
          <table:table-cell office:value-type="date" office:date-value="2022-02-15T13:43:40" calcext:value-type="date">
            <text:p>2022-02-15 13:43: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0b2e992-2ee9-4856-ae0d-d62c4cc22dec</text:p>
          </table:table-cell>
          <table:table-cell office:value-type="float" office:value="13398" calcext:value-type="float">
            <text:p>13398</text:p>
          </table:table-cell>
          <table:table-cell office:value-type="string" calcext:value-type="string">
            <text:p>Tomorrow Never Knows</text:p>
          </table:table-cell>
          <table:table-cell office:value-type="date" office:date-value="2019-10-11T12:00:00" calcext:value-type="date">
            <text:p>2019-10-11 12:00:00</text:p>
          </table:table-cell>
          <table:table-cell office:value-type="date" office:date-value="2023-01-01T19:46:51" calcext:value-type="date">
            <text:p>2023-01-01 19:46: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24aee67-26ec-407c-9e0e-f3fac3e9a1e1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Life Itself</text:p>
          </table:table-cell>
          <table:table-cell office:value-type="date" office:date-value="2018-03-26T12:00:56" calcext:value-type="date">
            <text:p>2018-03-26 12:00:56</text:p>
          </table:table-cell>
          <table:table-cell office:value-type="date" office:date-value="2019-11-24T18:39:55" calcext:value-type="date">
            <text:p>2019-11-24 18:39: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096e53b-0c36-48b7-92e9-c0db1ab8c56e</text:p>
          </table:table-cell>
          <table:table-cell office:value-type="float" office:value="33407" calcext:value-type="float">
            <text:p>33407</text:p>
          </table:table-cell>
          <table:table-cell office:value-type="string" calcext:value-type="string">
            <text:p>Kingdom of Days</text:p>
          </table:table-cell>
          <table:table-cell office:value-type="date" office:date-value="2022-04-04T12:00:00" calcext:value-type="date">
            <text:p>2022-04-04 12:00:00</text:p>
          </table:table-cell>
          <table:table-cell office:value-type="date" office:date-value="2022-04-04T12:54:20" calcext:value-type="date">
            <text:p>2022-04-04 12:54: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fbe09b-a44f-4c1c-b0b2-ba6277569962</text:p>
          </table:table-cell>
          <table:table-cell office:value-type="float" office:value="26451" calcext:value-type="float">
            <text:p>26451</text:p>
          </table:table-cell>
          <table:table-cell office:value-type="string" calcext:value-type="string">
            <text:p>Surprise, Surprise</text:p>
          </table:table-cell>
          <table:table-cell office:value-type="date" office:date-value="2021-05-04T12:00:00" calcext:value-type="date">
            <text:p>2021-05-04 12:00:00</text:p>
          </table:table-cell>
          <table:table-cell office:value-type="date" office:date-value="2023-01-03T01:52:05" calcext:value-type="date">
            <text:p>2023-01-03 01:52: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87cda0-d0e5-4891-8f20-d49d8e6a1a28</text:p>
          </table:table-cell>
          <table:table-cell office:value-type="float" office:value="22143" calcext:value-type="float">
            <text:p>22143</text:p>
          </table:table-cell>
          <table:table-cell office:value-type="string" calcext:value-type="string">
            <text:p>The Wrestler</text:p>
          </table:table-cell>
          <table:table-cell office:value-type="date" office:date-value="2020-10-31T12:00:00" calcext:value-type="date">
            <text:p>2020-10-31 12:00:00</text:p>
          </table:table-cell>
          <table:table-cell office:value-type="date" office:date-value="2024-01-02T21:51:12" calcext:value-type="date">
            <text:p>2024-01-02 21:51:12</text:p>
          </table:table-cell>
          <table:table-cell/>
        </table:table-row>
      </table:table>
      <table:table table:name="the promise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6b50a18-611a-4021-bdd4-46b3c31f77cc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Racing in the Street</text:p>
          </table:table-cell>
          <table:table-cell office:value-type="string" calcext:value-type="string">
            <text:p>2021-10-03 12:00:00</text:p>
          </table:table-cell>
          <table:table-cell office:value-type="string" calcext:value-type="string">
            <text:p>2024-03-25 02:12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1f9743-7f70-4de3-b666-c832c7df4293</text:p>
          </table:table-cell>
          <table:table-cell office:value-type="float" office:value="24827" calcext:value-type="float">
            <text:p>24827</text:p>
          </table:table-cell>
          <table:table-cell office:value-type="string" calcext:value-type="string">
            <text:p>Gotta Get That Feeling</text:p>
          </table:table-cell>
          <table:table-cell office:value-type="string" calcext:value-type="string">
            <text:p>2021-02-08 13:00:00</text:p>
          </table:table-cell>
          <table:table-cell office:value-type="string" calcext:value-type="string">
            <text:p>2023-01-03 01:23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abf10e-923e-4488-8026-62ca6343b564</text:p>
          </table:table-cell>
          <table:table-cell office:value-type="float" office:value="25452" calcext:value-type="float">
            <text:p>25452</text:p>
          </table:table-cell>
          <table:table-cell office:value-type="string" calcext:value-type="string">
            <text:p>Outside Looking In</text:p>
          </table:table-cell>
          <table:table-cell office:value-type="string" calcext:value-type="string">
            <text:p>2021-02-19 13:00:00</text:p>
          </table:table-cell>
          <table:table-cell office:value-type="string" calcext:value-type="string">
            <text:p>2023-01-03 01:25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61263be-e9f6-421b-9f1d-5d4d2e96de4d</text:p>
          </table:table-cell>
          <table:table-cell office:value-type="float" office:value="12916" calcext:value-type="float">
            <text:p>12916</text:p>
          </table:table-cell>
          <table:table-cell office:value-type="string" calcext:value-type="string">
            <text:p>Someday (We'll Be Together)</text:p>
          </table:table-cell>
          <table:table-cell office:value-type="string" calcext:value-type="string">
            <text:p>2019-10-03 12:00:00</text:p>
          </table:table-cell>
          <table:table-cell office:value-type="string" calcext:value-type="string">
            <text:p>2023-01-01 19:49: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696e6a7-4f8f-411a-a145-8a8392e6ccd5</text:p>
          </table:table-cell>
          <table:table-cell office:value-type="float" office:value="6889" calcext:value-type="float">
            <text:p>6889</text:p>
          </table:table-cell>
          <table:table-cell office:value-type="string" calcext:value-type="string">
            <text:p>One Way Street</text:p>
          </table:table-cell>
          <table:table-cell office:value-type="string" calcext:value-type="string">
            <text:p>2019-01-14 13:00:46</text:p>
          </table:table-cell>
          <table:table-cell office:value-type="string" calcext:value-type="string">
            <text:p>2024-01-02 01:52: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ec24fbb-2031-4249-be90-1441bcc1afa6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Wrong Side of the Street</text:p>
          </table:table-cell>
          <table:table-cell office:value-type="string" calcext:value-type="string">
            <text:p>2019-11-06 13:00:00</text:p>
          </table:table-cell>
          <table:table-cell office:value-type="string" calcext:value-type="string">
            <text:p>2023-01-01 20:14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34332ad-b507-4b60-b042-0984b84d079f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he Brokenhearted</text:p>
          </table:table-cell>
          <table:table-cell office:value-type="string" calcext:value-type="string">
            <text:p>2018-08-20 12:00:51</text:p>
          </table:table-cell>
          <table:table-cell office:value-type="string" calcext:value-type="string">
            <text:p>2022-12-28 14:17: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49ecc3-5dd1-4d28-93cb-de92506ff36e</text:p>
          </table:table-cell>
          <table:table-cell office:value-type="float" office:value="26870" calcext:value-type="float">
            <text:p>26870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2021-05-08 12:00:00</text:p>
          </table:table-cell>
          <table:table-cell office:value-type="string" calcext:value-type="string">
            <text:p>2023-01-03 01:51: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68dcd04-5784-45ac-8fcf-eb4edf2cfa84</text:p>
          </table:table-cell>
          <table:table-cell office:value-type="float" office:value="20595" calcext:value-type="float">
            <text:p>20595</text:p>
          </table:table-cell>
          <table:table-cell office:value-type="string" calcext:value-type="string">
            <text:p>Candy's Boy</text:p>
          </table:table-cell>
          <table:table-cell office:value-type="string" calcext:value-type="string">
            <text:p>2020-09-02 12:00:00</text:p>
          </table:table-cell>
          <table:table-cell office:value-type="string" calcext:value-type="string">
            <text:p>2023-01-02 01:32: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8921399-3c84-4544-a396-8f9a520c18d9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Save My Love</text:p>
          </table:table-cell>
          <table:table-cell office:value-type="string" calcext:value-type="string">
            <text:p>2019-07-16 12:00:00</text:p>
          </table:table-cell>
          <table:table-cell office:value-type="string" calcext:value-type="string">
            <text:p>2024-01-02 15:10: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862b33-d4b4-433f-bd9c-7af144b73bc5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Ain't Good Enough for You</text:p>
          </table:table-cell>
          <table:table-cell office:value-type="string" calcext:value-type="string">
            <text:p>2019-06-02 12:00:00</text:p>
          </table:table-cell>
          <table:table-cell office:value-type="string" calcext:value-type="string">
            <text:p>2023-01-01 18:03: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2f02c61-c05d-4e47-9d10-92a8ee350007</text:p>
          </table:table-cell>
          <table:table-cell office:value-type="float" office:value="19928" calcext:value-type="float">
            <text:p>1992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2020-08-05 12:00:00</text:p>
          </table:table-cell>
          <table:table-cell office:value-type="string" calcext:value-type="string">
            <text:p>2023-01-02 00:01: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50a4a3-00e5-432f-b5d1-116d11618a80</text:p>
          </table:table-cell>
          <table:table-cell office:value-type="float" office:value="40850" calcext:value-type="float">
            <text:p>40850</text:p>
          </table:table-cell>
          <table:table-cell office:value-type="string" calcext:value-type="string">
            <text:p>Spanish Eyes</text:p>
          </table:table-cell>
          <table:table-cell office:value-type="string" calcext:value-type="string">
            <text:p>2023-01-14 13:15:00</text:p>
          </table:table-cell>
          <table:table-cell office:value-type="string" calcext:value-type="string">
            <text:p>2024-01-04 00:27: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c9c4cc-41c0-4ce3-935a-dcd5bfe43f39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It's a Shame</text:p>
          </table:table-cell>
          <table:table-cell office:value-type="string" calcext:value-type="string">
            <text:p>2022-10-15 12:00:00</text:p>
          </table:table-cell>
          <table:table-cell office:value-type="string" calcext:value-type="string">
            <text:p>2023-01-03 16:43: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6087bb8-06f3-4dd2-b5d7-bcef0e821674</text:p>
          </table:table-cell>
          <table:table-cell office:value-type="float" office:value="23071" calcext:value-type="float">
            <text:p>23071</text:p>
          </table:table-cell>
          <table:table-cell office:value-type="string" calcext:value-type="string">
            <text:p>Come On (Let's Go Tonight)</text:p>
          </table:table-cell>
          <table:table-cell office:value-type="string" calcext:value-type="string">
            <text:p>2020-12-05 13:00:00</text:p>
          </table:table-cell>
          <table:table-cell office:value-type="string" calcext:value-type="string">
            <text:p>2023-01-03 00:52: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4cf9000-326d-4991-9cb3-65acb63565b1</text:p>
          </table:table-cell>
          <table:table-cell office:value-type="float" office:value="7531" calcext:value-type="float">
            <text:p>7531</text:p>
          </table:table-cell>
          <table:table-cell office:value-type="string" calcext:value-type="string">
            <text:p>Talk to Me</text:p>
          </table:table-cell>
          <table:table-cell office:value-type="string" calcext:value-type="string">
            <text:p>2019-02-26 13:00:46</text:p>
          </table:table-cell>
          <table:table-cell office:value-type="string" calcext:value-type="string">
            <text:p>2023-01-01 17:01: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60c9e5-209a-4f7f-84e8-6b505533bf26</text:p>
          </table:table-cell>
          <table:table-cell office:value-type="float" office:value="32877" calcext:value-type="float">
            <text:p>32877</text:p>
          </table:table-cell>
          <table:table-cell office:value-type="string" calcext:value-type="string">
            <text:p>The Little Things (My Baby Does)</text:p>
          </table:table-cell>
          <table:table-cell office:value-type="string" calcext:value-type="string">
            <text:p>2022-03-04 13:00:00</text:p>
          </table:table-cell>
          <table:table-cell office:value-type="string" calcext:value-type="string">
            <text:p>2023-01-03 15:19: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f735148-8e0a-4426-8265-6dc829ca9d88</text:p>
          </table:table-cell>
          <table:table-cell office:value-type="float" office:value="17744" calcext:value-type="float">
            <text:p>17744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2020-04-23 12:00:00</text:p>
          </table:table-cell>
          <table:table-cell office:value-type="string" calcext:value-type="string">
            <text:p>2023-01-01 22:14: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76abc04-4b3d-42a4-9ebd-49b3b7124fc2</text:p>
          </table:table-cell>
          <table:table-cell office:value-type="float" office:value="19494" calcext:value-type="float">
            <text:p>19494</text:p>
          </table:table-cell>
          <table:table-cell office:value-type="string" calcext:value-type="string">
            <text:p>City of Night</text:p>
          </table:table-cell>
          <table:table-cell office:value-type="string" calcext:value-type="string">
            <text:p>2020-06-28 12:00:00</text:p>
          </table:table-cell>
          <table:table-cell office:value-type="string" calcext:value-type="string">
            <text:p>2023-01-01 23:39: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f478cd0-6d3d-415b-ae6c-befcf9814c0e</text:p>
          </table:table-cell>
          <table:table-cell office:value-type="float" office:value="28460" calcext:value-type="float">
            <text:p>28460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2021-08-06 12:00:00</text:p>
          </table:table-cell>
          <table:table-cell office:value-type="string" calcext:value-type="string">
            <text:p>2023-01-03 12:31:57</text:p>
          </table:table-cell>
          <table:table-cell/>
        </table:table-row>
      </table:table>
      <table:table table:name="wrecking bal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045fd6-4eb4-4bda-a328-03f9e33a9e0b</text:p>
          </table:table-cell>
          <table:table-cell office:value-type="float" office:value="23379" calcext:value-type="float">
            <text:p>23379</text:p>
          </table:table-cell>
          <table:table-cell office:value-type="string" calcext:value-type="string">
            <text:p>We Take Care of Our Own</text:p>
          </table:table-cell>
          <table:table-cell office:value-type="date" office:date-value="2020-12-25T13:00:00" calcext:value-type="date">
            <text:p>2020-12-25 13:00:00</text:p>
          </table:table-cell>
          <table:table-cell office:value-type="date" office:date-value="2024-01-02T22:12:47" calcext:value-type="date">
            <text:p>2024-01-02 22:12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ffb0d5-d378-407a-b370-1730929aa650</text:p>
          </table:table-cell>
          <table:table-cell office:value-type="float" office:value="27330" calcext:value-type="float">
            <text:p>27330</text:p>
          </table:table-cell>
          <table:table-cell office:value-type="string" calcext:value-type="string">
            <text:p>Easy Money</text:p>
          </table:table-cell>
          <table:table-cell office:value-type="date" office:date-value="2021-06-10T12:00:00" calcext:value-type="date">
            <text:p>2021-06-10 12:00:00</text:p>
          </table:table-cell>
          <table:table-cell office:value-type="date" office:date-value="2024-01-03T03:14:08" calcext:value-type="date">
            <text:p>2024-01-03 03:14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49bfb73-601f-45a8-8bd2-7039f7210d10</text:p>
          </table:table-cell>
          <table:table-cell office:value-type="float" office:value="19324" calcext:value-type="float">
            <text:p>19324</text:p>
          </table:table-cell>
          <table:table-cell office:value-type="string" calcext:value-type="string">
            <text:p>Shackled and Drawn</text:p>
          </table:table-cell>
          <table:table-cell office:value-type="date" office:date-value="2020-07-16T12:05:00" calcext:value-type="date">
            <text:p>2020-07-16 12:05:00</text:p>
          </table:table-cell>
          <table:table-cell office:value-type="date" office:date-value="2024-01-02T20:58:05" calcext:value-type="date">
            <text:p>2024-01-02 20:58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5a162ac-61d4-492d-935b-20cc6f984b39</text:p>
          </table:table-cell>
          <table:table-cell office:value-type="float" office:value="22585" calcext:value-type="float">
            <text:p>22585</text:p>
          </table:table-cell>
          <table:table-cell office:value-type="string" calcext:value-type="string">
            <text:p>Jack of All Trades</text:p>
          </table:table-cell>
          <table:table-cell office:value-type="date" office:date-value="2020-11-27T13:00:00" calcext:value-type="date">
            <text:p>2020-11-27 13:00:00</text:p>
          </table:table-cell>
          <table:table-cell office:value-type="date" office:date-value="2024-01-02T22:03:47" calcext:value-type="date">
            <text:p>2024-01-02 22:03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4a355f-ceff-4d95-b569-bd490d0a93b9</text:p>
          </table:table-cell>
          <table:table-cell office:value-type="float" office:value="33129" calcext:value-type="float">
            <text:p>33129</text:p>
          </table:table-cell>
          <table:table-cell office:value-type="string" calcext:value-type="string">
            <text:p>Death to My Hometown</text:p>
          </table:table-cell>
          <table:table-cell office:value-type="date" office:date-value="2022-03-30T12:00:00" calcext:value-type="date">
            <text:p>2022-03-30 12:00:00</text:p>
          </table:table-cell>
          <table:table-cell office:value-type="date" office:date-value="2024-01-03T16:38:15" calcext:value-type="date">
            <text:p>2024-01-03 16:38: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928a9d-fab4-4edf-929a-4a3580671f1c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This Depression</text:p>
          </table:table-cell>
          <table:table-cell office:value-type="date" office:date-value="2020-02-21T13:00:00" calcext:value-type="date">
            <text:p>2020-02-21 13:00:00</text:p>
          </table:table-cell>
          <table:table-cell office:value-type="date" office:date-value="2024-01-02T19:36:55" calcext:value-type="date">
            <text:p>2024-01-02 19:36: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7a11847-ced9-4a8e-863b-8f42f9a66036</text:p>
          </table:table-cell>
          <table:table-cell office:value-type="float" office:value="36967" calcext:value-type="float">
            <text:p>36967</text:p>
          </table:table-cell>
          <table:table-cell office:value-type="string" calcext:value-type="string">
            <text:p>Wrecking Ball</text:p>
          </table:table-cell>
          <table:table-cell office:value-type="date" office:date-value="2022-08-12T12:00:00" calcext:value-type="date">
            <text:p>2022-08-12 12:00:00</text:p>
          </table:table-cell>
          <table:table-cell office:value-type="date" office:date-value="2024-01-04T00:00:26" calcext:value-type="date">
            <text:p>2024-01-04 00:00: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215f998-476f-44ed-be22-cb742a567712</text:p>
          </table:table-cell>
          <table:table-cell office:value-type="float" office:value="20114" calcext:value-type="float">
            <text:p>20114</text:p>
          </table:table-cell>
          <table:table-cell office:value-type="string" calcext:value-type="string">
            <text:p>You’ve Got It</text:p>
          </table:table-cell>
          <table:table-cell office:value-type="date" office:date-value="2020-07-30T12:00:00" calcext:value-type="date">
            <text:p>2020-07-30 12:00:00</text:p>
          </table:table-cell>
          <table:table-cell office:value-type="date" office:date-value="2024-01-02T21:05:12" calcext:value-type="date">
            <text:p>2024-01-02 21:05: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f09d0fc-7597-45a2-906f-1e6a8a018bb8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Rocky Ground</text:p>
          </table:table-cell>
          <table:table-cell office:value-type="date" office:date-value="2023-03-20T13:00:00" calcext:value-type="date">
            <text:p>2023-03-20 13:00:00</text:p>
          </table:table-cell>
          <table:table-cell office:value-type="date" office:date-value="2024-01-04T00:33:37" calcext:value-type="date">
            <text:p>2024-01-04 00:33: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833799-6676-4b65-bbd0-051fbc8a4f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nd of Hope and Dreams</text:p>
          </table:table-cell>
          <table:table-cell office:value-type="date" office:date-value="2018-01-05T22:07:18" calcext:value-type="date">
            <text:p>2018-01-05 22:07:18</text:p>
          </table:table-cell>
          <table:table-cell office:value-type="date" office:date-value="2024-01-01T22:50:32" calcext:value-type="date">
            <text:p>2024-01-01 22:50: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43fa54e-401a-4196-98e5-1cc40c18859d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We Are Alive</text:p>
          </table:table-cell>
          <table:table-cell office:value-type="date" office:date-value="2018-09-15T12:00:14" calcext:value-type="date">
            <text:p>2018-09-15 12:00:14</text:p>
          </table:table-cell>
          <table:table-cell office:value-type="date" office:date-value="2024-01-01T23:50:06" calcext:value-type="date">
            <text:p>2024-01-01 23:50: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f25cece-9421-430e-a508-cf8743645229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Swallowed Up (In the Belly of the Whale)</text:p>
          </table:table-cell>
          <table:table-cell office:value-type="date" office:date-value="2020-05-07T12:00:00" calcext:value-type="date">
            <text:p>2020-05-07 12:00:00</text:p>
          </table:table-cell>
          <table:table-cell office:value-type="date" office:date-value="2024-01-02T20:28:08" calcext:value-type="date">
            <text:p>2024-01-02 20:28: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9fa30f-0d69-461f-8363-caf126e49af0</text:p>
          </table:table-cell>
          <table:table-cell office:value-type="float" office:value="15484" calcext:value-type="float">
            <text:p>15484</text:p>
          </table:table-cell>
          <table:table-cell office:value-type="string" calcext:value-type="string">
            <text:p>American Land</text:p>
          </table:table-cell>
          <table:table-cell office:value-type="date" office:date-value="2020-01-10T13:00:00" calcext:value-type="date">
            <text:p>2020-01-10 13:00:00</text:p>
          </table:table-cell>
          <table:table-cell office:value-type="date" office:date-value="2024-01-02T19:25:35" calcext:value-type="date">
            <text:p>2024-01-02 19:25:35</text:p>
          </table:table-cell>
          <table:table-cell/>
        </table:table-row>
      </table:table>
      <table:table table:name="high hopes-american beaut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17" table:number-columns-repeated="2" table:default-cell-style-name="ce20"/>
        <table:table-column table:style-name="co44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c48648-2807-480f-ade6-1bff9ff8ae96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High Hopes</text:p>
          </table:table-cell>
          <table:table-cell office:value-type="date" office:date-value="2021-08-25T12:00:00" calcext:value-type="date">
            <text:p>2021-08-25 12:00:00</text:p>
          </table:table-cell>
          <table:table-cell office:value-type="date" office:date-value="2021-08-25T12:30:28" calcext:value-type="date">
            <text:p>2021-08-25 12:30:28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7d6662-f0e8-4f99-a19f-4a5712b82ea6</text:p>
          </table:table-cell>
          <table:table-cell office:value-type="float" office:value="12908" calcext:value-type="float">
            <text:p>12908</text:p>
          </table:table-cell>
          <table:table-cell office:value-type="string" calcext:value-type="string">
            <text:p>Harry's Place</text:p>
          </table:table-cell>
          <table:table-cell office:value-type="date" office:date-value="2019-09-13T12:00:00" calcext:value-type="date">
            <text:p>2019-09-13 12:00:00</text:p>
          </table:table-cell>
          <table:table-cell office:value-type="date" office:date-value="2019-09-13T12:58:52" calcext:value-type="date">
            <text:p>2019-09-13 12:58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caf1cfa-eb07-4554-a083-c47135e96f4c</text:p>
          </table:table-cell>
          <table:table-cell office:value-type="float" office:value="18568" calcext:value-type="float">
            <text:p>18568</text:p>
          </table:table-cell>
          <table:table-cell office:value-type="string" calcext:value-type="string">
            <text:p>Just Like Fire Would</text:p>
          </table:table-cell>
          <table:table-cell office:value-type="date" office:date-value="2020-05-24T12:00:00" calcext:value-type="date">
            <text:p>2020-05-24 12:00:00</text:p>
          </table:table-cell>
          <table:table-cell office:value-type="date" office:date-value="2020-07-29T02:21:04" calcext:value-type="date">
            <text:p>2020-07-29 02:21:04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867e98c-98c4-41a7-b37b-3ca0ba023a7e</text:p>
          </table:table-cell>
          <table:table-cell office:value-type="float" office:value="35845" calcext:value-type="float">
            <text:p>35845</text:p>
          </table:table-cell>
          <table:table-cell office:value-type="string" calcext:value-type="string">
            <text:p>Down in the Hole</text:p>
          </table:table-cell>
          <table:table-cell office:value-type="date" office:date-value="2022-07-01T12:00:00" calcext:value-type="date">
            <text:p>2022-07-01 12:00:00</text:p>
          </table:table-cell>
          <table:table-cell office:value-type="date" office:date-value="2023-01-03T16:07:01" calcext:value-type="date">
            <text:p>2023-01-03 16:07: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f2d8fb-d8eb-4c81-8a63-16312e2e12b1</text:p>
          </table:table-cell>
          <table:table-cell office:value-type="float" office:value="15842" calcext:value-type="float">
            <text:p>15842</text:p>
          </table:table-cell>
          <table:table-cell office:value-type="string" calcext:value-type="string">
            <text:p>Heaven's Wall</text:p>
          </table:table-cell>
          <table:table-cell office:value-type="date" office:date-value="2020-02-02T13:00:00" calcext:value-type="date">
            <text:p>2020-02-02 13:00:00</text:p>
          </table:table-cell>
          <table:table-cell office:value-type="date" office:date-value="2024-01-02T19:31:44" calcext:value-type="date">
            <text:p>2024-01-02 19:31: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91d6f7d-d765-450e-ac6f-88eea275223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Frankie Fell in Love</text:p>
          </table:table-cell>
          <table:table-cell office:value-type="date" office:date-value="2018-02-12T13:00:27" calcext:value-type="date">
            <text:p>2018-02-12 13:00:27</text:p>
          </table:table-cell>
          <table:table-cell office:value-type="date" office:date-value="2021-12-12T04:10:45" calcext:value-type="date">
            <text:p>2021-12-12 04:10: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c501ba4-1d89-4b7b-a5d6-8e36065b9b9a</text:p>
          </table:table-cell>
          <table:table-cell office:value-type="float" office:value="24478" calcext:value-type="float">
            <text:p>24478</text:p>
          </table:table-cell>
          <table:table-cell office:value-type="string" calcext:value-type="string">
            <text:p>This Is Your Sword</text:p>
          </table:table-cell>
          <table:table-cell office:value-type="date" office:date-value="2021-02-04T13:00:00" calcext:value-type="date">
            <text:p>2021-02-04 13:00:00</text:p>
          </table:table-cell>
          <table:table-cell office:value-type="date" office:date-value="2024-01-03T00:02:28" calcext:value-type="date">
            <text:p>2024-01-03 00:02: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66592b-ac6d-48d5-ba2e-3dba95c5ef84</text:p>
          </table:table-cell>
          <table:table-cell office:value-type="float" office:value="31942" calcext:value-type="float">
            <text:p>31942</text:p>
          </table:table-cell>
          <table:table-cell office:value-type="string" calcext:value-type="string">
            <text:p>Hunter of Invisible Game</text:p>
          </table:table-cell>
          <table:table-cell office:value-type="date" office:date-value="2022-01-18T13:00:00" calcext:value-type="date">
            <text:p>2022-01-18 13:00:00</text:p>
          </table:table-cell>
          <table:table-cell office:value-type="date" office:date-value="2022-01-18T13:29:50" calcext:value-type="date">
            <text:p>2022-01-18 13:29: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9fa4979-691e-4c1e-816d-792fc39ce839</text:p>
          </table:table-cell>
          <table:table-cell office:value-type="float" office:value="12909" calcext:value-type="float">
            <text:p>12909</text:p>
          </table:table-cell>
          <table:table-cell office:value-type="string" calcext:value-type="string">
            <text:p>The Ghost of Tom Joad</text:p>
          </table:table-cell>
          <table:table-cell office:value-type="date" office:date-value="2019-10-17T12:00:00" calcext:value-type="date">
            <text:p>2019-10-17 12:00:00</text:p>
          </table:table-cell>
          <table:table-cell office:value-type="date" office:date-value="2024-01-02T17:23:40" calcext:value-type="date">
            <text:p>2024-01-02 17:23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e70bb2c-32c7-4f9d-b55d-21d5092bfaaa</text:p>
          </table:table-cell>
          <table:table-cell office:value-type="float" office:value="52382" calcext:value-type="float">
            <text:p>52382</text:p>
          </table:table-cell>
          <table:table-cell office:value-type="string" calcext:value-type="string">
            <text:p>The Wall</text:p>
          </table:table-cell>
          <table:table-cell office:value-type="date" office:date-value="2024-09-04T12:00:00" calcext:value-type="date">
            <text:p>2024-09-04 12:00:00</text:p>
          </table:table-cell>
          <table:table-cell office:value-type="date" office:date-value="2024-09-05T13:43:38" calcext:value-type="date">
            <text:p>2024-09-05 13:43: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8eed148-2b3e-4174-aff1-78ad516215da</text:p>
          </table:table-cell>
          <table:table-cell office:value-type="float" office:value="16917" calcext:value-type="float">
            <text:p>16917</text:p>
          </table:table-cell>
          <table:table-cell office:value-type="string" calcext:value-type="string">
            <text:p>Dream Baby Dream</text:p>
          </table:table-cell>
          <table:table-cell office:value-type="date" office:date-value="2020-04-02T12:00:00" calcext:value-type="date">
            <text:p>2020-04-02 12:00:00</text:p>
          </table:table-cell>
          <table:table-cell office:value-type="date" office:date-value="2023-01-01T22:07:30" calcext:value-type="date">
            <text:p>2023-01-01 22:07:30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American Beauty</text:p>
          </table:table-cell>
          <table:table-cell table:style-name="ce1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682a07-0bb9-46c3-9cd9-f0a67c0c61b0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American Beauty</text:p>
          </table:table-cell>
          <table:table-cell office:value-type="date" office:date-value="2019-02-21T13:00:36" calcext:value-type="date">
            <text:p>2019-02-21 13:00:36</text:p>
          </table:table-cell>
          <table:table-cell office:value-type="date" office:date-value="2023-01-01T17:03:22" calcext:value-type="date">
            <text:p>2023-01-01 17:03: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243faff-504c-4d1c-93b1-24efcc49b2d3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Mary, Mary</text:p>
          </table:table-cell>
          <table:table-cell office:value-type="date" office:date-value="2018-04-01T12:00:04" calcext:value-type="date">
            <text:p>2018-04-01 12:00:04</text:p>
          </table:table-cell>
          <table:table-cell office:value-type="date" office:date-value="2022-12-28T06:24:44" calcext:value-type="date">
            <text:p>2022-12-28 06:24: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85b8db7-35bb-4494-81c5-9e3e7049e73c</text:p>
          </table:table-cell>
          <table:table-cell office:value-type="float" office:value="17541" calcext:value-type="float">
            <text:p>17541</text:p>
          </table:table-cell>
          <table:table-cell office:value-type="string" calcext:value-type="string">
            <text:p>Hurry Up Sundown</text:p>
          </table:table-cell>
          <table:table-cell office:value-type="date" office:date-value="2020-04-26T12:00:00" calcext:value-type="date">
            <text:p>2020-04-26 12:00:00</text:p>
          </table:table-cell>
          <table:table-cell office:value-type="date" office:date-value="2023-01-01T22:20:52" calcext:value-type="date">
            <text:p>2023-01-01 22:20: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b0f124-6ac3-48a5-ad38-49b48fb700b8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Hey Blue Eyes</text:p>
          </table:table-cell>
          <table:table-cell office:value-type="date" office:date-value="2019-06-30T12:00:00" calcext:value-type="date">
            <text:p>2019-06-30 12:00:00</text:p>
          </table:table-cell>
          <table:table-cell office:value-type="date" office:date-value="2021-12-18T00:46:24" calcext:value-type="date">
            <text:p>2021-12-18 00:46:24</text:p>
          </table:table-cell>
          <table:table-cell/>
        </table:table-row>
      </table:table>
      <table:table table:name="tttb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4ddbeb-987a-42fd-b4c8-1228d5c60e4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indy</text:p>
          </table:table-cell>
          <table:table-cell office:value-type="date" office:date-value="2018-08-03T12:00:24" calcext:value-type="date">
            <text:p>2018-08-03 12:00:24</text:p>
          </table:table-cell>
          <table:table-cell office:value-type="date" office:date-value="2022-12-28T14:08:58" calcext:value-type="date">
            <text:p>2022-12-28 14:08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a930ee3-8b01-45a0-866a-ba54c6c15e3f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Meet Me in the City</text:p>
          </table:table-cell>
          <table:table-cell office:value-type="date" office:date-value="2020-08-23T12:00:00" calcext:value-type="date">
            <text:p>2020-08-23 12:00:00</text:p>
          </table:table-cell>
          <table:table-cell office:value-type="date" office:date-value="2023-01-02T01:21:57" calcext:value-type="date">
            <text:p>2023-01-02 01:21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c7aa649-ea4f-4dda-9fb3-926e1ba09a4f</text:p>
          </table:table-cell>
          <table:table-cell office:value-type="float" office:value="16719" calcext:value-type="float">
            <text:p>16719</text:p>
          </table:table-cell>
          <table:table-cell office:value-type="string" calcext:value-type="string">
            <text:p>The Man Who Got Away</text:p>
          </table:table-cell>
          <table:table-cell office:value-type="date" office:date-value="2020-03-12T12:00:00" calcext:value-type="date">
            <text:p>2020-03-12 12:00:00</text:p>
          </table:table-cell>
          <table:table-cell office:value-type="date" office:date-value="2021-12-20T03:46:09" calcext:value-type="date">
            <text:p>2021-12-20 03:46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e6b7094-4553-40a3-981e-dd80c761d60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ittle White Lies</text:p>
          </table:table-cell>
          <table:table-cell office:value-type="date" office:date-value="2018-03-20T12:00:56" calcext:value-type="date">
            <text:p>2018-03-20 12:00:56</text:p>
          </table:table-cell>
          <table:table-cell office:value-type="date" office:date-value="2022-12-28T06:17:11" calcext:value-type="date">
            <text:p>2022-12-28 06:17: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76f0a6c-91db-428d-b0e9-91d2993f95af</text:p>
          </table:table-cell>
          <table:table-cell office:value-type="float" office:value="37176" calcext:value-type="float">
            <text:p>37176</text:p>
          </table:table-cell>
          <table:table-cell office:value-type="string" calcext:value-type="string">
            <text:p>The Time That Never Was</text:p>
          </table:table-cell>
          <table:table-cell office:value-type="date" office:date-value="2022-08-25T12:00:00" calcext:value-type="date">
            <text:p>2022-08-25 12:00:00</text:p>
          </table:table-cell>
          <table:table-cell office:value-type="date" office:date-value="2022-08-25T11:56:30" calcext:value-type="date">
            <text:p>2022-08-25 11:56: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2a419a-762f-4005-aba3-3407bf2bc6d7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Night Fire</text:p>
          </table:table-cell>
          <table:table-cell office:value-type="date" office:date-value="2018-05-10T12:00:31" calcext:value-type="date">
            <text:p>2018-05-10 12:00:31</text:p>
          </table:table-cell>
          <table:table-cell office:value-type="date" office:date-value="2021-12-12T14:11:10" calcext:value-type="date">
            <text:p>2021-12-12 14:11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915d86f-f05e-4fe8-a45c-3128d9b4c5e8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Whitetown</text:p>
          </table:table-cell>
          <table:table-cell office:value-type="date" office:date-value="2018-04-19T12:00:44" calcext:value-type="date">
            <text:p>2018-04-19 12:00:44</text:p>
          </table:table-cell>
          <table:table-cell office:value-type="date" office:date-value="2019-11-27T01:51:19" calcext:value-type="date">
            <text:p>2019-11-27 01:51: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da9b6d-b7ee-4340-ae05-9e1fab11cccd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Chain Lightning</text:p>
          </table:table-cell>
          <table:table-cell office:value-type="date" office:date-value="2020-06-20T12:00:00" calcext:value-type="date">
            <text:p>2020-06-20 12:00:00</text:p>
          </table:table-cell>
          <table:table-cell office:value-type="date" office:date-value="2020-06-20T13:44:23" calcext:value-type="date">
            <text:p>2020-06-20 13:44: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03f3e9c-b4c2-4d10-a0ec-f3f7be958e8e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Party Lights</text:p>
          </table:table-cell>
          <table:table-cell office:value-type="date" office:date-value="2019-11-14T13:00:00" calcext:value-type="date">
            <text:p>2019-11-14 13:00:00</text:p>
          </table:table-cell>
          <table:table-cell office:value-type="date" office:date-value="2024-01-02T17:38:41" calcext:value-type="date">
            <text:p>2024-01-02 17:38: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acdd540-3be5-4c31-8d7a-01f8f659ea85</text:p>
          </table:table-cell>
          <table:table-cell office:value-type="float" office:value="23580" calcext:value-type="float">
            <text:p>23580</text:p>
          </table:table-cell>
          <table:table-cell office:value-type="string" calcext:value-type="string">
            <text:p>Paradise by the "C"</text:p>
          </table:table-cell>
          <table:table-cell office:value-type="date" office:date-value="2020-12-12T13:00:00" calcext:value-type="date">
            <text:p>2020-12-12 13:00:00</text:p>
          </table:table-cell>
          <table:table-cell office:value-type="date" office:date-value="2023-01-03T00:57:06" calcext:value-type="date">
            <text:p>2023-01-03 00:57: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deca63-b507-4e72-bdf3-5d1e0dd4836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tray Bullet</text:p>
          </table:table-cell>
          <table:table-cell office:value-type="date" office:date-value="2018-01-26T20:00:20" calcext:value-type="date">
            <text:p>2018-01-26 20:00:20</text:p>
          </table:table-cell>
          <table:table-cell office:value-type="date" office:date-value="2021-12-12T04:01:34" calcext:value-type="date">
            <text:p>2021-12-12 04:01: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9a45822-bf18-4f71-817f-03280b5a59f9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Mr. Outside</text:p>
          </table:table-cell>
          <table:table-cell office:value-type="date" office:date-value="2019-06-10T12:00:00" calcext:value-type="date">
            <text:p>2019-06-10 12:00:00</text:p>
          </table:table-cell>
          <table:table-cell office:value-type="date" office:date-value="2021-12-18T00:42:50" calcext:value-type="date">
            <text:p>2021-12-18 00:42: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edd3df7-6071-46e6-8563-c908b87cb184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Held Up Without a Gun</text:p>
          </table:table-cell>
          <table:table-cell office:value-type="date" office:date-value="2021-10-12T12:00:00" calcext:value-type="date">
            <text:p>2021-10-12 12:00:00</text:p>
          </table:table-cell>
          <table:table-cell office:value-type="date" office:date-value="2024-01-03T05:18:43" calcext:value-type="date">
            <text:p>2024-01-03 05:18:43</text:p>
          </table:table-cell>
          <table:table-cell/>
        </table:table-row>
      </table:table>
      <table:table table:name="wester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98d013-8864-4390-bde3-f057328c07d4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Hitch Hikin'</text:p>
          </table:table-cell>
          <table:table-cell office:value-type="date" office:date-value="2021-05-22T12:00:00" calcext:value-type="date">
            <text:p>2021-05-22 12:00:00</text:p>
          </table:table-cell>
          <table:table-cell office:value-type="date" office:date-value="2021-05-22T12:24:54" calcext:value-type="date">
            <text:p>2021-05-22 12:24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b117055-90cc-4bb2-b7db-d48d6c9e1fae</text:p>
          </table:table-cell>
          <table:table-cell office:value-type="float" office:value="32246" calcext:value-type="float">
            <text:p>32246</text:p>
          </table:table-cell>
          <table:table-cell office:value-type="string" calcext:value-type="string">
            <text:p>The Wayfarer</text:p>
          </table:table-cell>
          <table:table-cell office:value-type="date" office:date-value="2022-01-29T13:00:00" calcext:value-type="date">
            <text:p>2022-01-29 13:00:00</text:p>
          </table:table-cell>
          <table:table-cell office:value-type="date" office:date-value="2022-01-29T13:11:27" calcext:value-type="date">
            <text:p>2022-01-29 13:11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3d9d2c-79d5-4e12-bc7a-e5ea4749292d</text:p>
          </table:table-cell>
          <table:table-cell office:value-type="float" office:value="18295" calcext:value-type="float">
            <text:p>18295</text:p>
          </table:table-cell>
          <table:table-cell office:value-type="string" calcext:value-type="string">
            <text:p>Tucson Train</text:p>
          </table:table-cell>
          <table:table-cell office:value-type="date" office:date-value="2020-05-25T12:00:00" calcext:value-type="date">
            <text:p>2020-05-25 12:00:00</text:p>
          </table:table-cell>
          <table:table-cell office:value-type="date" office:date-value="2023-01-01T23:23:14" calcext:value-type="date">
            <text:p>2023-01-01 23:23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599c6c-0926-4e92-a17a-1c175dd20d63</text:p>
          </table:table-cell>
          <table:table-cell office:value-type="float" office:value="16557" calcext:value-type="float">
            <text:p>16557</text:p>
          </table:table-cell>
          <table:table-cell office:value-type="string" calcext:value-type="string">
            <text:p>Western Stars</text:p>
          </table:table-cell>
          <table:table-cell office:value-type="date" office:date-value="2020-03-28T12:00:00" calcext:value-type="date">
            <text:p>2020-03-28 12:00:00</text:p>
          </table:table-cell>
          <table:table-cell office:value-type="date" office:date-value="2024-01-02T19:51:39" calcext:value-type="date">
            <text:p>2024-01-02 19:51: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24644a-9a9b-49b4-817c-d751318faaba</text:p>
          </table:table-cell>
          <table:table-cell office:value-type="float" office:value="23950" calcext:value-type="float">
            <text:p>23950</text:p>
          </table:table-cell>
          <table:table-cell office:value-type="string" calcext:value-type="string">
            <text:p>Drive Fast (The Stuntman)</text:p>
          </table:table-cell>
          <table:table-cell office:value-type="date" office:date-value="2021-01-17T13:00:00" calcext:value-type="date">
            <text:p>2021-01-17 13:00:00</text:p>
          </table:table-cell>
          <table:table-cell office:value-type="date" office:date-value="2021-01-17T17:17:56" calcext:value-type="date">
            <text:p>2021-01-17 17:17: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5fe3885-1b34-4088-9f58-d87ade742c0c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Chasin' Wild Horses</text:p>
          </table:table-cell>
          <table:table-cell office:value-type="date" office:date-value="2020-01-26T13:00:00" calcext:value-type="date">
            <text:p>2020-01-26 13:00:00</text:p>
          </table:table-cell>
          <table:table-cell office:value-type="date" office:date-value="2023-01-01T21:05:50" calcext:value-type="date">
            <text:p>2023-01-01 21:05: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38a228-b856-4668-aa43-4ffcd89cec6d</text:p>
          </table:table-cell>
          <table:table-cell office:value-type="float" office:value="35382" calcext:value-type="float">
            <text:p>35382</text:p>
          </table:table-cell>
          <table:table-cell office:value-type="string" calcext:value-type="string">
            <text:p>Somewhere North of Nashville</text:p>
          </table:table-cell>
          <table:table-cell office:value-type="date" office:date-value="2022-06-09T12:00:00" calcext:value-type="date">
            <text:p>2022-06-09 12:00:00</text:p>
          </table:table-cell>
          <table:table-cell office:value-type="date" office:date-value="2022-06-09T03:26:47" calcext:value-type="date">
            <text:p>2022-06-09 03:26: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a8af28-8bc9-421e-bc4f-8d2dfda2078c</text:p>
          </table:table-cell>
          <table:table-cell office:value-type="float" office:value="37943" calcext:value-type="float">
            <text:p>37943</text:p>
          </table:table-cell>
          <table:table-cell office:value-type="string" calcext:value-type="string">
            <text:p>Stones</text:p>
          </table:table-cell>
          <table:table-cell office:value-type="date" office:date-value="2022-09-24T12:30:00" calcext:value-type="date">
            <text:p>2022-09-24 12:30:00</text:p>
          </table:table-cell>
          <table:table-cell office:value-type="date" office:date-value="2022-09-24T14:00:36" calcext:value-type="date">
            <text:p>2022-09-24 14:00: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e756a29-3346-449e-9103-be0d6fe2c65b</text:p>
          </table:table-cell>
          <table:table-cell office:value-type="float" office:value="25933" calcext:value-type="float">
            <text:p>25933</text:p>
          </table:table-cell>
          <table:table-cell office:value-type="string" calcext:value-type="string">
            <text:p>There Goes My Miracle</text:p>
          </table:table-cell>
          <table:table-cell office:value-type="date" office:date-value="2021-04-10T12:00:00" calcext:value-type="date">
            <text:p>2021-04-10 12:00:00</text:p>
          </table:table-cell>
          <table:table-cell office:value-type="date" office:date-value="2024-01-03T00:24:43" calcext:value-type="date">
            <text:p>2024-01-03 00:24: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fdbff34-f732-43da-9cf3-812dfc701962</text:p>
          </table:table-cell>
          <table:table-cell office:value-type="float" office:value="23736" calcext:value-type="float">
            <text:p>23736</text:p>
          </table:table-cell>
          <table:table-cell office:value-type="string" calcext:value-type="string">
            <text:p>Hello Sunshine</text:p>
          </table:table-cell>
          <table:table-cell office:value-type="date" office:date-value="2021-01-01T13:00:00" calcext:value-type="date">
            <text:p>2021-01-01 13:00:00</text:p>
          </table:table-cell>
          <table:table-cell office:value-type="date" office:date-value="2023-01-03T01:04:45" calcext:value-type="date">
            <text:p>2023-01-03 01:04: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7de1224-753d-49ae-99c4-0c71b6c5600e</text:p>
          </table:table-cell>
          <table:table-cell office:value-type="float" office:value="21118" calcext:value-type="float">
            <text:p>21118</text:p>
          </table:table-cell>
          <table:table-cell office:value-type="string" calcext:value-type="string">
            <text:p>Moonlight Motel</text:p>
          </table:table-cell>
          <table:table-cell office:value-type="date" office:date-value="2020-09-30T12:00:00" calcext:value-type="date">
            <text:p>2020-09-30 12:00:00</text:p>
          </table:table-cell>
          <table:table-cell office:value-type="date" office:date-value="2023-01-02T01:54:26" calcext:value-type="date">
            <text:p>2023-01-02 01:54:26</text:p>
          </table:table-cell>
          <table:table-cell/>
        </table:table-row>
      </table:table>
      <table:table table:name="letter" table:style-name="ta1"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ccbfeed-4e07-4a1f-a528-e1450556c89e</text:p>
          </table:table-cell>
          <table:table-cell table:style-name="ce2" office:value-type="float" office:value="44060" calcext:value-type="float">
            <text:p>44060</text:p>
          </table:table-cell>
          <table:table-cell table:style-name="ce2" office:value-type="string" calcext:value-type="string">
            <text:p>INTRODUCTION</text:p>
          </table:table-cell>
          <table:table-cell table:style-name="ce21" office:value-type="date" office:date-value="2017-01-01T19:00:00" calcext:value-type="date">
            <text:p>2017-01-01 19:00:00</text:p>
          </table:table-cell>
          <table:table-cell table:style-name="ce21" office:value-type="date" office:date-value="2025-12-26T20:32:15" calcext:value-type="date">
            <text:p>2025-12-26 20:32:15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265e5d-387e-475e-add6-baf70b4f547e</text:p>
          </table:table-cell>
          <table:table-cell office:value-type="float" office:value="27150" calcext:value-type="float">
            <text:p>27150</text:p>
          </table:table-cell>
          <table:table-cell office:value-type="string" calcext:value-type="string">
            <text:p>One Minute You're Here</text:p>
          </table:table-cell>
          <table:table-cell office:value-type="date" office:date-value="2021-05-30T12:00:00" calcext:value-type="date">
            <text:p>2021-05-30 12:00:00</text:p>
          </table:table-cell>
          <table:table-cell office:value-type="date" office:date-value="2024-01-03T01:12:16" calcext:value-type="date">
            <text:p>2024-01-03 01:12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66f39f1-3c9d-45c2-8d86-1bcb6e15eea0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Letter to You</text:p>
          </table:table-cell>
          <table:table-cell office:value-type="date" office:date-value="2021-01-05T13:00:00" calcext:value-type="date">
            <text:p>2021-01-05 13:00:00</text:p>
          </table:table-cell>
          <table:table-cell office:value-type="date" office:date-value="2024-01-02T22:26:15" calcext:value-type="date">
            <text:p>2024-01-02 22:26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6ece24-9a3c-4b19-a5a0-8e53a0c7f155</text:p>
          </table:table-cell>
          <table:table-cell office:value-type="float" office:value="30561" calcext:value-type="float">
            <text:p>30561</text:p>
          </table:table-cell>
          <table:table-cell office:value-type="string" calcext:value-type="string">
            <text:p>Burnin' Train</text:p>
          </table:table-cell>
          <table:table-cell office:value-type="date" office:date-value="2022-01-14T13:00:00" calcext:value-type="date">
            <text:p>2022-01-14 13:00:00</text:p>
          </table:table-cell>
          <table:table-cell office:value-type="date" office:date-value="2024-01-03T14:19:30" calcext:value-type="date">
            <text:p>2024-01-03 14:19: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4ab0a15-bd78-4569-9eed-ae7947f731a1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Janey Needs a Shooter</text:p>
          </table:table-cell>
          <table:table-cell office:value-type="date" office:date-value="2020-07-27T12:02:00" calcext:value-type="date">
            <text:p>2020-07-27 12:02:00</text:p>
          </table:table-cell>
          <table:table-cell office:value-type="date" office:date-value="2024-07-06T13:01:41" calcext:value-type="date">
            <text:p>2024-07-06 13:01: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d97744-9710-4bf2-9c9b-dac344a8c043</text:p>
          </table:table-cell>
          <table:table-cell office:value-type="float" office:value="38925" calcext:value-type="float">
            <text:p>38925</text:p>
          </table:table-cell>
          <table:table-cell office:value-type="string" calcext:value-type="string">
            <text:p>Last Man Standing</text:p>
          </table:table-cell>
          <table:table-cell office:value-type="date" office:date-value="2022-11-19T13:00:00" calcext:value-type="date">
            <text:p>2022-11-19 13:00:00</text:p>
          </table:table-cell>
          <table:table-cell office:value-type="date" office:date-value="2024-01-04T00:22:10" calcext:value-type="date">
            <text:p>2024-01-04 00:22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6f161e0-3ff9-4436-b588-2b283068e482</text:p>
          </table:table-cell>
          <table:table-cell office:value-type="float" office:value="29628" calcext:value-type="float">
            <text:p>29628</text:p>
          </table:table-cell>
          <table:table-cell office:value-type="string" calcext:value-type="string">
            <text:p>The Power of Prayer</text:p>
          </table:table-cell>
          <table:table-cell office:value-type="date" office:date-value="2021-09-29T12:00:00" calcext:value-type="date">
            <text:p>2021-09-29 12:00:00</text:p>
          </table:table-cell>
          <table:table-cell office:value-type="date" office:date-value="2024-01-03T03:33:35" calcext:value-type="date">
            <text:p>2024-01-03 03:33: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5dbcbc-4401-463d-8da2-a1919eb78801</text:p>
          </table:table-cell>
          <table:table-cell office:value-type="float" office:value="24642" calcext:value-type="float">
            <text:p>24642</text:p>
          </table:table-cell>
          <table:table-cell office:value-type="string" calcext:value-type="string">
            <text:p>House of a Thousand Guitars</text:p>
          </table:table-cell>
          <table:table-cell office:value-type="date" office:date-value="2021-04-23T12:00:00" calcext:value-type="date">
            <text:p>2021-04-23 12:00:00</text:p>
          </table:table-cell>
          <table:table-cell office:value-type="date" office:date-value="2024-01-03T00:29:47" calcext:value-type="date">
            <text:p>2024-01-03 00:29: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5c87a1-ec9b-42e3-949c-b186d8da36c3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Rainmaker</text:p>
          </table:table-cell>
          <table:table-cell office:value-type="date" office:date-value="2021-02-12T13:00:00" calcext:value-type="date">
            <text:p>2021-02-12 13:00:00</text:p>
          </table:table-cell>
          <table:table-cell office:value-type="date" office:date-value="2024-01-03T00:07:40" calcext:value-type="date">
            <text:p>2024-01-03 00:07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9a5ac7-d157-4a3e-b373-50d5ffec2e28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If I Was the Priest</text:p>
          </table:table-cell>
          <table:table-cell office:value-type="date" office:date-value="2018-12-28T08:10:40" calcext:value-type="date">
            <text:p>2018-12-28 08:10:40</text:p>
          </table:table-cell>
          <table:table-cell office:value-type="date" office:date-value="2024-01-02T00:21:44" calcext:value-type="date">
            <text:p>2024-01-02 00:21: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a1ae06b-8412-4e63-97e3-919714bbc6c8</text:p>
          </table:table-cell>
          <table:table-cell office:value-type="float" office:value="41196" calcext:value-type="float">
            <text:p>41196</text:p>
          </table:table-cell>
          <table:table-cell office:value-type="string" calcext:value-type="string">
            <text:p>Ghosts</text:p>
          </table:table-cell>
          <table:table-cell office:value-type="date" office:date-value="2023-07-06T12:00:00" calcext:value-type="date">
            <text:p>2023-07-06 12:00:00</text:p>
          </table:table-cell>
          <table:table-cell office:value-type="date" office:date-value="2024-01-04T00:38:58" calcext:value-type="date">
            <text:p>2024-01-04 00:38: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a761b2-68db-4c1d-ab1f-e4a665836bc7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Song for Orphans</text:p>
          </table:table-cell>
          <table:table-cell office:value-type="date" office:date-value="2019-04-10T12:00:00" calcext:value-type="date">
            <text:p>2019-04-10 12:00:00</text:p>
          </table:table-cell>
          <table:table-cell office:value-type="date" office:date-value="2024-01-02T02:15:10" calcext:value-type="date">
            <text:p>2024-01-02 02:15: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2fcf345-f95a-4559-8122-f588d02e734f</text:p>
          </table:table-cell>
          <table:table-cell office:value-type="float" office:value="30860" calcext:value-type="float">
            <text:p>30860</text:p>
          </table:table-cell>
          <table:table-cell office:value-type="string" calcext:value-type="string">
            <text:p>I'll See You in My Dreams</text:p>
          </table:table-cell>
          <table:table-cell office:value-type="date" office:date-value="2021-11-26T12:45:00" calcext:value-type="date">
            <text:p>2021-11-26 12:45:00</text:p>
          </table:table-cell>
          <table:table-cell office:value-type="date" office:date-value="2021-11-26T13:05:31" calcext:value-type="date">
            <text:p>2021-11-26 13:05:31</text:p>
          </table:table-cell>
          <table:table-cell/>
        </table:table-row>
      </table:table>
      <table:table table:name="only the strong survive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7bc28b-1a69-4abc-97d9-b17a23fd1813</text:p>
          </table:table-cell>
          <table:table-cell office:value-type="float" office:value="41197" calcext:value-type="float">
            <text:p>41197</text:p>
          </table:table-cell>
          <table:table-cell office:value-type="string" calcext:value-type="string">
            <text:p>Soul Days</text:p>
          </table:table-cell>
          <table:table-cell office:value-type="date" office:date-value="2023-01-25T13:30:00" calcext:value-type="date">
            <text:p>2023-01-25 13:30:00</text:p>
          </table:table-cell>
          <table:table-cell office:value-type="date" office:date-value="2023-01-25T03:24:01" calcext:value-type="date">
            <text:p>2023-01-25 03:24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3d250f3-5e8b-4993-b03c-cf6f35cf8f15</text:p>
          </table:table-cell>
          <table:table-cell office:value-type="float" office:value="40755" calcext:value-type="float">
            <text:p>40755</text:p>
          </table:table-cell>
          <table:table-cell office:value-type="string" calcext:value-type="string">
            <text:p>The Sun Ain't Gonna Shine Anymore</text:p>
          </table:table-cell>
          <table:table-cell office:value-type="date" office:date-value="2023-01-10T13:00:00" calcext:value-type="date">
            <text:p>2023-01-10 13:00:00</text:p>
          </table:table-cell>
          <table:table-cell office:value-type="date" office:date-value="2023-01-10T12:43:46" calcext:value-type="date">
            <text:p>2023-01-10 12:43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7c080a8-ef55-417f-8308-4929d44e28a1</text:p>
          </table:table-cell>
          <table:table-cell office:value-type="float" office:value="52381" calcext:value-type="float">
            <text:p>52381</text:p>
          </table:table-cell>
          <table:table-cell office:value-type="string" calcext:value-type="string">
            <text:p>Turn Back the Hands of Time</text:p>
          </table:table-cell>
          <table:table-cell office:value-type="date" office:date-value="2024-07-04T12:00:00" calcext:value-type="date">
            <text:p>2024-07-04 12:00:00</text:p>
          </table:table-cell>
          <table:table-cell office:value-type="date" office:date-value="2024-07-04T16:30:11" calcext:value-type="date">
            <text:p>2024-07-04 16:30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1196c3d-6b6c-40c9-bbf7-547ac74c09f2</text:p>
          </table:table-cell>
          <table:table-cell office:value-type="float" office:value="39396" calcext:value-type="float">
            <text:p>39396</text:p>
          </table:table-cell>
          <table:table-cell office:value-type="string" calcext:value-type="string">
            <text:p>When She Was My Girl</text:p>
          </table:table-cell>
          <table:table-cell office:value-type="date" office:date-value="2022-11-23T13:15:00" calcext:value-type="date">
            <text:p>2022-11-23 13:15:00</text:p>
          </table:table-cell>
          <table:table-cell office:value-type="date" office:date-value="2022-11-23T16:21:47" calcext:value-type="date">
            <text:p>2022-11-23 16:21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6b4ec1-f074-4542-9417-dea0f01aea5d</text:p>
          </table:table-cell>
          <table:table-cell office:value-type="float" office:value="44059" calcext:value-type="float">
            <text:p>44059</text:p>
          </table:table-cell>
          <table:table-cell office:value-type="string" calcext:value-type="string">
            <text:p>Hey, Western Union Man</text:p>
          </table:table-cell>
          <table:table-cell office:value-type="date" office:date-value="2023-07-08T12:00:00" calcext:value-type="date">
            <text:p>2023-07-08 12:00:00</text:p>
          </table:table-cell>
          <table:table-cell office:value-type="date" office:date-value="2023-10-16T00:31:45" calcext:value-type="date">
            <text:p>2023-10-16 00:31: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60171e0-4c00-4e4e-ab23-ac837fbfc419</text:p>
          </table:table-cell>
          <table:table-cell office:value-type="float" office:value="45724" calcext:value-type="float">
            <text:p>45724</text:p>
          </table:table-cell>
          <table:table-cell office:value-type="string" calcext:value-type="string">
            <text:p>I Wish It Would Rain</text:p>
          </table:table-cell>
          <table:table-cell office:value-type="date" office:date-value="2023-10-16T14:00:00" calcext:value-type="date">
            <text:p>2023-10-16 14:00:00</text:p>
          </table:table-cell>
          <table:table-cell office:value-type="date" office:date-value="2023-10-16T16:06:53" calcext:value-type="date">
            <text:p>2023-10-16 16:06: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b548e51-adff-4606-b436-6919b5c96cf9</text:p>
          </table:table-cell>
          <table:table-cell office:value-type="float" office:value="41557" calcext:value-type="float">
            <text:p>41557</text:p>
          </table:table-cell>
          <table:table-cell office:value-type="string" calcext:value-type="string">
            <text:p>Don't Play That Song (You Lied)</text:p>
          </table:table-cell>
          <table:table-cell office:value-type="date" office:date-value="2023-02-12T13:00:00" calcext:value-type="date">
            <text:p>2023-02-12 13:00:00</text:p>
          </table:table-cell>
          <table:table-cell office:value-type="date" office:date-value="2024-01-04T00:31:45" calcext:value-type="date">
            <text:p>2024-01-04 00:31: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3a5491a-9646-4494-b132-6439fece65ee</text:p>
          </table:table-cell>
          <table:table-cell office:value-type="float" office:value="47227" calcext:value-type="float">
            <text:p>47227</text:p>
          </table:table-cell>
          <table:table-cell office:value-type="string" calcext:value-type="string">
            <text:p>Any Other Way</text:p>
          </table:table-cell>
          <table:table-cell office:value-type="date" office:date-value="2023-12-28T14:00:00" calcext:value-type="date">
            <text:p>2023-12-28 14:00:00</text:p>
          </table:table-cell>
          <table:table-cell office:value-type="date" office:date-value="2023-12-28T14:31:05" calcext:value-type="date">
            <text:p>2023-12-28 14:31: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e7ad7e-e070-4814-97aa-78a4f5008888</text:p>
          </table:table-cell>
          <table:table-cell office:value-type="float" office:value="39250" calcext:value-type="float">
            <text:p>39250</text:p>
          </table:table-cell>
          <table:table-cell office:value-type="string" calcext:value-type="string">
            <text:p>I Forgot to Be Your Lover</text:p>
          </table:table-cell>
          <table:table-cell office:value-type="date" office:date-value="2022-11-12T13:15:00" calcext:value-type="date">
            <text:p>2022-11-12 13:15:00</text:p>
          </table:table-cell>
          <table:table-cell office:value-type="date" office:date-value="2022-11-12T13:57:33" calcext:value-type="date">
            <text:p>2022-11-12 13:57: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9b9f9a9-e94b-4618-b579-a8af21150766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What Becomes of the Brokenhearted</text:p>
          </table:table-cell>
          <table:table-cell office:value-type="date" office:date-value="2022-12-09T12:16:00" calcext:value-type="date">
            <text:p>2022-12-09 12:16:00</text:p>
          </table:table-cell>
          <table:table-cell office:value-type="date" office:date-value="2022-12-15T16:05:32" calcext:value-type="date">
            <text:p>2022-12-15 16:05:32</text:p>
          </table:table-cell>
          <table:table-cell/>
        </table:table-row>
      </table:table>
      <table:named-expressions/>
      <table:database-ranges>
        <table:database-range table:name="__Anonymous_Sheet_DB__0" table:target-range-address="'master song list'.A1:'master song list'.XFD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early years'.A66:'early years'.XFD97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greetings.A13:greetings.XFD33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wild-innocent'.B8:'wild-innocent'.G23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darkness.D13:darkness.D36">
          <table:sort>
            <table:sort-by table:field-number="0" table:data-type="automatic"/>
          </table:sort>
        </table:database-range>
        <table:database-range table:name="__Anonymous_Sheet_DB__7" table:target-range-address="nebraska.A1:nebraska.XFD1048576">
          <table:sort>
            <table:sort-by table:field-number="0" table:data-type="automatic"/>
          </table:sort>
        </table:database-range>
        <table:database-range table:name="__Anonymous_Sheet_DB__8" table:target-range-address="bitusa.A1:bitusa.XFD1048576">
          <table:sort>
            <table:sort-by table:field-number="0" table:data-type="automatic"/>
          </table:sort>
        </table:database-range>
        <table:database-range table:name="__Anonymous_Sheet_DB__9" table:target-range-address="'7585'.A1:'7585'.XFD1048576">
          <table:sort>
            <table:sort-by table:field-number="0" table:data-type="automatic"/>
          </table:sort>
        </table:database-range>
        <table:database-range table:name="__Anonymous_Sheet_DB__10" table:target-range-address="tunnel.A1:tunnel.XFD1048576">
          <table:sort>
            <table:sort-by table:field-number="0" table:data-type="automatic"/>
          </table:sort>
        </table:database-range>
        <table:database-range table:name="__Anonymous_Sheet_DB__17" table:target-range-address="tracks.A1:tracks.XFD1048576">
          <table:sort>
            <table:sort-by table:field-number="0" table:data-type="automatic"/>
          </table:sort>
        </table:database-range>
        <table:database-range table:name="__Anonymous_Sheet_DB__18" table:target-range-address="rising.A1:rising.G14">
          <table:sort>
            <table:sort-by table:field-number="0" table:data-type="automatic"/>
          </table:sort>
        </table:database-range>
        <table:database-range table:name="__Anonymous_Sheet_DB__19" table:target-range-address="essential.A1:essential.XFD1048576">
          <table:sort>
            <table:sort-by table:field-number="0" table:data-type="automatic"/>
          </table:sort>
        </table:database-range>
        <table:database-range table:name="__Anonymous_Sheet_DB__24" table:target-range-address="'the promise'.A1:'the promise'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4:14:53.99001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1:36:59.050000000</meta:creation-date>
    <dc:date>2026-01-10T17:26:58.660461900</dc:date>
    <meta:editing-duration>PT11H33M29S</meta:editing-duration>
    <meta:editing-cycles>105</meta:editing-cycles>
    <meta:generator>LibreOffice/25.8.3.2$Windows_X86_64 LibreOffice_project/8ca8d55c161d602844f5428fa4b58097424e324e</meta:generator>
    <meta:document-statistic meta:table-count="31" meta:cell-count="3530" meta:object-count="0"/>
  </office:meta>
</office:document-meta>
</file>